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030000000106512381F7E38F6CC.png" manifest:media-type="image/png"/>
  <manifest:file-entry manifest:full-path="Pictures/1000000100000030000000103F784BCDBB448224.png" manifest:media-type="image/png"/>
  <manifest:file-entry manifest:full-path="Pictures/100000010000003000000010A2E29FCE699451AD.png" manifest:media-type="image/png"/>
  <manifest:file-entry manifest:full-path="Pictures/100000010000003000000010F690836CFAF23A79.png" manifest:media-type="image/png"/>
  <manifest:file-entry manifest:full-path="Pictures/10000001000000300000001077B929A63807238C.png" manifest:media-type="image/png"/>
  <manifest:file-entry manifest:full-path="Pictures/100000010000003000000010F46D2904A80BFCE5.png" manifest:media-type="image/png"/>
  <manifest:file-entry manifest:full-path="Pictures/100000010000003000000010AD5591CCBF8A782F.png" manifest:media-type="image/png"/>
  <manifest:file-entry manifest:full-path="Pictures/100000010000003000000010A7EEDE0A30DF7AB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517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3.166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1.034cm"/>
    </style:style>
    <style:style style:name="co10" style:family="table-column">
      <style:table-column-properties fo:break-before="auto" style:column-width="0.489cm"/>
    </style:style>
    <style:style style:name="co11" style:family="table-column">
      <style:table-column-properties fo:break-before="auto" style:column-width="0.979cm"/>
    </style:style>
    <style:style style:name="co12" style:family="table-column">
      <style:table-column-properties fo:break-before="auto" style:column-width="3.44cm"/>
    </style:style>
    <style:style style:name="co13" style:family="table-column">
      <style:table-column-properties fo:break-before="auto" style:column-width="1.348cm"/>
    </style:style>
    <style:style style:name="co14" style:family="table-column">
      <style:table-column-properties fo:break-before="auto" style:column-width="1.346cm"/>
    </style:style>
    <style:style style:name="co15" style:family="table-column">
      <style:table-column-properties fo:break-before="auto" style:column-width="0.407cm"/>
    </style:style>
    <style:style style:name="co16" style:family="table-column">
      <style:table-column-properties fo:break-before="auto" style:column-width="0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39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40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#ffff00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e994"/>
      <style:text-properties fo:font-weight="bold" style:font-weight-asian="bold" style:font-weight-complex="bold"/>
    </style:style>
    <style:style style:name="ce47" style:family="table-cell" style:parent-style-name="Default" style:data-style-name="N2"/>
    <style:style style:name="ce48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9" style:family="table-cell" style:parent-style-name="Default">
      <style:table-cell-properties fo:border-bottom="none" fo:border-left="0.74pt solid #000000" fo:border-right="0.74pt solid #000000" fo:border-top="none"/>
    </style:style>
    <style:style style:name="ce5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1" style:family="table-cell" style:parent-style-name="Default">
      <style:table-cell-properties fo:background-color="#158466"/>
      <style:text-properties fo:color="#ffffff" fo:font-weight="bold" style:font-weight-asian="bold" style:font-weight-complex="bold"/>
    </style:style>
    <style:style style:name="ce52" style:family="table-cell" style:parent-style-name="Default">
      <style:table-cell-properties fo:background-color="#158466"/>
    </style:style>
    <style:style style:name="ce53" style:family="table-cell" style:parent-style-name="Default">
      <style:table-cell-properties fo:background-color="#ff0000"/>
      <style:text-properties fo:color="#ffffff" fo:font-weight="bold" style:font-weight-asian="bold" style:font-weight-complex="bold"/>
    </style:style>
    <style:style style:name="ce54" style:family="table-cell" style:parent-style-name="Default">
      <style:table-cell-properties fo:background-color="#ff0000"/>
      <style:text-properties fo:color="#ffffff"/>
    </style:style>
    <style:style style:name="ce35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3"/>
    <style:style style:name="ce37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2" style:family="table-cell" style:parent-style-name="Default">
      <style:table-cell-properties fo:border-bottom="0.74pt solid #000000" fo:border-left="none" fo:border-right="none" fo:border-top="0.74pt solid #000000"/>
    </style:style>
    <style:style style:name="ce2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  <style:style style:name="ce29" style:family="table-cell" style:parent-style-name="Default">
      <style:text-properties fo:font-size="8pt" style:font-size-asian="8pt" style:font-size-complex="8pt"/>
    </style:style>
    <style:style style:name="ce30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31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32" style:family="table-cell" style:parent-style-name="Default">
      <style:table-cell-properties fo:background-color="#77bc65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se 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ce42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38" office:value-type="string" calcext:value-type="string">
            <text:p>Position in Consist</text:p>
          </table:table-cell>
          <table:table-cell table:style-name="ce38" office:value-type="string" calcext:value-type="string">
            <text:p>16 Car </text:p>
          </table:table-cell>
          <table:table-cell table:style-name="ce38"/>
          <table:table-cell table:style-name="ce38" office:value-type="string" calcext:value-type="string">
            <text:p>Sprite Length</text:p>
          </table:table-cell>
          <table:table-cell table:style-name="ce38" office:value-type="string" calcext:value-type="string">
            <text:p>Cum Sprite Length</text:p>
          </table:table-cell>
          <table:table-cell/>
          <table:table-cell table:style-name="ce38" office:value-type="string" calcext:value-type="string">
            <text:p>12 Car</text:p>
          </table:table-cell>
          <table:table-cell office:value-type="string" calcext:value-type="string">
            <text:p>Sprite Length</text:p>
          </table:table-cell>
          <table:table-cell/>
          <table:table-cell table:style-name="ce38" office:value-type="string" calcext:value-type="string">
            <text:p>10 Car</text:p>
          </table:table-cell>
          <table:table-cell office:value-type="string" calcext:value-type="string">
            <text:p>Sprite Length</text:p>
          </table:table-cell>
          <table:table-cell/>
          <table:table-cell table:style-name="ce38" office:value-type="string" calcext:value-type="string">
            <text:p>8 Car</text:p>
          </table:table-cell>
          <table:table-cell office:value-type="string" calcext:value-type="string">
            <text:p>Sprite Length</text:p>
          </table:table-cell>
          <table:table-cell/>
          <table:table-cell table:style-name="ce38" office:value-type="string" calcext:value-type="string">
            <text:p>6 Car</text:p>
          </table:table-cell>
          <table:table-cell office:value-type="string" calcext:value-type="string">
            <text:p>Sprite Length</text:p>
          </table:table-cell>
          <table:table-cell/>
          <table:table-cell table:style-name="ce38" office:value-type="string" calcext:value-type="string">
            <text:p>4 Car</text:p>
          </table:table-cell>
          <table:table-cell office:value-type="string" calcext:value-type="string">
            <text:p>Sprite Length</text:p>
          </table:table-cell>
        </table:table-row>
        <table:table-row table:style-name="ro1"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2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38" office:value-type="float" office:value="1" calcext:value-type="float">
            <text:p>1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3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])" office:value-type="float" office:value="2" calcext:value-type="float">
            <text:p>2</text:p>
          </table:table-cell>
        </table:table-row>
        <table:table-row table:style-name="ro1"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4])" office:value-type="float" office:value="12" calcext:value-type="float">
            <text:p>12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4])" office:value-type="float" office:value="10" calcext:value-type="float">
            <text:p>10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4])" office:value-type="float" office:value="10" calcext:value-type="float">
            <text:p>10</text:p>
          </table:table-cell>
          <table:table-cell/>
          <table:table-cell table:style-name="ce44" office:value-type="float" office:value="7" calcext:value-type="float">
            <text:p>7</text:p>
          </table:table-cell>
          <table:table-cell table:style-name="ce38" table:formula="of:=SUM([.M$2:.M4])" office:value-type="float" office:value="9" calcext:value-type="float">
            <text:p>9</text:p>
          </table:table-cell>
          <table:table-cell/>
          <table:table-cell table:style-name="ce44" office:value-type="float" office:value="5" calcext:value-type="float">
            <text:p>5</text:p>
          </table:table-cell>
          <table:table-cell table:style-name="ce38" table:formula="of:=SUM([.P$2:.P4])" office:value-type="float" office:value="7" calcext:value-type="float">
            <text:p>7</text:p>
          </table:table-cell>
          <table:table-cell/>
          <table:table-cell table:style-name="ce44" office:value-type="float" office:value="1" calcext:value-type="float">
            <text:p>1</text:p>
          </table:table-cell>
          <table:table-cell table:style-name="ce38" table:formula="of:=SUM([.S$2:.S4])" office:value-type="float" office:value="3" calcext:value-type="float">
            <text:p>3</text:p>
          </table:table-cell>
        </table:table-row>
        <table:table-row table:style-name="ro1">
          <table:table-cell table:style-name="ce38" office:value-type="float" office:value="3" calcext:value-type="float">
            <text:p>3</text:p>
          </table:table-cell>
          <table:table-cell table:style-name="ce38" table:formula="of:=[.B2]+1" office:value-type="float" office:value="2" calcext:value-type="float">
            <text:p>2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5])"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5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5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5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5]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5])" office:value-type="float" office:value="4" calcext:value-type="float">
            <text:p>4</text:p>
          </table:table-cell>
        </table:table-row>
        <table:table-row table:style-name="ro1">
          <table:table-cell table:style-name="ce38" office:value-type="float" office:value="4" calcext:value-type="float">
            <text:p>4</text:p>
          </table:table-cell>
          <table:table-cell table:style-name="ce38" table:formula="of:=[.B3]+1" office:value-type="float" office:value="2" calcext:value-type="float">
            <text:p>2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6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6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6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6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6]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6])" office:value-type="float" office:value="5" calcext:value-type="float">
            <text:p>5</text:p>
          </table:table-cell>
        </table:table-row>
        <table:table-row table:style-name="ro1">
          <table:table-cell table:style-name="ce38" office:value-type="float" office:value="5" calcext:value-type="float">
            <text:p>5</text:p>
          </table:table-cell>
          <table:table-cell table:style-name="ce38" table:formula="of:=[.B4]+1" office:value-type="float" office:value="2" calcext:value-type="float">
            <text:p>2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7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7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7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7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7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7])" office:value-type="float" office:value="6" calcext:value-type="float">
            <text:p>6</text:p>
          </table:table-cell>
        </table:table-row>
        <table:table-row table:style-name="ro1">
          <table:table-cell table:style-name="ce38" office:value-type="float" office:value="6" calcext:value-type="float">
            <text:p>6</text:p>
          </table:table-cell>
          <table:table-cell table:style-name="ce38" table:formula="of:=[.B5]+1" office:value-type="float" office:value="3" calcext:value-type="float">
            <text:p>3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8])" office:value-type="float" office:value="26" calcext:value-type="float">
            <text:p>26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8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8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8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8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8])" office:value-type="float" office:value="7" calcext:value-type="float">
            <text:p>7</text:p>
          </table:table-cell>
        </table:table-row>
        <table:table-row table:style-name="ro1">
          <table:table-cell table:style-name="ce38" office:value-type="float" office:value="7" calcext:value-type="float">
            <text:p>7</text:p>
          </table:table-cell>
          <table:table-cell table:style-name="ce38" table:formula="of:=[.B6]+1" office:value-type="float" office:value="3" calcext:value-type="float">
            <text:p>3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9])" office:value-type="float" office:value="34" calcext:value-type="float">
            <text:p>34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9])" office:value-type="float" office:value="24" calcext:value-type="float">
            <text:p>24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9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9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9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9])" office:value-type="float" office:value="8" calcext:value-type="float">
            <text:p>8</text:p>
          </table:table-cell>
        </table:table-row>
        <table:table-row table:style-name="ro1">
          <table:table-cell table:style-name="ce38" office:value-type="float" office:value="8" calcext:value-type="float">
            <text:p>8</text:p>
          </table:table-cell>
          <table:table-cell table:style-name="ce38" table:formula="of:=[.B7]+1" office:value-type="float" office:value="3" calcext:value-type="float">
            <text:p>3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10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10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10])" office:value-type="float" office:value="23" calcext:value-type="float">
            <text:p>23</text:p>
          </table:table-cell>
          <table:table-cell/>
          <table:table-cell table:style-name="ce44" office:value-type="float" office:value="7" calcext:value-type="float">
            <text:p>7</text:p>
          </table:table-cell>
          <table:table-cell table:style-name="ce38" table:formula="of:=SUM([.M$2:.M10]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0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0])" office:value-type="float" office:value="9" calcext:value-type="float">
            <text:p>9</text:p>
          </table:table-cell>
        </table:table-row>
        <table:table-row table:style-name="ro1">
          <table:table-cell table:style-name="ce38" office:value-type="float" office:value="9" calcext:value-type="float">
            <text:p>9</text:p>
          </table:table-cell>
          <table:table-cell table:style-name="ce38" table:formula="of:=[.B8]+1" office:value-type="float" office:value="4" calcext:value-type="float">
            <text:p>4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11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11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11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11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1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1])" office:value-type="float" office:value="10" calcext:value-type="float">
            <text:p>10</text:p>
          </table:table-cell>
        </table:table-row>
        <table:table-row table:style-name="ro1">
          <table:table-cell table:style-name="ce38" office:value-type="float" office:value="10" calcext:value-type="float">
            <text:p>10</text:p>
          </table:table-cell>
          <table:table-cell table:style-name="ce38" table:formula="of:=[.B9]+1" office:value-type="float" office:value="4" calcext:value-type="float">
            <text:p>4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12])" office:value-type="float" office:value="46" calcext:value-type="float">
            <text:p>46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12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12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12])" office:value-type="float" office:value="23" calcext:value-type="float">
            <text:p>23</text:p>
          </table:table-cell>
          <table:table-cell/>
          <table:table-cell table:style-name="ce44" office:value-type="float" office:value="5" calcext:value-type="float">
            <text:p>5</text:p>
          </table:table-cell>
          <table:table-cell table:style-name="ce38" table:formula="of:=SUM([.P$2:.P12])"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2])" office:value-type="float" office:value="11" calcext:value-type="float">
            <text:p>11</text:p>
          </table:table-cell>
        </table:table-row>
        <table:table-row table:style-name="ro1">
          <table:table-cell table:style-name="ce38" office:value-type="float" office:value="11" calcext:value-type="float">
            <text:p>11</text:p>
          </table:table-cell>
          <table:table-cell table:style-name="ce38" table:formula="of:=[.B10]+1" office:value-type="float" office:value="4" calcext:value-type="float">
            <text:p>4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13])" office:value-type="float" office:value="48" calcext:value-type="float">
            <text:p>48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13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13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13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3])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3])" office:value-type="float" office:value="12" calcext:value-type="float">
            <text:p>12</text:p>
          </table:table-cell>
        </table:table-row>
        <table:table-row table:style-name="ro1">
          <table:table-cell table:style-name="ce38" office:value-type="float" office:value="12" calcext:value-type="float">
            <text:p>12</text:p>
          </table:table-cell>
          <table:table-cell table:style-name="ce38" table:formula="of:=[.B11]+1" office:value-type="float" office:value="5" calcext:value-type="float">
            <text:p>5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14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14])" office:value-type="float" office:value="37" calcext:value-type="float">
            <text:p>37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14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14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4]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4])" office:value-type="float" office:value="13" calcext:value-type="float">
            <text:p>13</text:p>
          </table:table-cell>
        </table:table-row>
        <table:table-row table:style-name="ro1">
          <table:table-cell table:style-name="ce38" office:value-type="float" office:value="13" calcext:value-type="float">
            <text:p>13</text:p>
          </table:table-cell>
          <table:table-cell table:style-name="ce38" table:formula="of:=[.B12]+1" office:value-type="float" office:value="5" calcext:value-type="float">
            <text:p>5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15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15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15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15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5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5])" office:value-type="float" office:value="14" calcext:value-type="float">
            <text:p>14</text:p>
          </table:table-cell>
        </table:table-row>
        <table:table-row table:style-name="ro1">
          <table:table-cell table:style-name="ce38" office:value-type="float" office:value="14" calcext:value-type="float">
            <text:p>14</text:p>
          </table:table-cell>
          <table:table-cell table:style-name="ce38" table:formula="of:=[.B13]+1" office:value-type="float" office:value="5" calcext:value-type="float">
            <text:p>5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16])" office:value-type="float" office:value="60" calcext:value-type="float">
            <text:p>60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16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16])" office:value-type="float" office:value="36" calcext:value-type="float">
            <text:p>36</text:p>
          </table:table-cell>
          <table:table-cell/>
          <table:table-cell table:style-name="ce44" office:value-type="float" office:value="7" calcext:value-type="float">
            <text:p>7</text:p>
          </table:table-cell>
          <table:table-cell table:style-name="ce38" table:formula="of:=SUM([.M$2:.M16])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6])" office:value-type="float" office:value="23" calcext:value-type="float">
            <text:p>23</text:p>
          </table:table-cell>
          <table:table-cell/>
          <table:table-cell table:style-name="ce44" office:value-type="float" office:value="1" calcext:value-type="float">
            <text:p>1</text:p>
          </table:table-cell>
          <table:table-cell table:style-name="ce38" table:formula="of:=SUM([.S$2:.S16])" office:value-type="float" office:value="15" calcext:value-type="float">
            <text:p>15</text:p>
          </table:table-cell>
        </table:table-row>
        <table:table-row table:style-name="ro1">
          <table:table-cell table:style-name="ce38" office:value-type="float" office:value="15" calcext:value-type="float">
            <text:p>15</text:p>
          </table:table-cell>
          <table:table-cell table:style-name="ce38" table:formula="of:=[.B14]+1" office:value-type="float" office:value="6" calcext:value-type="float">
            <text:p>6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17])"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17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17])"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17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7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7])" office:value-type="float" office:value="16" calcext:value-type="float">
            <text:p>16</text:p>
          </table:table-cell>
        </table:table-row>
        <table:table-row table:style-name="ro1">
          <table:table-cell table:style-name="ce38" office:value-type="float" office:value="16" calcext:value-type="float">
            <text:p>16</text:p>
          </table:table-cell>
          <table:table-cell table:style-name="ce38" table:formula="of:=[.B15]+1" office:value-type="float" office:value="6" calcext:value-type="float">
            <text:p>6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18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18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18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18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8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8])" office:value-type="float" office:value="17" calcext:value-type="float">
            <text:p>17</text:p>
          </table:table-cell>
        </table:table-row>
        <table:table-row table:style-name="ro1">
          <table:table-cell table:style-name="ce38" office:value-type="float" office:value="17" calcext:value-type="float">
            <text:p>17</text:p>
          </table:table-cell>
          <table:table-cell table:style-name="ce38" table:formula="of:=[.B16]+1" office:value-type="float" office:value="6" calcext:value-type="float">
            <text:p>6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19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19])" office:value-type="float" office:value="50" calcext:value-type="float">
            <text:p>50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19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19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9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9])" office:value-type="float" office:value="18" calcext:value-type="float">
            <text:p>18</text:p>
          </table:table-cell>
        </table:table-row>
        <table:table-row table:style-name="ro1">
          <table:table-cell table:style-name="ce38" office:value-type="float" office:value="18" calcext:value-type="float">
            <text:p>18</text:p>
          </table:table-cell>
          <table:table-cell table:style-name="ce38" table:formula="of:=[.B17]+1" office:value-type="float" office:value="7" calcext:value-type="float">
            <text:p>7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20])" office:value-type="float" office:value="74" calcext:value-type="float">
            <text:p>74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20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0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0])" office:value-type="float" office:value="37" calcext:value-type="float">
            <text:p>37</text:p>
          </table:table-cell>
          <table:table-cell/>
          <table:table-cell table:style-name="ce44" office:value-type="float" office:value="5" calcext:value-type="float">
            <text:p>5</text:p>
          </table:table-cell>
          <table:table-cell table:style-name="ce38" table:formula="of:=SUM([.P$2:.P20])"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0])" office:value-type="float" office:value="19" calcext:value-type="float">
            <text:p>19</text:p>
          </table:table-cell>
        </table:table-row>
        <table:table-row table:style-name="ro1">
          <table:table-cell table:style-name="ce38" office:value-type="float" office:value="19" calcext:value-type="float">
            <text:p>19</text:p>
          </table:table-cell>
          <table:table-cell table:style-name="ce38" table:formula="of:=[.B18]+1" office:value-type="float" office:value="7" calcext:value-type="float">
            <text:p>7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21])" office:value-type="float" office:value="82" calcext:value-type="float">
            <text:p>82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2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1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1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1])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1])" office:value-type="float" office:value="20" calcext:value-type="float">
            <text:p>20</text:p>
          </table:table-cell>
        </table:table-row>
        <table:table-row table:style-name="ro1">
          <table:table-cell table:style-name="ce38" office:value-type="float" office:value="20" calcext:value-type="float">
            <text:p>20</text:p>
          </table:table-cell>
          <table:table-cell table:style-name="ce38" table:formula="of:=[.B19]+1" office:value-type="float" office:value="7" calcext:value-type="float">
            <text:p>7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22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2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2])" office:value-type="float" office:value="49" calcext:value-type="float">
            <text:p>49</text:p>
          </table:table-cell>
          <table:table-cell/>
          <table:table-cell table:style-name="ce44" office:value-type="float" office:value="7" calcext:value-type="float">
            <text:p>7</text:p>
          </table:table-cell>
          <table:table-cell table:style-name="ce38" table:formula="of:=SUM([.M$2:.M22])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2])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2])" office:value-type="float" office:value="21" calcext:value-type="float">
            <text:p>21</text:p>
          </table:table-cell>
        </table:table-row>
        <table:table-row table:style-name="ro1">
          <table:table-cell table:style-name="ce38" office:value-type="float" office:value="21" calcext:value-type="float">
            <text:p>21</text:p>
          </table:table-cell>
          <table:table-cell table:style-name="ce38" table:formula="of:=[.B20]+1" office:value-type="float" office:value="8" calcext:value-type="float">
            <text:p>8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23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2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3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3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3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3])" office:value-type="float" office:value="22" calcext:value-type="float">
            <text:p>22</text:p>
          </table:table-cell>
        </table:table-row>
        <table:table-row table:style-name="ro1">
          <table:table-cell table:style-name="ce38" office:value-type="float" office:value="22" calcext:value-type="float">
            <text:p>22</text:p>
          </table:table-cell>
          <table:table-cell table:style-name="ce38" table:formula="of:=[.B21]+1" office:value-type="float" office:value="8" calcext:value-type="float">
            <text:p>8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24])" office:value-type="float" office:value="94" calcext:value-type="float">
            <text:p>94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24])" office:value-type="float" office:value="70" calcext:value-type="float">
            <text:p>70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24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4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4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4])" office:value-type="float" office:value="23" calcext:value-type="float">
            <text:p>23</text:p>
          </table:table-cell>
        </table:table-row>
        <table:table-row table:style-name="ro1">
          <table:table-cell table:style-name="ce38" office:value-type="float" office:value="23" calcext:value-type="float">
            <text:p>23</text:p>
          </table:table-cell>
          <table:table-cell table:style-name="ce38" table:formula="of:=[.B22]+1" office:value-type="float" office:value="8" calcext:value-type="float">
            <text:p>8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25])" office:value-type="float" office:value="96" calcext:value-type="float">
            <text:p>96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25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5])"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5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5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5])" office:value-type="float" office:value="24" calcext:value-type="float">
            <text:p>24</text:p>
          </table:table-cell>
        </table:table-row>
        <table:table-row table:style-name="ro1">
          <table:table-cell table:style-name="ce38" office:value-type="float" office:value="24" calcext:value-type="float">
            <text:p>24</text:p>
          </table:table-cell>
          <table:table-cell table:style-name="ce38" table:formula="of:=[.B23]+1" office:value-type="float" office:value="9" calcext:value-type="float">
            <text:p>9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26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26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6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6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6])"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6])" office:value-type="float" office:value="25" calcext:value-type="float">
            <text:p>25</text:p>
          </table:table-cell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style-name="ce38" table:formula="of:=[.B24]+1" office:value-type="float" office:value="9" calcext:value-type="float">
            <text:p>9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27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27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7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7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7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7])" office:value-type="float" office:value="26" calcext:value-type="float">
            <text:p>26</text:p>
          </table:table-cell>
        </table:table-row>
        <table:table-row table:style-name="ro1">
          <table:table-cell table:style-name="ce38" office:value-type="float" office:value="26" calcext:value-type="float">
            <text:p>26</text:p>
          </table:table-cell>
          <table:table-cell table:style-name="ce38" table:formula="of:=[.B25]+1" office:value-type="float" office:value="9" calcext:value-type="float">
            <text:p>9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28])" office:value-type="float" office:value="108" calcext:value-type="float">
            <text:p>108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28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8])" office:value-type="float" office:value="62" calcext:value-type="float">
            <text:p>62</text:p>
          </table:table-cell>
          <table:table-cell/>
          <table:table-cell table:style-name="ce44" office:value-type="float" office:value="7" calcext:value-type="float">
            <text:p>7</text:p>
          </table:table-cell>
          <table:table-cell table:style-name="ce38" table:formula="of:=SUM([.M$2:.M28])" office:value-type="float" office:value="57" calcext:value-type="float">
            <text:p>57</text:p>
          </table:table-cell>
          <table:table-cell/>
          <table:table-cell table:style-name="ce44" office:value-type="float" office:value="5" calcext:value-type="float">
            <text:p>5</text:p>
          </table:table-cell>
          <table:table-cell table:style-name="ce38" table:formula="of:=SUM([.P$2:.P28])" office:value-type="float" office:value="43" calcext:value-type="float">
            <text:p>43</text:p>
          </table:table-cell>
          <table:table-cell/>
          <table:table-cell table:style-name="ce44" office:value-type="float" office:value="1" calcext:value-type="float">
            <text:p>1</text:p>
          </table:table-cell>
          <table:table-cell table:style-name="ce38" table:formula="of:=SUM([.S$2:.S28])" office:value-type="float" office:value="27" calcext:value-type="float">
            <text:p>27</text:p>
          </table:table-cell>
        </table:table-row>
        <table:table-row table:style-name="ro1">
          <table:table-cell table:style-name="ce38" office:value-type="float" office:value="27" calcext:value-type="float">
            <text:p>27</text:p>
          </table:table-cell>
          <table:table-cell table:style-name="ce38" table:formula="of:=[.B26]+1" office:value-type="float" office:value="10" calcext:value-type="float">
            <text:p>10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29])"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29])" office:value-type="float" office:value="84" calcext:value-type="float">
            <text:p>84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29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9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9])"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9])" office:value-type="float" office:value="28" calcext:value-type="float">
            <text:p>28</text:p>
          </table:table-cell>
        </table:table-row>
        <table:table-row table:style-name="ro1">
          <table:table-cell table:style-name="ce38" office:value-type="float" office:value="28" calcext:value-type="float">
            <text:p>28</text:p>
          </table:table-cell>
          <table:table-cell table:style-name="ce38" table:formula="of:=[.B27]+1" office:value-type="float" office:value="10" calcext:value-type="float">
            <text:p>10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30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30])"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0])"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0])"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0])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0])" office:value-type="float" office:value="29" calcext:value-type="float">
            <text:p>29</text:p>
          </table:table-cell>
        </table:table-row>
        <table:table-row table:style-name="ro1">
          <table:table-cell table:style-name="ce38" office:value-type="float" office:value="29" calcext:value-type="float">
            <text:p>29</text:p>
          </table:table-cell>
          <table:table-cell table:style-name="ce38" table:formula="of:=[.B28]+1" office:value-type="float" office:value="10" calcext:value-type="float">
            <text:p>10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31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31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1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1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1])" office:value-type="float" office:value="30" calcext:value-type="float">
            <text:p>30</text:p>
          </table:table-cell>
        </table:table-row>
        <table:table-row table:style-name="ro1">
          <table:table-cell table:style-name="ce38" office:value-type="float" office:value="30" calcext:value-type="float">
            <text:p>30</text:p>
          </table:table-cell>
          <table:table-cell table:style-name="ce38" table:formula="of:=[.B29]+1" office:value-type="float" office:value="11" calcext:value-type="float">
            <text:p>11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32])" office:value-type="float" office:value="122" calcext:value-type="float">
            <text:p>122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32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2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2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2])" office:value-type="float" office:value="31" calcext:value-type="float">
            <text:p>31</text:p>
          </table:table-cell>
        </table:table-row>
        <table:table-row table:style-name="ro1">
          <table:table-cell table:style-name="ce38" office:value-type="float" office:value="31" calcext:value-type="float">
            <text:p>31</text:p>
          </table:table-cell>
          <table:table-cell table:style-name="ce38" table:formula="of:=[.B30]+1" office:value-type="float" office:value="11" calcext:value-type="float">
            <text:p>11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33])" office:value-type="float" office:value="130" calcext:value-type="float">
            <text:p>13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33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3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3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3])" office:value-type="float" office:value="32" calcext:value-type="float">
            <text:p>32</text:p>
          </table:table-cell>
        </table:table-row>
        <table:table-row table:style-name="ro1">
          <table:table-cell table:style-name="ce38" office:value-type="float" office:value="32" calcext:value-type="float">
            <text:p>32</text:p>
          </table:table-cell>
          <table:table-cell table:style-name="ce38" table:formula="of:=[.B31]+1" office:value-type="float" office:value="11" calcext:value-type="float">
            <text:p>11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34])"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34])" office:value-type="float" office:value="97" calcext:value-type="float">
            <text:p>97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34])" office:value-type="float" office:value="82" calcext:value-type="float">
            <text:p>82</text:p>
          </table:table-cell>
          <table:table-cell/>
          <table:table-cell table:style-name="ce44" office:value-type="float" office:value="7" calcext:value-type="float">
            <text:p>7</text:p>
          </table:table-cell>
          <table:table-cell table:style-name="ce38" table:formula="of:=SUM([.M$2:.M34])"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4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4])" office:value-type="float" office:value="33" calcext:value-type="float">
            <text:p>33</text:p>
          </table:table-cell>
        </table:table-row>
        <table:table-row table:style-name="ro1">
          <table:table-cell table:style-name="ce38" office:value-type="float" office:value="33" calcext:value-type="float">
            <text:p>33</text:p>
          </table:table-cell>
          <table:table-cell table:style-name="ce38" table:formula="of:=[.B32]+1" office:value-type="float" office:value="12" calcext:value-type="float">
            <text:p>12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35])" office:value-type="float" office:value="134" calcext:value-type="float">
            <text:p>1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35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5])"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5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5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5])" office:value-type="float" office:value="34" calcext:value-type="float">
            <text:p>34</text:p>
          </table:table-cell>
        </table:table-row>
        <table:table-row table:style-name="ro1">
          <table:table-cell table:style-name="ce38" office:value-type="float" office:value="34" calcext:value-type="float">
            <text:p>34</text:p>
          </table:table-cell>
          <table:table-cell table:style-name="ce38" table:formula="of:=[.B33]+1" office:value-type="float" office:value="12" calcext:value-type="float">
            <text:p>12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36])" office:value-type="float" office:value="142" calcext:value-type="float">
            <text:p>142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36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6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6])" office:value-type="float" office:value="71" calcext:value-type="float">
            <text:p>71</text:p>
          </table:table-cell>
          <table:table-cell/>
          <table:table-cell table:style-name="ce44" office:value-type="float" office:value="5" calcext:value-type="float">
            <text:p>5</text:p>
          </table:table-cell>
          <table:table-cell table:style-name="ce38" table:formula="of:=SUM([.P$2:.P36])"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6])" office:value-type="float" office:value="35" calcext:value-type="float">
            <text:p>35</text:p>
          </table:table-cell>
        </table:table-row>
        <table:table-row table:style-name="ro1">
          <table:table-cell table:style-name="ce38" office:value-type="float" office:value="35" calcext:value-type="float">
            <text:p>35</text:p>
          </table:table-cell>
          <table:table-cell table:style-name="ce38" table:formula="of:=[.B34]+1" office:value-type="float" office:value="12" calcext:value-type="float">
            <text:p>12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37])" office:value-type="float" office:value="144" calcext:value-type="float">
            <text:p>1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37])" office:value-type="float" office:value="108" calcext:value-type="float">
            <text:p>1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7])"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7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7])"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7])" office:value-type="float" office:value="36" calcext:value-type="float">
            <text:p>36</text:p>
          </table:table-cell>
        </table:table-row>
        <table:table-row table:style-name="ro1">
          <table:table-cell table:style-name="ce38" office:value-type="float" office:value="36" calcext:value-type="float">
            <text:p>36</text:p>
          </table:table-cell>
          <table:table-cell table:style-name="ce38" table:formula="of:=[.B35]+1" office:value-type="float" office:value="13" calcext:value-type="float">
            <text:p>13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38])" office:value-type="float" office:value="146" calcext:value-type="float">
            <text:p>1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38])" office:value-type="float" office:value="109" calcext:value-type="float">
            <text:p>1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8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8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8])"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8])" office:value-type="float" office:value="37" calcext:value-type="float">
            <text:p>37</text:p>
          </table:table-cell>
        </table:table-row>
        <table:table-row table:style-name="ro1">
          <table:table-cell table:style-name="ce38" office:value-type="float" office:value="37" calcext:value-type="float">
            <text:p>37</text:p>
          </table:table-cell>
          <table:table-cell table:style-name="ce38" table:formula="of:=[.B36]+1" office:value-type="float" office:value="13" calcext:value-type="float">
            <text:p>13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39])" office:value-type="float" office:value="154" calcext:value-type="float">
            <text:p>15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39])" office:value-type="float" office:value="110" calcext:value-type="float">
            <text:p>110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39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9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9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9])" office:value-type="float" office:value="38" calcext:value-type="float">
            <text:p>38</text:p>
          </table:table-cell>
        </table:table-row>
        <table:table-row table:style-name="ro1">
          <table:table-cell table:style-name="ce38" office:value-type="float" office:value="38" calcext:value-type="float">
            <text:p>38</text:p>
          </table:table-cell>
          <table:table-cell table:style-name="ce38" table:formula="of:=[.B37]+1" office:value-type="float" office:value="13" calcext:value-type="float">
            <text:p>13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40])" office:value-type="float" office:value="156" calcext:value-type="float">
            <text:p>156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40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40])" office:value-type="float" office:value="95" calcext:value-type="float">
            <text:p>95</text:p>
          </table:table-cell>
          <table:table-cell/>
          <table:table-cell table:style-name="ce44" office:value-type="float" office:value="7" calcext:value-type="float">
            <text:p>7</text:p>
          </table:table-cell>
          <table:table-cell table:style-name="ce38" table:formula="of:=SUM([.M$2:.M40])"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0])" office:value-type="float" office:value="59" calcext:value-type="float">
            <text:p>59</text:p>
          </table:table-cell>
          <table:table-cell/>
          <table:table-cell table:style-name="ce44" office:value-type="float" office:value="1" calcext:value-type="float">
            <text:p>1</text:p>
          </table:table-cell>
          <table:table-cell table:style-name="ce38" table:formula="of:=SUM([.S$2:.S40])" office:value-type="float" office:value="39" calcext:value-type="float">
            <text:p>39</text:p>
          </table:table-cell>
        </table:table-row>
        <table:table-row table:style-name="ro1">
          <table:table-cell table:style-name="ce38" office:value-type="float" office:value="39" calcext:value-type="float">
            <text:p>39</text:p>
          </table:table-cell>
          <table:table-cell table:style-name="ce38" table:formula="of:=[.B38]+1" office:value-type="float" office:value="14" calcext:value-type="float">
            <text:p>14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41])" office:value-type="float" office:value="158" calcext:value-type="float">
            <text:p>158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41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41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41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1])" office:value-type="float" office:value="40" calcext:value-type="float">
            <text:p>40</text:p>
          </table:table-cell>
        </table:table-row>
        <table:table-row table:style-name="ro1">
          <table:table-cell table:style-name="ce38" office:value-type="float" office:value="40" calcext:value-type="float">
            <text:p>40</text:p>
          </table:table-cell>
          <table:table-cell table:style-name="ce38" table:formula="of:=[.B39]+1" office:value-type="float" office:value="14" calcext:value-type="float">
            <text:p>14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42])" office:value-type="float" office:value="166" calcext:value-type="float">
            <text:p>16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42])" office:value-type="float" office:value="121" calcext:value-type="float">
            <text:p>1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42])" office:value-type="float" office:value="97" calcext:value-type="float">
            <text:p>9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42])"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2])" office:value-type="float" office:value="41" calcext:value-type="float">
            <text:p>41</text:p>
          </table:table-cell>
        </table:table-row>
        <table:table-row table:style-name="ro1">
          <table:table-cell table:style-name="ce38" office:value-type="float" office:value="41" calcext:value-type="float">
            <text:p>41</text:p>
          </table:table-cell>
          <table:table-cell table:style-name="ce38" table:formula="of:=[.B40]+1" office:value-type="float" office:value="14" calcext:value-type="float">
            <text:p>14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43])" office:value-type="float" office:value="168" calcext:value-type="float">
            <text:p>16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43])" office:value-type="float" office:value="122" calcext:value-type="float">
            <text:p>1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43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43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3])" office:value-type="float" office:value="42" calcext:value-type="float">
            <text:p>42</text:p>
          </table:table-cell>
        </table:table-row>
        <table:table-row table:style-name="ro1">
          <table:table-cell table:style-name="ce38" office:value-type="float" office:value="42" calcext:value-type="float">
            <text:p>42</text:p>
          </table:table-cell>
          <table:table-cell table:style-name="ce38" table:formula="of:=[.B41]+1" office:value-type="float" office:value="15" calcext:value-type="float">
            <text:p>15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44])" office:value-type="float" office:value="170" calcext:value-type="float">
            <text:p>170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44])" office:value-type="float" office:value="130" calcext:value-type="float">
            <text:p>130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44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44])" office:value-type="float" office:value="85" calcext:value-type="float">
            <text:p>85</text:p>
          </table:table-cell>
          <table:table-cell/>
          <table:table-cell table:style-name="ce44" office:value-type="float" office:value="5" calcext:value-type="float">
            <text:p>5</text:p>
          </table:table-cell>
          <table:table-cell table:style-name="ce38" table:formula="of:=SUM([.P$2:.P44])"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4])" office:value-type="float" office:value="43" calcext:value-type="float">
            <text:p>43</text:p>
          </table:table-cell>
        </table:table-row>
        <table:table-row table:style-name="ro1">
          <table:table-cell table:style-name="ce38" office:value-type="float" office:value="43" calcext:value-type="float">
            <text:p>43</text:p>
          </table:table-cell>
          <table:table-cell table:style-name="ce38" table:formula="of:=[.B42]+1" office:value-type="float" office:value="15" calcext:value-type="float">
            <text:p>15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45])" office:value-type="float" office:value="178" calcext:value-type="float">
            <text:p>178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45])"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45])" office:value-type="float" office:value="107" calcext:value-type="float">
            <text:p>1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45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5])" office:value-type="float" office:value="68" calcext:value-type="float">
            <text:p>6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5])" office:value-type="float" office:value="44" calcext:value-type="float">
            <text:p>44</text:p>
          </table:table-cell>
        </table:table-row>
        <table:table-row table:style-name="ro1">
          <table:table-cell table:style-name="ce38" office:value-type="float" office:value="44" calcext:value-type="float">
            <text:p>44</text:p>
          </table:table-cell>
          <table:table-cell table:style-name="ce38" table:formula="of:=[.B43]+1" office:value-type="float" office:value="15" calcext:value-type="float">
            <text:p>15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46])" office:value-type="float" office:value="180" calcext:value-type="float">
            <text:p>1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46])" office:value-type="float" office:value="133" calcext:value-type="float">
            <text:p>1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46])" office:value-type="float" office:value="108" calcext:value-type="float">
            <text:p>108</text:p>
          </table:table-cell>
          <table:table-cell/>
          <table:table-cell table:style-name="ce44" office:value-type="float" office:value="7" calcext:value-type="float">
            <text:p>7</text:p>
          </table:table-cell>
          <table:table-cell table:style-name="ce38" table:formula="of:=SUM([.M$2:.M46])" office:value-type="float" office:value="93" calcext:value-type="float">
            <text:p>9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6])"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6])" office:value-type="float" office:value="45" calcext:value-type="float">
            <text:p>45</text:p>
          </table:table-cell>
        </table:table-row>
        <table:table-row table:style-name="ro1">
          <table:table-cell table:style-name="ce38" office:value-type="float" office:value="45" calcext:value-type="float">
            <text:p>45</text:p>
          </table:table-cell>
          <table:table-cell table:style-name="ce38" table:formula="of:=[.B44]+1" office:value-type="float" office:value="16" calcext:value-type="float">
            <text:p>16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47])" office:value-type="float" office:value="182" calcext:value-type="float">
            <text:p>1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47])" office:value-type="float" office:value="134" calcext:value-type="float">
            <text:p>134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J$2:.J47])" office:value-type="float" office:value="110" calcext:value-type="float">
            <text:p>1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47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7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7])" office:value-type="float" office:value="46" calcext:value-type="float">
            <text:p>46</text:p>
          </table:table-cell>
        </table:table-row>
        <table:table-row table:style-name="ro1">
          <table:table-cell table:style-name="ce38" office:value-type="float" office:value="46" calcext:value-type="float">
            <text:p>46</text:p>
          </table:table-cell>
          <table:table-cell table:style-name="ce38" table:formula="of:=[.B45]+1" office:value-type="float" office:value="16" calcext:value-type="float">
            <text:p>16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48])" office:value-type="float" office:value="190" calcext:value-type="float">
            <text:p>190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48])" office:value-type="float" office:value="142" calcext:value-type="float">
            <text:p>142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48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48])"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8])"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8])" office:value-type="float" office:value="47" calcext:value-type="float">
            <text:p>47</text:p>
          </table:table-cell>
        </table:table-row>
        <table:table-row table:style-name="ro1">
          <table:table-cell table:style-name="ce38" office:value-type="float" office:value="47" calcext:value-type="float">
            <text:p>47</text:p>
          </table:table-cell>
          <table:table-cell table:style-name="ce38" table:formula="of:=[.B46]+1" office:value-type="float" office:value="16" calcext:value-type="float">
            <text:p>16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49])" office:value-type="float" office:value="192" calcext:value-type="float">
            <text:p>192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49])" office:value-type="float" office:value="144" calcext:value-type="float">
            <text:p>1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J$2:.J49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49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9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9])" office:value-type="float" office:value="48" calcext:value-type="float">
            <text:p>48</text:p>
          </table:table-cell>
        </table:table-row>
        <table:table-row table:style-name="ro1" table:number-rows-repeated="104852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Factor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number-columns-repeated="1019" table:default-cell-style-name="Default"/>
        <table:table-row table:style-name="ro1">
          <table:table-cell table:style-name="ce45" office:value-type="string" calcext:value-type="string">
            <text:p>Number of Cars</text:p>
          </table:table-cell>
          <table:table-cell table:style-name="ce45" office:value-type="string" calcext:value-type="string">
            <text:p>Number of Sprites</text:p>
          </table:table-cell>
          <table:table-cell table:style-name="ce45" office:value-type="string" calcext:value-type="string">
            <text:p>Base Capacity</text:p>
          </table:table-cell>
          <table:table-cell table:style-name="ce45" office:value-type="string" calcext:value-type="string">
            <text:p>Long Sprite Adj</text:p>
          </table:table-cell>
          <table:table-cell table:style-name="ce45" office:value-type="string" calcext:value-type="string">
            <text:p>Adjustment</text:p>
          </table:table-cell>
          <table:table-cell table:style-name="ce45"/>
          <table:table-cell table:style-name="ce45" office:value-type="string" calcext:value-type="string">
            <text:p>Capacity</text:p>
          </table:table-cell>
          <table:table-cell table:style-name="ce45"/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Factor x10^4</text:p>
          </table:table-cell>
          <table:table-cell table:style-name="ce45"/>
          <table:table-cell table:style-name="ce45" office:value-type="string" calcext:value-type="string">
            <text:p>Tile Length</text:p>
          </table:table-cell>
          <table:table-cell table:style-name="ce45"/>
          <table:table-cell table:style-name="ce45" office:value-type="string" calcext:value-type="string">
            <text:p>Running Cost Factor</text:p>
          </table:table-cell>
          <table:table-cell table:style-name="ce45" table:number-columns-repeated="1010"/>
        </table:table-row>
        <table:table-row table:style-name="ro1">
          <table:table-cell table:style-name="ce46" office:value-type="string" calcext:value-type="string">
            <text:p>Base 16</text:p>
          </table:table-cell>
          <table:table-cell table:style-name="ce46" table:number-columns-repeated="13"/>
          <table:table-cell table:style-name="ce45"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3]*3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3]/[.B3]" office:value-type="float" office:value="0.333333333333333" calcext:value-type="float">
            <text:p>0.333333333333333</text:p>
          </table:table-cell>
          <table:table-cell/>
          <table:table-cell table:formula="of:=[.B3]*[.C3]*[.D3]*[.E3]" office:value-type="float" office:value="1560" calcext:value-type="float">
            <text:p>1560</text:p>
          </table:table-cell>
          <table:table-cell table:formula="of:=[.G3]/[.B3]" office:value-type="float" office:value="32.5" calcext:value-type="float">
            <text:p>32.5</text:p>
          </table:table-cell>
          <table:table-cell table:style-name="ce47" table:formula="of:=[.D3]*[.E3]" office:value-type="float" office:value="0.5" calcext:value-type="float">
            <text:p>0.50</text:p>
          </table:table-cell>
          <table:table-cell table:formula="of:=[.I3]*10000" office:value-type="float" office:value="5000" calcext:value-type="float">
            <text:p>5000</text:p>
          </table:table-cell>
          <table:table-cell/>
          <table:table-cell table:formula="of:=[.A3]/2*1.5" office:value-type="float" office:value="12" calcext:value-type="float">
            <text:p>12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4]/[.B4]" office:value-type="float" office:value="0.25" calcext:value-type="float">
            <text:p>0.25</text:p>
          </table:table-cell>
          <table:table-cell/>
          <table:table-cell table:formula="of:=[.B4]*[.C4]*[.D4]*[.E4]" office:value-type="float" office:value="1170" calcext:value-type="float">
            <text:p>1170</text:p>
          </table:table-cell>
          <table:table-cell table:formula="of:=[.G4]/[.B4]" office:value-type="float" office:value="24.375" calcext:value-type="float">
            <text:p>24.375</text:p>
          </table:table-cell>
          <table:table-cell table:formula="of:=[.D4]*[.E4]" office:value-type="float" office:value="0.375" calcext:value-type="float">
            <text:p>0.375</text:p>
          </table:table-cell>
          <table:table-cell table:formula="of:=[.I4]*10000" office:value-type="float" office:value="3750" calcext:value-type="float">
            <text:p>3750</text:p>
          </table:table-cell>
          <table:table-cell/>
          <table:table-cell table:formula="of:=[.A4]/2*1.5" office:value-type="float" office:value="9" calcext:value-type="float">
            <text:p>9</text:p>
          </table:table-cell>
          <table:table-cell/>
          <table:table-cell table:formula="of:=[.A4]/[.$A$3]*[.$N$3]" office:value-type="float" office:value="225" calcext:value-type="float">
            <text:p>225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4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5]/[.B5]" office:value-type="float" office:value="0.208333333333333" calcext:value-type="float">
            <text:p>0.208333333333333</text:p>
          </table:table-cell>
          <table:table-cell/>
          <table:table-cell table:formula="of:=[.B5]*[.C5]*[.D5]*[.E5]" office:value-type="float" office:value="975" calcext:value-type="float">
            <text:p>975</text:p>
          </table:table-cell>
          <table:table-cell table:formula="of:=[.G5]/[.B5]" office:value-type="float" office:value="20.3125" calcext:value-type="float">
            <text:p>20.3125</text:p>
          </table:table-cell>
          <table:table-cell table:formula="of:=[.D5]*[.E5]" office:value-type="float" office:value="0.3125" calcext:value-type="float">
            <text:p>0.3125</text:p>
          </table:table-cell>
          <table:table-cell table:formula="of:=[.I5]*10000" office:value-type="float" office:value="3125" calcext:value-type="float">
            <text:p>3125</text:p>
          </table:table-cell>
          <table:table-cell/>
          <table:table-cell table:formula="of:=[.A5]/2*1.5" office:value-type="float" office:value="7.5" calcext:value-type="float">
            <text:p>7.5</text:p>
          </table:table-cell>
          <table:table-cell/>
          <table:table-cell table:formula="of:=[.A5]/[.$A$3]*[.$N$3]" office:value-type="float" office:value="187.5" calcext:value-type="float">
            <text:p>187.5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5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6]/[.B6]" office:value-type="float" office:value="0.166666666666667" calcext:value-type="float">
            <text:p>0.166666666666667</text:p>
          </table:table-cell>
          <table:table-cell/>
          <table:table-cell table:formula="of:=[.B6]*[.C6]*[.D6]*[.E6]" office:value-type="float" office:value="780" calcext:value-type="float">
            <text:p>780</text:p>
          </table:table-cell>
          <table:table-cell table:formula="of:=[.G6]/[.B6]" office:value-type="float" office:value="16.25" calcext:value-type="float">
            <text:p>16.25</text:p>
          </table:table-cell>
          <table:table-cell table:formula="of:=[.D6]*[.E6]" office:value-type="float" office:value="0.25" calcext:value-type="float">
            <text:p>0.25</text:p>
          </table:table-cell>
          <table:table-cell table:formula="of:=[.I6]*10000" office:value-type="float" office:value="2500" calcext:value-type="float">
            <text:p>2500</text:p>
          </table:table-cell>
          <table:table-cell/>
          <table:table-cell table:formula="of:=[.A6]/2*1.5" office:value-type="float" office:value="6" calcext:value-type="float">
            <text:p>6</text:p>
          </table:table-cell>
          <table:table-cell/>
          <table:table-cell table:formula="of:=[.A6]/[.$A$3]*[.$N$3]" office:value-type="float" office:value="150" calcext:value-type="float">
            <text:p>150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7]/[.B7]" office:value-type="float" office:value="0.125" calcext:value-type="float">
            <text:p>0.125</text:p>
          </table:table-cell>
          <table:table-cell/>
          <table:table-cell table:formula="of:=[.B7]*[.C7]*[.D7]*[.E7]" office:value-type="float" office:value="585" calcext:value-type="float">
            <text:p>585</text:p>
          </table:table-cell>
          <table:table-cell table:formula="of:=[.G7]/[.B7]" office:value-type="float" office:value="12.1875" calcext:value-type="float">
            <text:p>12.1875</text:p>
          </table:table-cell>
          <table:table-cell table:formula="of:=[.D7]*[.E7]" office:value-type="float" office:value="0.1875" calcext:value-type="float">
            <text:p>0.1875</text:p>
          </table:table-cell>
          <table:table-cell table:formula="of:=[.I7]*10000" office:value-type="float" office:value="1875" calcext:value-type="float">
            <text:p>1875</text:p>
          </table:table-cell>
          <table:table-cell/>
          <table:table-cell table:formula="of:=[.A7]/2*1.5" office:value-type="float" office:value="4.5" calcext:value-type="float">
            <text:p>4.5</text:p>
          </table:table-cell>
          <table:table-cell/>
          <table:table-cell table:formula="of:=[.A7]/[.$A$3]*[.$N$3]" office:value-type="float" office:value="112.5" calcext:value-type="float">
            <text:p>112.5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8]/[.B8]" office:value-type="float" office:value="0.0833333333333333" calcext:value-type="float">
            <text:p>0.0833333333333333</text:p>
          </table:table-cell>
          <table:table-cell/>
          <table:table-cell table:formula="of:=[.B8]*[.C8]*[.D8]*[.E8]" office:value-type="float" office:value="390" calcext:value-type="float">
            <text:p>390</text:p>
          </table:table-cell>
          <table:table-cell table:formula="of:=[.G8]/[.B8]" office:value-type="float" office:value="8.125" calcext:value-type="float">
            <text:p>8.125</text:p>
          </table:table-cell>
          <table:table-cell table:formula="of:=[.D8]*[.E8]" office:value-type="float" office:value="0.125" calcext:value-type="float">
            <text:p>0.125</text:p>
          </table:table-cell>
          <table:table-cell table:formula="of:=[.I8]*10000" office:value-type="float" office:value="1250" calcext:value-type="float">
            <text:p>1250</text:p>
          </table:table-cell>
          <table:table-cell/>
          <table:table-cell table:formula="of:=[.A8]/2*1.5" office:value-type="float" office:value="3" calcext:value-type="float">
            <text:p>3</text:p>
          </table:table-cell>
          <table:table-cell/>
          <table:table-cell table:formula="of:=[.A8]/[.$A$3]*[.$N$3]" office:value-type="float" office:value="75" calcext:value-type="float">
            <text:p>7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Base 12</text:p>
          </table:table-cell>
          <table:table-cell table:style-name="ce46" table:number-columns-repeated="13"/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.5" calcext:value-type="float">
            <text:p>1.5</text:p>
          </table:table-cell>
          <table:table-cell table:formula="of:=[.A11]/[.B11]" office:value-type="float" office:value="0.333333333333333" calcext:value-type="float">
            <text:p>0.333333333333333</text:p>
          </table:table-cell>
          <table:table-cell/>
          <table:table-cell table:formula="of:=[.B11]*[.C11]*[.D11]*[.E11]" office:value-type="float" office:value="1800" calcext:value-type="float">
            <text:p>1800</text:p>
          </table:table-cell>
          <table:table-cell table:style-name="ce44" table:formula="of:=[.G11]/[.B11]" office:value-type="float" office:value="50" calcext:value-type="float">
            <text:p>50</text:p>
          </table:table-cell>
          <table:table-cell table:style-name="ce47" table:formula="of:=[.D11]*[.E11]" office:value-type="float" office:value="0.5" calcext:value-type="float">
            <text:p>0.50</text:p>
          </table:table-cell>
          <table:table-cell table:formula="of:=[.I11]*10000" office:value-type="float" office:value="5000" calcext:value-type="float">
            <text:p>5000</text:p>
          </table:table-cell>
          <table:table-cell/>
          <table:table-cell table:formula="of:=[.A11]/2*1.5" office:value-type="float" office:value="9" calcext:value-type="float">
            <text:p>9</text:p>
          </table:table-cell>
          <table:table-cell/>
          <table:table-cell table:formula="of:=[.A11]/[.$A$3]*[.$N$3]" office:value-type="float" office:value="225" calcext:value-type="float">
            <text:p>22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Base 10</text:p>
          </table:table-cell>
          <table:table-cell table:style-name="ce46" table:number-columns-repeated="13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4]*3"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14]/[.B14]" office:value-type="float" office:value="0.333333333333333" calcext:value-type="float">
            <text:p>0.333333333333333</text:p>
          </table:table-cell>
          <table:table-cell/>
          <table:table-cell office:value-type="float" office:value="990" calcext:value-type="float">
            <text:p>990</text:p>
          </table:table-cell>
          <table:table-cell table:formula="of:=[.G14]/[.B14]" office:value-type="float" office:value="33" calcext:value-type="float">
            <text:p>33</text:p>
          </table:table-cell>
          <table:table-cell table:style-name="ce47" table:formula="of:=[.D14]*[.E14]" office:value-type="float" office:value="0.5" calcext:value-type="float">
            <text:p>0.50</text:p>
          </table:table-cell>
          <table:table-cell table:formula="of:=[.I14]*10000" office:value-type="float" office:value="5000" calcext:value-type="float">
            <text:p>5000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15]/[.B15]" office:value-type="float" office:value="0.266666666666667" calcext:value-type="float">
            <text:p>0.266666666666667</text:p>
          </table:table-cell>
          <table:table-cell/>
          <table:table-cell table:formula="of:=[.B15]*[.C15]*[.D15]*[.E15]" office:value-type="float" office:value="780" calcext:value-type="float">
            <text:p>780</text:p>
          </table:table-cell>
          <table:table-cell table:formula="of:=[.G15]/[.B15]" office:value-type="float" office:value="26" calcext:value-type="float">
            <text:p>26</text:p>
          </table:table-cell>
          <table:table-cell table:style-name="ce47" table:formula="of:=[.D15]*[.E15]" office:value-type="float" office:value="0.4" calcext:value-type="float">
            <text:p>0.40</text:p>
          </table:table-cell>
          <table:table-cell table:formula="of:=[.I15]*10000" office:value-type="float" office:value="4000" calcext:value-type="float">
            <text:p>4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2"/>
        </table:table-row>
      </table:table>
      <table:table table:name="E5&amp;E6" table:style-name="ta1">
        <table:table-column table:style-name="co2" table:default-cell-style-name="ce38"/>
        <table:table-column table:style-name="co2" table:number-columns-repeated="3" table:default-cell-style-name="Default"/>
        <table:table-column table:style-name="co9" table:default-cell-style-name="ce49"/>
        <table:table-column table:style-name="co10" table:default-cell-style-name="Default"/>
        <table:table-column table:style-name="co11" table:default-cell-style-name="ce49"/>
        <table:table-row table:style-name="ro1">
          <table:table-cell office:value-type="string" calcext:value-type="string">
            <text:p>Position in Consist</text:p>
          </table:table-cell>
          <table:table-cell table:style-name="ce38" office:value-type="string" calcext:value-type="string">
            <text:p>Sprite Length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ce4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48"/>
          <table:table-cell/>
          <table:table-cell table:style-name="ce5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4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50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5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ce4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48"/>
          <table:table-cell/>
          <table:table-cell table:style-name="ce5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4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50"/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5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2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2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2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2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2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2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2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/>
          <table:table-cell table:style-name="Default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48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/>
          <table:table-cell table:style-name="ce50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ce48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/>
          <table:table-cell table:style-name="Default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48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/>
          <table:table-cell table:style-name="ce5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ce4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</table:table>
      <table:table table:name="Capacities - JPS" table:style-name="ta1">
        <table:table-column table:style-name="co2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 table:style-name="ce51" office:value-type="string" calcext:value-type="string">
            <text:p>JapanSet </text:p>
          </table:table-cell>
          <table:table-cell table:style-name="ce52" table:number-columns-repeated="4"/>
          <table:table-cell table:number-columns-repeated="13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table:number-columns-repeated="10"/>
          <table:table-cell table:style-name="ce53" office:value-type="string" calcext:value-type="string">
            <text:p>E6 Series Shinkansen</text:p>
          </table:table-cell>
          <table:table-cell table:style-name="ce54" table:number-columns-repeated="2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ery High</text:p>
          </table:table-cell>
          <table:table-cell table:number-columns-repeated="3"/>
          <table:table-cell table:style-name="ce45" office:value-type="float" office:value="48" calcext:value-type="float">
            <text:p>48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18" calcext:value-type="float">
            <text:p>18</text:p>
          </table:table-cell>
          <table:table-cell table:number-columns-repeated="2"/>
          <table:table-cell table:style-name="ce45" office:value-type="float" office:value="48" calcext:value-type="float">
            <text:p>48</text:p>
          </table:table-cell>
          <table:table-cell table:style-name="ce45" office:value-type="float" office:value="60" calcext:value-type="float">
            <text:p>60</text:p>
          </table:table-cell>
          <table:table-cell table:style-name="ce45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]*[.$B$3]" office:value-type="float" office:value="40" calcext:value-type="float">
            <text:p>40</text:p>
          </table:table-cell>
          <table:table-cell table:formula="of:=[.A5]*[.$C$3]" office:value-type="float" office:value="50" calcext:value-type="float">
            <text:p>50</text:p>
          </table:table-cell>
          <table:table-cell table:formula="of:=[.A5]*[.$D$3]" office:value-type="float" office:value="60" calcext:value-type="float">
            <text:p>60</text:p>
          </table:table-cell>
          <table:table-cell table:formula="of:=[.A5]*[.$E$3]" office:value-type="float" office:value="70" calcext:value-type="float">
            <text:p>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H5]*[.I$4]" office:value-type="float" office:value="48" calcext:value-type="float">
            <text:p>48</text:p>
          </table:table-cell>
          <table:table-cell table:formula="of:=[.$H5]*[.J$4]" office:value-type="float" office:value="36" calcext:value-type="float">
            <text:p>36</text:p>
          </table:table-cell>
          <table:table-cell table:formula="of:=[.$H5]*[.K$4]" office:value-type="float" office:value="30" calcext:value-type="float">
            <text:p>30</text:p>
          </table:table-cell>
          <table:table-cell table:formula="of:=[.$H5]*[.L$4]" office:value-type="float" office:value="24" calcext:value-type="float">
            <text:p>24</text:p>
          </table:table-cell>
          <table:table-cell table:formula="of:=[.$H5]*[.M$4]" office:value-type="float" office:value="18" calcext:value-type="float">
            <text:p>18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$O5]*[.P$4]*2" office:value-type="float" office:value="48" calcext:value-type="float">
            <text:p>48</text:p>
          </table:table-cell>
          <table:table-cell table:formula="of:=[.$O5]*[.Q$4]*2" office:value-type="float" office:value="60" calcext:value-type="float">
            <text:p>60</text:p>
          </table:table-cell>
          <table:table-cell table:formula="of:=[.$O5]*[.R$4]*2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]*[.$B$3]" office:value-type="float" office:value="52" calcext:value-type="float">
            <text:p>52</text:p>
          </table:table-cell>
          <table:table-cell table:formula="of:=[.A6]*[.$C$3]" office:value-type="float" office:value="65" calcext:value-type="float">
            <text:p>65</text:p>
          </table:table-cell>
          <table:table-cell table:formula="of:=[.A6]*[.$D$3]" office:value-type="float" office:value="78" calcext:value-type="float">
            <text:p>78</text:p>
          </table:table-cell>
          <table:table-cell table:formula="of:=[.A6]*[.$E$3]" office:value-type="float" office:value="91" calcext:value-type="float">
            <text:p>9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H6]*[.I$4]" office:value-type="float" office:value="96" calcext:value-type="float">
            <text:p>96</text:p>
          </table:table-cell>
          <table:table-cell table:formula="of:=[.$H6]*[.J$4]" office:value-type="float" office:value="72" calcext:value-type="float">
            <text:p>72</text:p>
          </table:table-cell>
          <table:table-cell table:formula="of:=[.$H6]*[.K$4]" office:value-type="float" office:value="60" calcext:value-type="float">
            <text:p>60</text:p>
          </table:table-cell>
          <table:table-cell table:formula="of:=[.$H6]*[.L$4]" office:value-type="float" office:value="48" calcext:value-type="float">
            <text:p>48</text:p>
          </table:table-cell>
          <table:table-cell table:formula="of:=[.$H6]*[.M$4]" office:value-type="float" office:value="36" calcext:value-type="float">
            <text:p>36</text:p>
          </table:table-cell>
          <table:table-cell/>
          <table:table-cell table:formula="of:=[.O5]+0.5" office:value-type="float" office:value="1" calcext:value-type="float">
            <text:p>1</text:p>
          </table:table-cell>
          <table:table-cell table:formula="of:=[.$O6]*[.P$4]*2" office:value-type="float" office:value="96" calcext:value-type="float">
            <text:p>96</text:p>
          </table:table-cell>
          <table:table-cell table:formula="of:=[.$O6]*[.Q$4]*2" office:value-type="float" office:value="120" calcext:value-type="float">
            <text:p>120</text:p>
          </table:table-cell>
          <table:table-cell table:formula="of:=[.$O6]*[.R$4]*2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]*[.$B$3]" office:value-type="float" office:value="80" calcext:value-type="float">
            <text:p>80</text:p>
          </table:table-cell>
          <table:table-cell table:formula="of:=[.A7]*[.$C$3]" office:value-type="float" office:value="100" calcext:value-type="float">
            <text:p>100</text:p>
          </table:table-cell>
          <table:table-cell table:formula="of:=[.A7]*[.$D$3]" office:value-type="float" office:value="120" calcext:value-type="float">
            <text:p>120</text:p>
          </table:table-cell>
          <table:table-cell table:formula="of:=[.A7]*[.$E$3]" office:value-type="float" office:value="140" calcext:value-type="float">
            <text:p>1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H7]*[.I$4]" office:value-type="float" office:value="144" calcext:value-type="float">
            <text:p>144</text:p>
          </table:table-cell>
          <table:table-cell table:formula="of:=[.$H7]*[.J$4]" office:value-type="float" office:value="108" calcext:value-type="float">
            <text:p>108</text:p>
          </table:table-cell>
          <table:table-cell table:formula="of:=[.$H7]*[.K$4]" office:value-type="float" office:value="90" calcext:value-type="float">
            <text:p>90</text:p>
          </table:table-cell>
          <table:table-cell table:formula="of:=[.$H7]*[.L$4]" office:value-type="float" office:value="72" calcext:value-type="float">
            <text:p>72</text:p>
          </table:table-cell>
          <table:table-cell table:formula="of:=[.$H7]*[.M$4]" office:value-type="float" office:value="54" calcext:value-type="float">
            <text:p>54</text:p>
          </table:table-cell>
          <table:table-cell/>
          <table:table-cell table:formula="of:=[.O6]+0.5" office:value-type="float" office:value="1.5" calcext:value-type="float">
            <text:p>1.5</text:p>
          </table:table-cell>
          <table:table-cell table:formula="of:=[.$O7]*[.P$4]*2" office:value-type="float" office:value="144" calcext:value-type="float">
            <text:p>144</text:p>
          </table:table-cell>
          <table:table-cell table:formula="of:=[.$O7]*[.Q$4]*2" office:value-type="float" office:value="180" calcext:value-type="float">
            <text:p>180</text:p>
          </table:table-cell>
          <table:table-cell table:formula="of:=[.$O7]*[.R$4]*2" office:value-type="float" office:value="216" calcext:value-type="float">
            <text:p>216</text:p>
          </table:table-cell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table:formula="of:=[.$H8]*[.I$4]" office:value-type="float" office:value="192" calcext:value-type="float">
            <text:p>192</text:p>
          </table:table-cell>
          <table:table-cell table:formula="of:=[.$H8]*[.J$4]" office:value-type="float" office:value="144" calcext:value-type="float">
            <text:p>144</text:p>
          </table:table-cell>
          <table:table-cell table:formula="of:=[.$H8]*[.K$4]" office:value-type="float" office:value="120" calcext:value-type="float">
            <text:p>120</text:p>
          </table:table-cell>
          <table:table-cell table:formula="of:=[.$H8]*[.L$4]" office:value-type="float" office:value="96" calcext:value-type="float">
            <text:p>96</text:p>
          </table:table-cell>
          <table:table-cell table:formula="of:=[.$H8]*[.M$4]" office:value-type="float" office:value="72" calcext:value-type="float">
            <text:p>72</text:p>
          </table:table-cell>
          <table:table-cell/>
          <table:table-cell table:formula="of:=[.O7]+0.5" office:value-type="float" office:value="2" calcext:value-type="float">
            <text:p>2</text:p>
          </table:table-cell>
          <table:table-cell table:formula="of:=[.$O8]*[.P$4]*2" office:value-type="float" office:value="192" calcext:value-type="float">
            <text:p>192</text:p>
          </table:table-cell>
          <table:table-cell table:formula="of:=[.$O8]*[.Q$4]*2" office:value-type="float" office:value="240" calcext:value-type="float">
            <text:p>240</text:p>
          </table:table-cell>
          <table:table-cell table:formula="of:=[.$O8]*[.R$4]*2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50 Capacity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formula="of:=[.$H9]*[.I$4]" office:value-type="float" office:value="240" calcext:value-type="float">
            <text:p>240</text:p>
          </table:table-cell>
          <table:table-cell table:formula="of:=[.$H9]*[.J$4]" office:value-type="float" office:value="180" calcext:value-type="float">
            <text:p>180</text:p>
          </table:table-cell>
          <table:table-cell table:formula="of:=[.$H9]*[.K$4]" office:value-type="float" office:value="150" calcext:value-type="float">
            <text:p>150</text:p>
          </table:table-cell>
          <table:table-cell table:formula="of:=[.$H9]*[.L$4]" office:value-type="float" office:value="120" calcext:value-type="float">
            <text:p>120</text:p>
          </table:table-cell>
          <table:table-cell table:formula="of:=[.$H9]*[.M$4]" office:value-type="float" office:value="90" calcext:value-type="float">
            <text:p>90</text:p>
          </table:table-cell>
          <table:table-cell/>
          <table:table-cell table:formula="of:=[.O8]+0.5" office:value-type="float" office:value="2.5" calcext:value-type="float">
            <text:p>2.5</text:p>
          </table:table-cell>
          <table:table-cell table:formula="of:=[.$O9]*[.P$4]*2" office:value-type="float" office:value="240" calcext:value-type="float">
            <text:p>240</text:p>
          </table:table-cell>
          <table:table-cell table:formula="of:=[.$O9]*[.Q$4]*2" office:value-type="float" office:value="300" calcext:value-type="float">
            <text:p>300</text:p>
          </table:table-cell>
          <table:table-cell table:formula="of:=[.$O9]*[.R$4]*2"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0.5 tile</text:p>
          </table:table-cell>
          <table:table-cell table:formula="of:=[.B5]" office:value-type="float" office:value="40" calcext:value-type="float">
            <text:p>40</text:p>
          </table:table-cell>
          <table:table-cell table:formula="of:=[.C5]" office:value-type="float" office:value="50" calcext:value-type="float">
            <text:p>50</text:p>
          </table:table-cell>
          <table:table-cell table:formula="of:=[.D5]" office:value-type="float" office:value="60" calcext:value-type="float">
            <text:p>60</text:p>
          </table:table-cell>
          <table:table-cell table:formula="of:=[.E5]" office:value-type="float" office:value="70" calcext:value-type="float">
            <text:p>7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$H10]*[.I$4]" office:value-type="float" office:value="288" calcext:value-type="float">
            <text:p>288</text:p>
          </table:table-cell>
          <table:table-cell table:formula="of:=[.$H10]*[.J$4]" office:value-type="float" office:value="216" calcext:value-type="float">
            <text:p>216</text:p>
          </table:table-cell>
          <table:table-cell table:formula="of:=[.$H10]*[.K$4]" office:value-type="float" office:value="180" calcext:value-type="float">
            <text:p>180</text:p>
          </table:table-cell>
          <table:table-cell table:formula="of:=[.$H10]*[.L$4]" office:value-type="float" office:value="144" calcext:value-type="float">
            <text:p>144</text:p>
          </table:table-cell>
          <table:table-cell table:formula="of:=[.$H10]*[.M$4]" office:value-type="float" office:value="108" calcext:value-type="float">
            <text:p>108</text:p>
          </table:table-cell>
          <table:table-cell/>
          <table:table-cell table:formula="of:=[.O9]+0.5" office:value-type="float" office:value="3" calcext:value-type="float">
            <text:p>3</text:p>
          </table:table-cell>
          <table:table-cell table:formula="of:=[.$O10]*[.P$4]*2" office:value-type="float" office:value="288" calcext:value-type="float">
            <text:p>288</text:p>
          </table:table-cell>
          <table:table-cell table:formula="of:=[.$O10]*[.Q$4]*2" office:value-type="float" office:value="360" calcext:value-type="float">
            <text:p>360</text:p>
          </table:table-cell>
          <table:table-cell table:formula="of:=[.$O10]*[.R$4]*2"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3.5 tile</text:p>
          </table:table-cell>
          <table:table-cell table:formula="of:=[.B10]*7" office:value-type="float" office:value="280" calcext:value-type="float">
            <text:p>280</text:p>
          </table:table-cell>
          <table:table-cell table:formula="of:=[.C10]*7" office:value-type="float" office:value="350" calcext:value-type="float">
            <text:p>350</text:p>
          </table:table-cell>
          <table:table-cell table:formula="of:=[.D10]*7" office:value-type="float" office:value="420" calcext:value-type="float">
            <text:p>420</text:p>
          </table:table-cell>
          <table:table-cell table:formula="of:=[.E10]*7" office:value-type="float" office:value="490" calcext:value-type="float">
            <text:p>49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$H11]*[.I$4]" office:value-type="float" office:value="336" calcext:value-type="float">
            <text:p>336</text:p>
          </table:table-cell>
          <table:table-cell table:formula="of:=[.$H11]*[.J$4]" office:value-type="float" office:value="252" calcext:value-type="float">
            <text:p>252</text:p>
          </table:table-cell>
          <table:table-cell table:formula="of:=[.$H11]*[.K$4]" office:value-type="float" office:value="210" calcext:value-type="float">
            <text:p>210</text:p>
          </table:table-cell>
          <table:table-cell table:formula="of:=[.$H11]*[.L$4]" office:value-type="float" office:value="168" calcext:value-type="float">
            <text:p>168</text:p>
          </table:table-cell>
          <table:table-cell table:formula="of:=[.$H11]*[.M$4]" office:value-type="float" office:value="126" calcext:value-type="float">
            <text:p>126</text:p>
          </table:table-cell>
          <table:table-cell/>
          <table:table-cell table:formula="of:=[.O10]+0.5" office:value-type="float" office:value="3.5" calcext:value-type="float">
            <text:p>3.5</text:p>
          </table:table-cell>
          <table:table-cell table:formula="of:=[.$O11]*[.P$4]*2" office:value-type="float" office:value="336" calcext:value-type="float">
            <text:p>336</text:p>
          </table:table-cell>
          <table:table-cell table:formula="of:=[.$O11]*[.Q$4]*2" office:value-type="float" office:value="420" calcext:value-type="float">
            <text:p>420</text:p>
          </table:table-cell>
          <table:table-cell table:formula="of:=[.$O11]*[.R$4]*2" office:value-type="float" office:value="504" calcext:value-type="float">
            <text:p>504</text:p>
          </table:table-cell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table:formula="of:=[.$H12]*[.I$4]" office:value-type="float" office:value="384" calcext:value-type="float">
            <text:p>384</text:p>
          </table:table-cell>
          <table:table-cell table:formula="of:=[.$H12]*[.J$4]" office:value-type="float" office:value="288" calcext:value-type="float">
            <text:p>288</text:p>
          </table:table-cell>
          <table:table-cell table:formula="of:=[.$H12]*[.K$4]" office:value-type="float" office:value="240" calcext:value-type="float">
            <text:p>240</text:p>
          </table:table-cell>
          <table:table-cell table:formula="of:=[.$H12]*[.L$4]" office:value-type="float" office:value="192" calcext:value-type="float">
            <text:p>192</text:p>
          </table:table-cell>
          <table:table-cell table:formula="of:=[.$H12]*[.M$4]" office:value-type="float" office:value="144" calcext:value-type="float">
            <text:p>144</text:p>
          </table:table-cell>
          <table:table-cell/>
          <table:table-cell table:formula="of:=[.O11]+0.5" office:value-type="float" office:value="4" calcext:value-type="float">
            <text:p>4</text:p>
          </table:table-cell>
          <table:table-cell table:formula="of:=[.$O12]*[.P$4]*2" office:value-type="float" office:value="384" calcext:value-type="float">
            <text:p>384</text:p>
          </table:table-cell>
          <table:table-cell table:formula="of:=[.$O12]*[.Q$4]*2" office:value-type="float" office:value="480" calcext:value-type="float">
            <text:p>480</text:p>
          </table:table-cell>
          <table:table-cell table:formula="of:=[.$O12]*[.R$4]*2"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65 Capacity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formula="of:=[.$H13]*[.I$4]" office:value-type="float" office:value="432" calcext:value-type="float">
            <text:p>432</text:p>
          </table:table-cell>
          <table:table-cell table:formula="of:=[.$H13]*[.J$4]" office:value-type="float" office:value="324" calcext:value-type="float">
            <text:p>324</text:p>
          </table:table-cell>
          <table:table-cell table:formula="of:=[.$H13]*[.K$4]" office:value-type="float" office:value="270" calcext:value-type="float">
            <text:p>270</text:p>
          </table:table-cell>
          <table:table-cell table:formula="of:=[.$H13]*[.L$4]" office:value-type="float" office:value="216" calcext:value-type="float">
            <text:p>216</text:p>
          </table:table-cell>
          <table:table-cell table:formula="of:=[.$H13]*[.M$4]" office:value-type="float" office:value="162" calcext:value-type="float">
            <text:p>162</text:p>
          </table:table-cell>
          <table:table-cell/>
          <table:table-cell table:formula="of:=[.O12]+0.5" office:value-type="float" office:value="4.5" calcext:value-type="float">
            <text:p>4.5</text:p>
          </table:table-cell>
          <table:table-cell table:formula="of:=[.$O13]*[.P$4]*2" office:value-type="float" office:value="432" calcext:value-type="float">
            <text:p>432</text:p>
          </table:table-cell>
          <table:table-cell table:formula="of:=[.$O13]*[.Q$4]*2" office:value-type="float" office:value="540" calcext:value-type="float">
            <text:p>540</text:p>
          </table:table-cell>
          <table:table-cell table:formula="of:=[.$O13]*[.R$4]*2"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4.5 tile</text:p>
          </table:table-cell>
          <table:table-cell table:formula="of:=[.B6]*9" office:value-type="float" office:value="468" calcext:value-type="float">
            <text:p>468</text:p>
          </table:table-cell>
          <table:table-cell table:formula="of:=[.C6]*9" office:value-type="float" office:value="585" calcext:value-type="float">
            <text:p>585</text:p>
          </table:table-cell>
          <table:table-cell table:formula="of:=[.D6]*9" office:value-type="float" office:value="702" calcext:value-type="float">
            <text:p>702</text:p>
          </table:table-cell>
          <table:table-cell table:formula="of:=[.E6]*9" office:value-type="float" office:value="819" calcext:value-type="float">
            <text:p>81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$H14]*[.I$4]" office:value-type="float" office:value="480" calcext:value-type="float">
            <text:p>480</text:p>
          </table:table-cell>
          <table:table-cell table:formula="of:=[.$H14]*[.J$4]" office:value-type="float" office:value="360" calcext:value-type="float">
            <text:p>360</text:p>
          </table:table-cell>
          <table:table-cell table:formula="of:=[.$H14]*[.K$4]" office:value-type="float" office:value="300" calcext:value-type="float">
            <text:p>300</text:p>
          </table:table-cell>
          <table:table-cell table:formula="of:=[.$H14]*[.L$4]" office:value-type="float" office:value="240" calcext:value-type="float">
            <text:p>240</text:p>
          </table:table-cell>
          <table:table-cell table:formula="of:=[.$H14]*[.M$4]" office:value-type="float" office:value="180" calcext:value-type="float">
            <text:p>180</text:p>
          </table:table-cell>
          <table:table-cell/>
          <table:table-cell table:formula="of:=[.O13]+0.5" office:value-type="float" office:value="5" calcext:value-type="float">
            <text:p>5</text:p>
          </table:table-cell>
          <table:table-cell table:formula="of:=[.$O14]*[.P$4]*2" office:value-type="float" office:value="480" calcext:value-type="float">
            <text:p>480</text:p>
          </table:table-cell>
          <table:table-cell table:formula="of:=[.$O14]*[.Q$4]*2" office:value-type="float" office:value="600" calcext:value-type="float">
            <text:p>600</text:p>
          </table:table-cell>
          <table:table-cell table:formula="of:=[.$O14]*[.R$4]*2"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6 tile</text:p>
          </table:table-cell>
          <table:table-cell table:formula="of:=[.B6]*12" office:value-type="float" office:value="624" calcext:value-type="float">
            <text:p>624</text:p>
          </table:table-cell>
          <table:table-cell table:formula="of:=[.C6]*12" office:value-type="float" office:value="780" calcext:value-type="float">
            <text:p>780</text:p>
          </table:table-cell>
          <table:table-cell table:formula="of:=[.D6]*12" office:value-type="float" office:value="936" calcext:value-type="float">
            <text:p>936</text:p>
          </table:table-cell>
          <table:table-cell table:formula="of:=[.E6]*12" office:value-type="float" office:value="1092" calcext:value-type="float">
            <text:p>109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$H15]*[.I$4]" office:value-type="float" office:value="528" calcext:value-type="float">
            <text:p>528</text:p>
          </table:table-cell>
          <table:table-cell table:formula="of:=[.$H15]*[.J$4]" office:value-type="float" office:value="396" calcext:value-type="float">
            <text:p>396</text:p>
          </table:table-cell>
          <table:table-cell table:formula="of:=[.$H15]*[.K$4]" office:value-type="float" office:value="330" calcext:value-type="float">
            <text:p>330</text:p>
          </table:table-cell>
          <table:table-cell table:formula="of:=[.$H15]*[.L$4]" office:value-type="float" office:value="264" calcext:value-type="float">
            <text:p>264</text:p>
          </table:table-cell>
          <table:table-cell table:formula="of:=[.$H15]*[.M$4]" office:value-type="float" office:value="198" calcext:value-type="float">
            <text:p>198</text:p>
          </table:table-cell>
          <table:table-cell/>
          <table:table-cell table:formula="of:=[.O14]+0.5" office:value-type="float" office:value="5.5" calcext:value-type="float">
            <text:p>5.5</text:p>
          </table:table-cell>
          <table:table-cell table:formula="of:=[.$O15]*[.P$4]*2" office:value-type="float" office:value="528" calcext:value-type="float">
            <text:p>528</text:p>
          </table:table-cell>
          <table:table-cell table:formula="of:=[.$O15]*[.Q$4]*2" office:value-type="float" office:value="660" calcext:value-type="float">
            <text:p>660</text:p>
          </table:table-cell>
          <table:table-cell table:formula="of:=[.$O15]*[.R$4]*2"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7.5 tile</text:p>
          </table:table-cell>
          <table:table-cell table:formula="of:=[.B6]*15" office:value-type="float" office:value="780" calcext:value-type="float">
            <text:p>780</text:p>
          </table:table-cell>
          <table:table-cell table:formula="of:=[.C6]*15" office:value-type="float" office:value="975" calcext:value-type="float">
            <text:p>975</text:p>
          </table:table-cell>
          <table:table-cell table:formula="of:=[.D6]*15" office:value-type="float" office:value="1170" calcext:value-type="float">
            <text:p>1170</text:p>
          </table:table-cell>
          <table:table-cell table:formula="of:=[.E6]*15" office:value-type="float" office:value="1365" calcext:value-type="float">
            <text:p>136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$H16]*[.I$4]" office:value-type="float" office:value="576" calcext:value-type="float">
            <text:p>576</text:p>
          </table:table-cell>
          <table:table-cell table:formula="of:=[.$H16]*[.J$4]" office:value-type="float" office:value="432" calcext:value-type="float">
            <text:p>432</text:p>
          </table:table-cell>
          <table:table-cell table:formula="of:=[.$H16]*[.K$4]" office:value-type="float" office:value="360" calcext:value-type="float">
            <text:p>360</text:p>
          </table:table-cell>
          <table:table-cell table:formula="of:=[.$H16]*[.L$4]" office:value-type="float" office:value="288" calcext:value-type="float">
            <text:p>288</text:p>
          </table:table-cell>
          <table:table-cell table:formula="of:=[.$H16]*[.M$4]" office:value-type="float" office:value="216" calcext:value-type="float">
            <text:p>216</text:p>
          </table:table-cell>
          <table:table-cell/>
          <table:table-cell table:formula="of:=[.O15]+0.5" office:value-type="float" office:value="6" calcext:value-type="float">
            <text:p>6</text:p>
          </table:table-cell>
          <table:table-cell table:formula="of:=[.$O16]*[.P$4]*2" office:value-type="float" office:value="576" calcext:value-type="float">
            <text:p>576</text:p>
          </table:table-cell>
          <table:table-cell table:formula="of:=[.$O16]*[.Q$4]*2" office:value-type="float" office:value="720" calcext:value-type="float">
            <text:p>720</text:p>
          </table:table-cell>
          <table:table-cell table:formula="of:=[.$O16]*[.R$4]*2"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9 tile</text:p>
          </table:table-cell>
          <table:table-cell table:formula="of:=[.B6]*18" office:value-type="float" office:value="936" calcext:value-type="float">
            <text:p>936</text:p>
          </table:table-cell>
          <table:table-cell table:formula="of:=[.C6]*18" office:value-type="float" office:value="1170" calcext:value-type="float">
            <text:p>1170</text:p>
          </table:table-cell>
          <table:table-cell table:formula="of:=[.D6]*18" office:value-type="float" office:value="1404" calcext:value-type="float">
            <text:p>1404</text:p>
          </table:table-cell>
          <table:table-cell table:formula="of:=[.E6]*18" office:value-type="float" office:value="1638" calcext:value-type="float">
            <text:p>163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$H17]*[.I$4]" office:value-type="float" office:value="624" calcext:value-type="float">
            <text:p>624</text:p>
          </table:table-cell>
          <table:table-cell table:formula="of:=[.$H17]*[.J$4]" office:value-type="float" office:value="468" calcext:value-type="float">
            <text:p>468</text:p>
          </table:table-cell>
          <table:table-cell table:formula="of:=[.$H17]*[.K$4]" office:value-type="float" office:value="390" calcext:value-type="float">
            <text:p>390</text:p>
          </table:table-cell>
          <table:table-cell table:formula="of:=[.$H17]*[.L$4]" office:value-type="float" office:value="312" calcext:value-type="float">
            <text:p>312</text:p>
          </table:table-cell>
          <table:table-cell table:formula="of:=[.$H17]*[.M$4]" office:value-type="float" office:value="234" calcext:value-type="float">
            <text:p>234</text:p>
          </table:table-cell>
          <table:table-cell/>
          <table:table-cell table:formula="of:=[.O16]+0.5" office:value-type="float" office:value="6.5" calcext:value-type="float">
            <text:p>6.5</text:p>
          </table:table-cell>
          <table:table-cell table:formula="of:=[.$O17]*[.P$4]*2" office:value-type="float" office:value="624" calcext:value-type="float">
            <text:p>624</text:p>
          </table:table-cell>
          <table:table-cell table:formula="of:=[.$O17]*[.Q$4]*2" office:value-type="float" office:value="780" calcext:value-type="float">
            <text:p>780</text:p>
          </table:table-cell>
          <table:table-cell table:formula="of:=[.$O17]*[.R$4]*2" office:value-type="float" office:value="936" calcext:value-type="float">
            <text:p>936</text:p>
          </table:table-cell>
        </table:table-row>
        <table:table-row table:style-name="ro1">
          <table:table-cell office:value-type="string" calcext:value-type="string">
            <text:p>12 tile</text:p>
          </table:table-cell>
          <table:table-cell table:formula="of:=[.B6]*24" office:value-type="float" office:value="1248" calcext:value-type="float">
            <text:p>1248</text:p>
          </table:table-cell>
          <table:table-cell table:formula="of:=[.C6]*24" office:value-type="float" office:value="1560" calcext:value-type="float">
            <text:p>1560</text:p>
          </table:table-cell>
          <table:table-cell table:formula="of:=[.D6]*24" office:value-type="float" office:value="1872" calcext:value-type="float">
            <text:p>1872</text:p>
          </table:table-cell>
          <table:table-cell table:formula="of:=[.E6]*24" office:value-type="float" office:value="2184" calcext:value-type="float">
            <text:p>218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$H18]*[.I$4]" office:value-type="float" office:value="672" calcext:value-type="float">
            <text:p>672</text:p>
          </table:table-cell>
          <table:table-cell table:formula="of:=[.$H18]*[.J$4]" office:value-type="float" office:value="504" calcext:value-type="float">
            <text:p>504</text:p>
          </table:table-cell>
          <table:table-cell table:formula="of:=[.$H18]*[.K$4]" office:value-type="float" office:value="420" calcext:value-type="float">
            <text:p>420</text:p>
          </table:table-cell>
          <table:table-cell table:formula="of:=[.$H18]*[.L$4]" office:value-type="float" office:value="336" calcext:value-type="float">
            <text:p>336</text:p>
          </table:table-cell>
          <table:table-cell table:formula="of:=[.$H18]*[.M$4]" office:value-type="float" office:value="252" calcext:value-type="float">
            <text:p>252</text:p>
          </table:table-cell>
          <table:table-cell/>
          <table:table-cell table:formula="of:=[.O17]+0.5" office:value-type="float" office:value="7" calcext:value-type="float">
            <text:p>7</text:p>
          </table:table-cell>
          <table:table-cell table:formula="of:=[.$O18]*[.P$4]*2" office:value-type="float" office:value="672" calcext:value-type="float">
            <text:p>672</text:p>
          </table:table-cell>
          <table:table-cell table:formula="of:=[.$O18]*[.Q$4]*2" office:value-type="float" office:value="840" calcext:value-type="float">
            <text:p>840</text:p>
          </table:table-cell>
          <table:table-cell table:formula="of:=[.$O18]*[.R$4]*2" office:value-type="float" office:value="1008" calcext:value-type="float">
            <text:p>1008</text:p>
          </table:table-cell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formula="of:=[.$H19]*[.I$4]" office:value-type="float" office:value="720" calcext:value-type="float">
            <text:p>720</text:p>
          </table:table-cell>
          <table:table-cell table:formula="of:=[.$H19]*[.J$4]" office:value-type="float" office:value="540" calcext:value-type="float">
            <text:p>540</text:p>
          </table:table-cell>
          <table:table-cell table:formula="of:=[.$H19]*[.K$4]" office:value-type="float" office:value="450" calcext:value-type="float">
            <text:p>450</text:p>
          </table:table-cell>
          <table:table-cell table:formula="of:=[.$H19]*[.L$4]" office:value-type="float" office:value="360" calcext:value-type="float">
            <text:p>360</text:p>
          </table:table-cell>
          <table:table-cell table:formula="of:=[.$H19]*[.M$4]" office:value-type="float" office:value="270" calcext:value-type="float">
            <text:p>270</text:p>
          </table:table-cell>
          <table:table-cell/>
          <table:table-cell table:formula="of:=[.O18]+0.5" office:value-type="float" office:value="7.5" calcext:value-type="float">
            <text:p>7.5</text:p>
          </table:table-cell>
          <table:table-cell table:formula="of:=[.$O19]*[.P$4]*2" office:value-type="float" office:value="720" calcext:value-type="float">
            <text:p>720</text:p>
          </table:table-cell>
          <table:table-cell table:formula="of:=[.$O19]*[.Q$4]*2" office:value-type="float" office:value="900" calcext:value-type="float">
            <text:p>900</text:p>
          </table:table-cell>
          <table:table-cell table:formula="of:=[.$O19]*[.R$4]*2"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100 Capacity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formula="of:=[.$H20]*[.I$4]" office:value-type="float" office:value="768" calcext:value-type="float">
            <text:p>768</text:p>
          </table:table-cell>
          <table:table-cell table:formula="of:=[.$H20]*[.J$4]" office:value-type="float" office:value="576" calcext:value-type="float">
            <text:p>576</text:p>
          </table:table-cell>
          <table:table-cell table:formula="of:=[.$H20]*[.K$4]" office:value-type="float" office:value="480" calcext:value-type="float">
            <text:p>480</text:p>
          </table:table-cell>
          <table:table-cell table:formula="of:=[.$H20]*[.L$4]" office:value-type="float" office:value="384" calcext:value-type="float">
            <text:p>384</text:p>
          </table:table-cell>
          <table:table-cell table:formula="of:=[.$H20]*[.M$4]" office:value-type="float" office:value="288" calcext:value-type="float">
            <text:p>288</text:p>
          </table:table-cell>
          <table:table-cell/>
          <table:table-cell table:formula="of:=[.O19]+0.5" office:value-type="float" office:value="8" calcext:value-type="float">
            <text:p>8</text:p>
          </table:table-cell>
          <table:table-cell table:formula="of:=[.$O20]*[.P$4]*2" office:value-type="float" office:value="768" calcext:value-type="float">
            <text:p>768</text:p>
          </table:table-cell>
          <table:table-cell table:formula="of:=[.$O20]*[.Q$4]*2" office:value-type="float" office:value="960" calcext:value-type="float">
            <text:p>960</text:p>
          </table:table-cell>
          <table:table-cell table:formula="of:=[.$O20]*[.R$4]*2" office:value-type="float" office:value="1152" calcext:value-type="float">
            <text:p>1152</text:p>
          </table:table-cell>
        </table:table-row>
        <table:table-row table:style-name="ro1">
          <table:table-cell office:value-type="string" calcext:value-type="string">
            <text:p>6 tile</text:p>
          </table:table-cell>
          <table:table-cell table:formula="of:=[.B7]*12" office:value-type="float" office:value="960" calcext:value-type="float">
            <text:p>960</text:p>
          </table:table-cell>
          <table:table-cell table:formula="of:=[.C7]*12" office:value-type="float" office:value="1200" calcext:value-type="float">
            <text:p>1200</text:p>
          </table:table-cell>
          <table:table-cell table:formula="of:=[.D7]*12" office:value-type="float" office:value="1440" calcext:value-type="float">
            <text:p>1440</text:p>
          </table:table-cell>
          <table:table-cell table:formula="of:=[.E7]*12" office:value-type="float" office:value="1680" calcext:value-type="float">
            <text:p>168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$H21]*[.I$4]" office:value-type="float" office:value="816" calcext:value-type="float">
            <text:p>816</text:p>
          </table:table-cell>
          <table:table-cell table:formula="of:=[.$H21]*[.J$4]" office:value-type="float" office:value="612" calcext:value-type="float">
            <text:p>612</text:p>
          </table:table-cell>
          <table:table-cell table:formula="of:=[.$H21]*[.K$4]" office:value-type="float" office:value="510" calcext:value-type="float">
            <text:p>510</text:p>
          </table:table-cell>
          <table:table-cell table:formula="of:=[.$H21]*[.L$4]" office:value-type="float" office:value="408" calcext:value-type="float">
            <text:p>408</text:p>
          </table:table-cell>
          <table:table-cell table:formula="of:=[.$H21]*[.M$4]" office:value-type="float" office:value="306" calcext:value-type="float">
            <text:p>306</text:p>
          </table:table-cell>
          <table:table-cell/>
          <table:table-cell table:formula="of:=[.O20]+0.5" office:value-type="float" office:value="8.5" calcext:value-type="float">
            <text:p>8.5</text:p>
          </table:table-cell>
          <table:table-cell table:formula="of:=[.$O21]*[.P$4]*2" office:value-type="float" office:value="816" calcext:value-type="float">
            <text:p>816</text:p>
          </table:table-cell>
          <table:table-cell table:formula="of:=[.$O21]*[.Q$4]*2" office:value-type="float" office:value="1020" calcext:value-type="float">
            <text:p>1020</text:p>
          </table:table-cell>
          <table:table-cell table:formula="of:=[.$O21]*[.R$4]*2" office:value-type="float" office:value="1224" calcext:value-type="float">
            <text:p>1224</text:p>
          </table:table-cell>
        </table:table-row>
        <table:table-row table:style-name="ro1">
          <table:table-cell office:value-type="string" calcext:value-type="string">
            <text:p>9 tile</text:p>
          </table:table-cell>
          <table:table-cell table:formula="of:=[.B7]*18" office:value-type="float" office:value="1440" calcext:value-type="float">
            <text:p>1440</text:p>
          </table:table-cell>
          <table:table-cell table:formula="of:=[.C7]*18" office:value-type="float" office:value="1800" calcext:value-type="float">
            <text:p>1800</text:p>
          </table:table-cell>
          <table:table-cell table:formula="of:=[.D7]*18" office:value-type="float" office:value="2160" calcext:value-type="float">
            <text:p>2160</text:p>
          </table:table-cell>
          <table:table-cell table:formula="of:=[.E7]*18" office:value-type="float" office:value="2520" calcext:value-type="float">
            <text:p>25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$H22]*[.I$4]" office:value-type="float" office:value="864" calcext:value-type="float">
            <text:p>864</text:p>
          </table:table-cell>
          <table:table-cell table:formula="of:=[.$H22]*[.J$4]" office:value-type="float" office:value="648" calcext:value-type="float">
            <text:p>648</text:p>
          </table:table-cell>
          <table:table-cell table:formula="of:=[.$H22]*[.K$4]" office:value-type="float" office:value="540" calcext:value-type="float">
            <text:p>540</text:p>
          </table:table-cell>
          <table:table-cell table:formula="of:=[.$H22]*[.L$4]" office:value-type="float" office:value="432" calcext:value-type="float">
            <text:p>432</text:p>
          </table:table-cell>
          <table:table-cell table:formula="of:=[.$H22]*[.M$4]" office:value-type="float" office:value="324" calcext:value-type="float">
            <text:p>324</text:p>
          </table:table-cell>
          <table:table-cell/>
          <table:table-cell table:formula="of:=[.O21]+0.5" office:value-type="float" office:value="9" calcext:value-type="float">
            <text:p>9</text:p>
          </table:table-cell>
          <table:table-cell table:formula="of:=[.$O22]*[.P$4]*2" office:value-type="float" office:value="864" calcext:value-type="float">
            <text:p>864</text:p>
          </table:table-cell>
          <table:table-cell table:formula="of:=[.$O22]*[.Q$4]*2" office:value-type="float" office:value="1080" calcext:value-type="float">
            <text:p>1080</text:p>
          </table:table-cell>
          <table:table-cell table:formula="of:=[.$O22]*[.R$4]*2" office:value-type="float" office:value="1296" calcext:value-type="float">
            <text:p>1296</text:p>
          </table:table-cell>
        </table:table-row>
        <table:table-row table:style-name="ro1">
          <table:table-cell table:number-columns-repeated="7"/>
          <table:table-cell office:value-type="float" office:value="19" calcext:value-type="float">
            <text:p>19</text:p>
          </table:table-cell>
          <table:table-cell table:formula="of:=[.$H23]*[.I$4]" office:value-type="float" office:value="912" calcext:value-type="float">
            <text:p>912</text:p>
          </table:table-cell>
          <table:table-cell table:formula="of:=[.$H23]*[.J$4]" office:value-type="float" office:value="684" calcext:value-type="float">
            <text:p>684</text:p>
          </table:table-cell>
          <table:table-cell table:formula="of:=[.$H23]*[.K$4]" office:value-type="float" office:value="570" calcext:value-type="float">
            <text:p>570</text:p>
          </table:table-cell>
          <table:table-cell table:formula="of:=[.$H23]*[.L$4]" office:value-type="float" office:value="456" calcext:value-type="float">
            <text:p>456</text:p>
          </table:table-cell>
          <table:table-cell table:formula="of:=[.$H23]*[.M$4]" office:value-type="float" office:value="342" calcext:value-type="float">
            <text:p>342</text:p>
          </table:table-cell>
          <table:table-cell/>
          <table:table-cell table:formula="of:=[.O22]+0.5" office:value-type="float" office:value="9.5" calcext:value-type="float">
            <text:p>9.5</text:p>
          </table:table-cell>
          <table:table-cell table:formula="of:=[.$O23]*[.P$4]*2" office:value-type="float" office:value="912" calcext:value-type="float">
            <text:p>912</text:p>
          </table:table-cell>
          <table:table-cell table:formula="of:=[.$O23]*[.Q$4]*2" office:value-type="float" office:value="1140" calcext:value-type="float">
            <text:p>1140</text:p>
          </table:table-cell>
          <table:table-cell table:formula="of:=[.$O23]*[.R$4]*2" office:value-type="float" office:value="1368" calcext:value-type="float">
            <text:p>1368</text:p>
          </table:table-cell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table:formula="of:=[.$H24]*[.I$4]" office:value-type="float" office:value="960" calcext:value-type="float">
            <text:p>960</text:p>
          </table:table-cell>
          <table:table-cell table:formula="of:=[.$H24]*[.J$4]" office:value-type="float" office:value="720" calcext:value-type="float">
            <text:p>720</text:p>
          </table:table-cell>
          <table:table-cell table:formula="of:=[.$H24]*[.K$4]" office:value-type="float" office:value="600" calcext:value-type="float">
            <text:p>600</text:p>
          </table:table-cell>
          <table:table-cell table:formula="of:=[.$H24]*[.L$4]" office:value-type="float" office:value="480" calcext:value-type="float">
            <text:p>480</text:p>
          </table:table-cell>
          <table:table-cell table:formula="of:=[.$H24]*[.M$4]" office:value-type="float" office:value="360" calcext:value-type="float">
            <text:p>360</text:p>
          </table:table-cell>
          <table:table-cell/>
          <table:table-cell table:formula="of:=[.O23]+0.5" office:value-type="float" office:value="10" calcext:value-type="float">
            <text:p>10</text:p>
          </table:table-cell>
          <table:table-cell table:formula="of:=[.$O24]*[.P$4]*2" office:value-type="float" office:value="960" calcext:value-type="float">
            <text:p>960</text:p>
          </table:table-cell>
          <table:table-cell table:formula="of:=[.$O24]*[.Q$4]*2" office:value-type="float" office:value="1200" calcext:value-type="float">
            <text:p>1200</text:p>
          </table:table-cell>
          <table:table-cell table:formula="of:=[.$O24]*[.R$4]*2" office:value-type="float" office:value="1440" calcext:value-type="float">
            <text:p>1440</text:p>
          </table:table-cell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table:formula="of:=[.$H25]*[.I$4]" office:value-type="float" office:value="1008" calcext:value-type="float">
            <text:p>1008</text:p>
          </table:table-cell>
          <table:table-cell table:formula="of:=[.$H25]*[.J$4]" office:value-type="float" office:value="756" calcext:value-type="float">
            <text:p>756</text:p>
          </table:table-cell>
          <table:table-cell table:formula="of:=[.$H25]*[.K$4]" office:value-type="float" office:value="630" calcext:value-type="float">
            <text:p>630</text:p>
          </table:table-cell>
          <table:table-cell table:formula="of:=[.$H25]*[.L$4]" office:value-type="float" office:value="504" calcext:value-type="float">
            <text:p>504</text:p>
          </table:table-cell>
          <table:table-cell table:formula="of:=[.$H25]*[.M$4]" office:value-type="float" office:value="378" calcext:value-type="float">
            <text:p>378</text:p>
          </table:table-cell>
          <table:table-cell/>
          <table:table-cell table:formula="of:=[.O24]+0.5" office:value-type="float" office:value="10.5" calcext:value-type="float">
            <text:p>10.5</text:p>
          </table:table-cell>
          <table:table-cell table:formula="of:=[.$O25]*[.P$4]*2" office:value-type="float" office:value="1008" calcext:value-type="float">
            <text:p>1008</text:p>
          </table:table-cell>
          <table:table-cell table:formula="of:=[.$O25]*[.Q$4]*2" office:value-type="float" office:value="1260" calcext:value-type="float">
            <text:p>1260</text:p>
          </table:table-cell>
          <table:table-cell table:formula="of:=[.$O25]*[.R$4]*2" office:value-type="float" office:value="1512" calcext:value-type="float">
            <text:p>1512</text:p>
          </table:table-cell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table:formula="of:=[.$H26]*[.I$4]" office:value-type="float" office:value="1056" calcext:value-type="float">
            <text:p>1056</text:p>
          </table:table-cell>
          <table:table-cell table:formula="of:=[.$H26]*[.J$4]" office:value-type="float" office:value="792" calcext:value-type="float">
            <text:p>792</text:p>
          </table:table-cell>
          <table:table-cell table:formula="of:=[.$H26]*[.K$4]" office:value-type="float" office:value="660" calcext:value-type="float">
            <text:p>660</text:p>
          </table:table-cell>
          <table:table-cell table:formula="of:=[.$H26]*[.L$4]" office:value-type="float" office:value="528" calcext:value-type="float">
            <text:p>528</text:p>
          </table:table-cell>
          <table:table-cell table:formula="of:=[.$H26]*[.M$4]" office:value-type="float" office:value="396" calcext:value-type="float">
            <text:p>396</text:p>
          </table:table-cell>
          <table:table-cell/>
          <table:table-cell table:formula="of:=[.O25]+0.5" office:value-type="float" office:value="11" calcext:value-type="float">
            <text:p>11</text:p>
          </table:table-cell>
          <table:table-cell table:formula="of:=[.$O26]*[.P$4]*2" office:value-type="float" office:value="1056" calcext:value-type="float">
            <text:p>1056</text:p>
          </table:table-cell>
          <table:table-cell table:formula="of:=[.$O26]*[.Q$4]*2" office:value-type="float" office:value="1320" calcext:value-type="float">
            <text:p>1320</text:p>
          </table:table-cell>
          <table:table-cell table:formula="of:=[.$O26]*[.R$4]*2" office:value-type="float" office:value="1584" calcext:value-type="float">
            <text:p>1584</text:p>
          </table:table-cell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table:formula="of:=[.$H27]*[.I$4]" office:value-type="float" office:value="1104" calcext:value-type="float">
            <text:p>1104</text:p>
          </table:table-cell>
          <table:table-cell table:formula="of:=[.$H27]*[.J$4]" office:value-type="float" office:value="828" calcext:value-type="float">
            <text:p>828</text:p>
          </table:table-cell>
          <table:table-cell table:formula="of:=[.$H27]*[.K$4]" office:value-type="float" office:value="690" calcext:value-type="float">
            <text:p>690</text:p>
          </table:table-cell>
          <table:table-cell table:formula="of:=[.$H27]*[.L$4]" office:value-type="float" office:value="552" calcext:value-type="float">
            <text:p>552</text:p>
          </table:table-cell>
          <table:table-cell table:formula="of:=[.$H27]*[.M$4]" office:value-type="float" office:value="414" calcext:value-type="float">
            <text:p>414</text:p>
          </table:table-cell>
          <table:table-cell/>
          <table:table-cell table:formula="of:=[.O26]+0.5" office:value-type="float" office:value="11.5" calcext:value-type="float">
            <text:p>11.5</text:p>
          </table:table-cell>
          <table:table-cell table:formula="of:=[.$O27]*[.P$4]*2" office:value-type="float" office:value="1104" calcext:value-type="float">
            <text:p>1104</text:p>
          </table:table-cell>
          <table:table-cell table:formula="of:=[.$O27]*[.Q$4]*2" office:value-type="float" office:value="1380" calcext:value-type="float">
            <text:p>1380</text:p>
          </table:table-cell>
          <table:table-cell table:formula="of:=[.$O27]*[.R$4]*2" office:value-type="float" office:value="1656" calcext:value-type="float">
            <text:p>1656</text:p>
          </table:table-cell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table:formula="of:=[.$H28]*[.I$4]" office:value-type="float" office:value="1152" calcext:value-type="float">
            <text:p>1152</text:p>
          </table:table-cell>
          <table:table-cell table:formula="of:=[.$H28]*[.J$4]" office:value-type="float" office:value="864" calcext:value-type="float">
            <text:p>864</text:p>
          </table:table-cell>
          <table:table-cell table:formula="of:=[.$H28]*[.K$4]" office:value-type="float" office:value="720" calcext:value-type="float">
            <text:p>720</text:p>
          </table:table-cell>
          <table:table-cell table:formula="of:=[.$H28]*[.L$4]" office:value-type="float" office:value="576" calcext:value-type="float">
            <text:p>576</text:p>
          </table:table-cell>
          <table:table-cell table:formula="of:=[.$H28]*[.M$4]" office:value-type="float" office:value="432" calcext:value-type="float">
            <text:p>432</text:p>
          </table:table-cell>
          <table:table-cell/>
          <table:table-cell table:formula="of:=[.O27]+0.5" office:value-type="float" office:value="12" calcext:value-type="float">
            <text:p>12</text:p>
          </table:table-cell>
          <table:table-cell table:formula="of:=[.$O28]*[.P$4]*2" office:value-type="float" office:value="1152" calcext:value-type="float">
            <text:p>1152</text:p>
          </table:table-cell>
          <table:table-cell table:formula="of:=[.$O28]*[.Q$4]*2" office:value-type="float" office:value="1440" calcext:value-type="float">
            <text:p>1440</text:p>
          </table:table-cell>
          <table:table-cell table:formula="of:=[.$O28]*[.R$4]*2" office:value-type="float" office:value="1728" calcext:value-type="float">
            <text:p>1728</text:p>
          </table:table-cell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table:formula="of:=[.$H29]*[.I$4]" office:value-type="float" office:value="1200" calcext:value-type="float">
            <text:p>1200</text:p>
          </table:table-cell>
          <table:table-cell table:formula="of:=[.$H29]*[.J$4]" office:value-type="float" office:value="900" calcext:value-type="float">
            <text:p>900</text:p>
          </table:table-cell>
          <table:table-cell table:formula="of:=[.$H29]*[.K$4]" office:value-type="float" office:value="750" calcext:value-type="float">
            <text:p>750</text:p>
          </table:table-cell>
          <table:table-cell table:formula="of:=[.$H29]*[.L$4]" office:value-type="float" office:value="600" calcext:value-type="float">
            <text:p>600</text:p>
          </table:table-cell>
          <table:table-cell table:formula="of:=[.$H29]*[.M$4]" office:value-type="float" office:value="450" calcext:value-type="float">
            <text:p>45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table:formula="of:=[.$H30]*[.I$4]" office:value-type="float" office:value="1248" calcext:value-type="float">
            <text:p>1248</text:p>
          </table:table-cell>
          <table:table-cell table:formula="of:=[.$H30]*[.J$4]" office:value-type="float" office:value="936" calcext:value-type="float">
            <text:p>936</text:p>
          </table:table-cell>
          <table:table-cell table:formula="of:=[.$H30]*[.K$4]" office:value-type="float" office:value="780" calcext:value-type="float">
            <text:p>780</text:p>
          </table:table-cell>
          <table:table-cell table:formula="of:=[.$H30]*[.L$4]" office:value-type="float" office:value="624" calcext:value-type="float">
            <text:p>624</text:p>
          </table:table-cell>
          <table:table-cell table:formula="of:=[.$H30]*[.M$4]" office:value-type="float" office:value="468" calcext:value-type="float">
            <text:p>46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7" calcext:value-type="float">
            <text:p>27</text:p>
          </table:table-cell>
          <table:table-cell table:formula="of:=[.$H31]*[.I$4]" office:value-type="float" office:value="1296" calcext:value-type="float">
            <text:p>1296</text:p>
          </table:table-cell>
          <table:table-cell table:formula="of:=[.$H31]*[.J$4]" office:value-type="float" office:value="972" calcext:value-type="float">
            <text:p>972</text:p>
          </table:table-cell>
          <table:table-cell table:formula="of:=[.$H31]*[.K$4]" office:value-type="float" office:value="810" calcext:value-type="float">
            <text:p>810</text:p>
          </table:table-cell>
          <table:table-cell table:formula="of:=[.$H31]*[.L$4]" office:value-type="float" office:value="648" calcext:value-type="float">
            <text:p>648</text:p>
          </table:table-cell>
          <table:table-cell table:formula="of:=[.$H31]*[.M$4]" office:value-type="float" office:value="486" calcext:value-type="float">
            <text:p>48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8" calcext:value-type="float">
            <text:p>28</text:p>
          </table:table-cell>
          <table:table-cell table:formula="of:=[.$H32]*[.I$4]" office:value-type="float" office:value="1344" calcext:value-type="float">
            <text:p>1344</text:p>
          </table:table-cell>
          <table:table-cell table:formula="of:=[.$H32]*[.J$4]" office:value-type="float" office:value="1008" calcext:value-type="float">
            <text:p>1008</text:p>
          </table:table-cell>
          <table:table-cell table:formula="of:=[.$H32]*[.K$4]" office:value-type="float" office:value="840" calcext:value-type="float">
            <text:p>840</text:p>
          </table:table-cell>
          <table:table-cell table:formula="of:=[.$H32]*[.L$4]" office:value-type="float" office:value="672" calcext:value-type="float">
            <text:p>672</text:p>
          </table:table-cell>
          <table:table-cell table:formula="of:=[.$H32]*[.M$4]" office:value-type="float" office:value="504" calcext:value-type="float">
            <text:p>50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9" calcext:value-type="float">
            <text:p>29</text:p>
          </table:table-cell>
          <table:table-cell table:formula="of:=[.$H33]*[.I$4]" office:value-type="float" office:value="1392" calcext:value-type="float">
            <text:p>1392</text:p>
          </table:table-cell>
          <table:table-cell table:formula="of:=[.$H33]*[.J$4]" office:value-type="float" office:value="1044" calcext:value-type="float">
            <text:p>1044</text:p>
          </table:table-cell>
          <table:table-cell table:formula="of:=[.$H33]*[.K$4]" office:value-type="float" office:value="870" calcext:value-type="float">
            <text:p>870</text:p>
          </table:table-cell>
          <table:table-cell table:formula="of:=[.$H33]*[.L$4]" office:value-type="float" office:value="696" calcext:value-type="float">
            <text:p>696</text:p>
          </table:table-cell>
          <table:table-cell table:formula="of:=[.$H33]*[.M$4]" office:value-type="float" office:value="522" calcext:value-type="float">
            <text:p>52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table:formula="of:=[.$H34]*[.I$4]" office:value-type="float" office:value="1440" calcext:value-type="float">
            <text:p>1440</text:p>
          </table:table-cell>
          <table:table-cell table:formula="of:=[.$H34]*[.J$4]" office:value-type="float" office:value="1080" calcext:value-type="float">
            <text:p>1080</text:p>
          </table:table-cell>
          <table:table-cell table:formula="of:=[.$H34]*[.K$4]" office:value-type="float" office:value="900" calcext:value-type="float">
            <text:p>900</text:p>
          </table:table-cell>
          <table:table-cell table:formula="of:=[.$H34]*[.L$4]" office:value-type="float" office:value="720" calcext:value-type="float">
            <text:p>720</text:p>
          </table:table-cell>
          <table:table-cell table:formula="of:=[.$H34]*[.M$4]" office:value-type="float" office:value="540" calcext:value-type="float">
            <text:p>54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1" calcext:value-type="float">
            <text:p>31</text:p>
          </table:table-cell>
          <table:table-cell table:formula="of:=[.$H35]*[.I$4]" office:value-type="float" office:value="1488" calcext:value-type="float">
            <text:p>1488</text:p>
          </table:table-cell>
          <table:table-cell table:formula="of:=[.$H35]*[.J$4]" office:value-type="float" office:value="1116" calcext:value-type="float">
            <text:p>1116</text:p>
          </table:table-cell>
          <table:table-cell table:formula="of:=[.$H35]*[.K$4]" office:value-type="float" office:value="930" calcext:value-type="float">
            <text:p>930</text:p>
          </table:table-cell>
          <table:table-cell table:formula="of:=[.$H35]*[.L$4]" office:value-type="float" office:value="744" calcext:value-type="float">
            <text:p>744</text:p>
          </table:table-cell>
          <table:table-cell table:formula="of:=[.$H35]*[.M$4]" office:value-type="float" office:value="558" calcext:value-type="float">
            <text:p>55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2" calcext:value-type="float">
            <text:p>32</text:p>
          </table:table-cell>
          <table:table-cell table:formula="of:=[.$H36]*[.I$4]" office:value-type="float" office:value="1536" calcext:value-type="float">
            <text:p>1536</text:p>
          </table:table-cell>
          <table:table-cell table:formula="of:=[.$H36]*[.J$4]" office:value-type="float" office:value="1152" calcext:value-type="float">
            <text:p>1152</text:p>
          </table:table-cell>
          <table:table-cell table:formula="of:=[.$H36]*[.K$4]" office:value-type="float" office:value="960" calcext:value-type="float">
            <text:p>960</text:p>
          </table:table-cell>
          <table:table-cell table:formula="of:=[.$H36]*[.L$4]" office:value-type="float" office:value="768" calcext:value-type="float">
            <text:p>768</text:p>
          </table:table-cell>
          <table:table-cell table:formula="of:=[.$H36]*[.M$4]" office:value-type="float" office:value="576" calcext:value-type="float">
            <text:p>57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3" calcext:value-type="float">
            <text:p>33</text:p>
          </table:table-cell>
          <table:table-cell table:formula="of:=[.$H37]*[.I$4]" office:value-type="float" office:value="1584" calcext:value-type="float">
            <text:p>1584</text:p>
          </table:table-cell>
          <table:table-cell table:formula="of:=[.$H37]*[.J$4]" office:value-type="float" office:value="1188" calcext:value-type="float">
            <text:p>1188</text:p>
          </table:table-cell>
          <table:table-cell table:formula="of:=[.$H37]*[.K$4]" office:value-type="float" office:value="990" calcext:value-type="float">
            <text:p>990</text:p>
          </table:table-cell>
          <table:table-cell table:formula="of:=[.$H37]*[.L$4]" office:value-type="float" office:value="792" calcext:value-type="float">
            <text:p>792</text:p>
          </table:table-cell>
          <table:table-cell table:formula="of:=[.$H37]*[.M$4]" office:value-type="float" office:value="594" calcext:value-type="float">
            <text:p>59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table:formula="of:=[.$H38]*[.I$4]" office:value-type="float" office:value="1632" calcext:value-type="float">
            <text:p>1632</text:p>
          </table:table-cell>
          <table:table-cell table:formula="of:=[.$H38]*[.J$4]" office:value-type="float" office:value="1224" calcext:value-type="float">
            <text:p>1224</text:p>
          </table:table-cell>
          <table:table-cell table:formula="of:=[.$H38]*[.K$4]" office:value-type="float" office:value="1020" calcext:value-type="float">
            <text:p>1020</text:p>
          </table:table-cell>
          <table:table-cell table:formula="of:=[.$H38]*[.L$4]" office:value-type="float" office:value="816" calcext:value-type="float">
            <text:p>816</text:p>
          </table:table-cell>
          <table:table-cell table:formula="of:=[.$H38]*[.M$4]" office:value-type="float" office:value="612" calcext:value-type="float">
            <text:p>61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5" calcext:value-type="float">
            <text:p>35</text:p>
          </table:table-cell>
          <table:table-cell table:formula="of:=[.$H39]*[.I$4]" office:value-type="float" office:value="1680" calcext:value-type="float">
            <text:p>1680</text:p>
          </table:table-cell>
          <table:table-cell table:formula="of:=[.$H39]*[.J$4]" office:value-type="float" office:value="1260" calcext:value-type="float">
            <text:p>1260</text:p>
          </table:table-cell>
          <table:table-cell table:formula="of:=[.$H39]*[.K$4]" office:value-type="float" office:value="1050" calcext:value-type="float">
            <text:p>1050</text:p>
          </table:table-cell>
          <table:table-cell table:formula="of:=[.$H39]*[.L$4]" office:value-type="float" office:value="840" calcext:value-type="float">
            <text:p>840</text:p>
          </table:table-cell>
          <table:table-cell table:formula="of:=[.$H39]*[.M$4]" office:value-type="float" office:value="630" calcext:value-type="float">
            <text:p>63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6" calcext:value-type="float">
            <text:p>36</text:p>
          </table:table-cell>
          <table:table-cell table:formula="of:=[.$H40]*[.I$4]" office:value-type="float" office:value="1728" calcext:value-type="float">
            <text:p>1728</text:p>
          </table:table-cell>
          <table:table-cell table:formula="of:=[.$H40]*[.J$4]" office:value-type="float" office:value="1296" calcext:value-type="float">
            <text:p>1296</text:p>
          </table:table-cell>
          <table:table-cell table:formula="of:=[.$H40]*[.K$4]" office:value-type="float" office:value="1080" calcext:value-type="float">
            <text:p>1080</text:p>
          </table:table-cell>
          <table:table-cell table:formula="of:=[.$H40]*[.L$4]" office:value-type="float" office:value="864" calcext:value-type="float">
            <text:p>864</text:p>
          </table:table-cell>
          <table:table-cell table:formula="of:=[.$H40]*[.M$4]" office:value-type="float" office:value="648" calcext:value-type="float">
            <text:p>64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7" calcext:value-type="float">
            <text:p>37</text:p>
          </table:table-cell>
          <table:table-cell table:formula="of:=[.$H41]*[.I$4]" office:value-type="float" office:value="1776" calcext:value-type="float">
            <text:p>1776</text:p>
          </table:table-cell>
          <table:table-cell table:formula="of:=[.$H41]*[.J$4]" office:value-type="float" office:value="1332" calcext:value-type="float">
            <text:p>1332</text:p>
          </table:table-cell>
          <table:table-cell table:formula="of:=[.$H41]*[.K$4]" office:value-type="float" office:value="1110" calcext:value-type="float">
            <text:p>1110</text:p>
          </table:table-cell>
          <table:table-cell table:formula="of:=[.$H41]*[.L$4]" office:value-type="float" office:value="888" calcext:value-type="float">
            <text:p>888</text:p>
          </table:table-cell>
          <table:table-cell table:formula="of:=[.$H41]*[.M$4]" office:value-type="float" office:value="666" calcext:value-type="float">
            <text:p>66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8" calcext:value-type="float">
            <text:p>38</text:p>
          </table:table-cell>
          <table:table-cell table:formula="of:=[.$H42]*[.I$4]" office:value-type="float" office:value="1824" calcext:value-type="float">
            <text:p>1824</text:p>
          </table:table-cell>
          <table:table-cell table:formula="of:=[.$H42]*[.J$4]" office:value-type="float" office:value="1368" calcext:value-type="float">
            <text:p>1368</text:p>
          </table:table-cell>
          <table:table-cell table:formula="of:=[.$H42]*[.K$4]" office:value-type="float" office:value="1140" calcext:value-type="float">
            <text:p>1140</text:p>
          </table:table-cell>
          <table:table-cell table:formula="of:=[.$H42]*[.L$4]" office:value-type="float" office:value="912" calcext:value-type="float">
            <text:p>912</text:p>
          </table:table-cell>
          <table:table-cell table:formula="of:=[.$H42]*[.M$4]" office:value-type="float" office:value="684" calcext:value-type="float">
            <text:p>68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9" calcext:value-type="float">
            <text:p>39</text:p>
          </table:table-cell>
          <table:table-cell table:formula="of:=[.$H43]*[.I$4]" office:value-type="float" office:value="1872" calcext:value-type="float">
            <text:p>1872</text:p>
          </table:table-cell>
          <table:table-cell table:formula="of:=[.$H43]*[.J$4]" office:value-type="float" office:value="1404" calcext:value-type="float">
            <text:p>1404</text:p>
          </table:table-cell>
          <table:table-cell table:formula="of:=[.$H43]*[.K$4]" office:value-type="float" office:value="1170" calcext:value-type="float">
            <text:p>1170</text:p>
          </table:table-cell>
          <table:table-cell table:formula="of:=[.$H43]*[.L$4]" office:value-type="float" office:value="936" calcext:value-type="float">
            <text:p>936</text:p>
          </table:table-cell>
          <table:table-cell table:formula="of:=[.$H43]*[.M$4]" office:value-type="float" office:value="702" calcext:value-type="float">
            <text:p>70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" calcext:value-type="float">
            <text:p>40</text:p>
          </table:table-cell>
          <table:table-cell table:formula="of:=[.$H44]*[.I$4]" office:value-type="float" office:value="1920" calcext:value-type="float">
            <text:p>1920</text:p>
          </table:table-cell>
          <table:table-cell table:formula="of:=[.$H44]*[.J$4]" office:value-type="float" office:value="1440" calcext:value-type="float">
            <text:p>1440</text:p>
          </table:table-cell>
          <table:table-cell table:formula="of:=[.$H44]*[.K$4]" office:value-type="float" office:value="1200" calcext:value-type="float">
            <text:p>1200</text:p>
          </table:table-cell>
          <table:table-cell table:formula="of:=[.$H44]*[.L$4]" office:value-type="float" office:value="960" calcext:value-type="float">
            <text:p>960</text:p>
          </table:table-cell>
          <table:table-cell table:formula="of:=[.$H44]*[.M$4]" office:value-type="float" office:value="720" calcext:value-type="float">
            <text:p>72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1" calcext:value-type="float">
            <text:p>41</text:p>
          </table:table-cell>
          <table:table-cell table:formula="of:=[.$H45]*[.I$4]" office:value-type="float" office:value="1968" calcext:value-type="float">
            <text:p>1968</text:p>
          </table:table-cell>
          <table:table-cell table:formula="of:=[.$H45]*[.J$4]" office:value-type="float" office:value="1476" calcext:value-type="float">
            <text:p>1476</text:p>
          </table:table-cell>
          <table:table-cell table:formula="of:=[.$H45]*[.K$4]" office:value-type="float" office:value="1230" calcext:value-type="float">
            <text:p>1230</text:p>
          </table:table-cell>
          <table:table-cell table:formula="of:=[.$H45]*[.L$4]" office:value-type="float" office:value="984" calcext:value-type="float">
            <text:p>984</text:p>
          </table:table-cell>
          <table:table-cell table:formula="of:=[.$H45]*[.M$4]" office:value-type="float" office:value="738" calcext:value-type="float">
            <text:p>73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2" calcext:value-type="float">
            <text:p>42</text:p>
          </table:table-cell>
          <table:table-cell table:formula="of:=[.$H46]*[.I$4]" office:value-type="float" office:value="2016" calcext:value-type="float">
            <text:p>2016</text:p>
          </table:table-cell>
          <table:table-cell table:formula="of:=[.$H46]*[.J$4]" office:value-type="float" office:value="1512" calcext:value-type="float">
            <text:p>1512</text:p>
          </table:table-cell>
          <table:table-cell table:formula="of:=[.$H46]*[.K$4]" office:value-type="float" office:value="1260" calcext:value-type="float">
            <text:p>1260</text:p>
          </table:table-cell>
          <table:table-cell table:formula="of:=[.$H46]*[.L$4]" office:value-type="float" office:value="1008" calcext:value-type="float">
            <text:p>1008</text:p>
          </table:table-cell>
          <table:table-cell table:formula="of:=[.$H46]*[.M$4]" office:value-type="float" office:value="756" calcext:value-type="float">
            <text:p>75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3" calcext:value-type="float">
            <text:p>43</text:p>
          </table:table-cell>
          <table:table-cell table:formula="of:=[.$H47]*[.I$4]" office:value-type="float" office:value="2064" calcext:value-type="float">
            <text:p>2064</text:p>
          </table:table-cell>
          <table:table-cell table:formula="of:=[.$H47]*[.J$4]" office:value-type="float" office:value="1548" calcext:value-type="float">
            <text:p>1548</text:p>
          </table:table-cell>
          <table:table-cell table:formula="of:=[.$H47]*[.K$4]" office:value-type="float" office:value="1290" calcext:value-type="float">
            <text:p>1290</text:p>
          </table:table-cell>
          <table:table-cell table:formula="of:=[.$H47]*[.L$4]" office:value-type="float" office:value="1032" calcext:value-type="float">
            <text:p>1032</text:p>
          </table:table-cell>
          <table:table-cell table:formula="of:=[.$H47]*[.M$4]" office:value-type="float" office:value="774" calcext:value-type="float">
            <text:p>77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4" calcext:value-type="float">
            <text:p>44</text:p>
          </table:table-cell>
          <table:table-cell table:formula="of:=[.$H48]*[.I$4]" office:value-type="float" office:value="2112" calcext:value-type="float">
            <text:p>2112</text:p>
          </table:table-cell>
          <table:table-cell table:formula="of:=[.$H48]*[.J$4]" office:value-type="float" office:value="1584" calcext:value-type="float">
            <text:p>1584</text:p>
          </table:table-cell>
          <table:table-cell table:formula="of:=[.$H48]*[.K$4]" office:value-type="float" office:value="1320" calcext:value-type="float">
            <text:p>1320</text:p>
          </table:table-cell>
          <table:table-cell table:formula="of:=[.$H48]*[.L$4]" office:value-type="float" office:value="1056" calcext:value-type="float">
            <text:p>1056</text:p>
          </table:table-cell>
          <table:table-cell table:formula="of:=[.$H48]*[.M$4]" office:value-type="float" office:value="792" calcext:value-type="float">
            <text:p>79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5" calcext:value-type="float">
            <text:p>45</text:p>
          </table:table-cell>
          <table:table-cell table:formula="of:=[.$H49]*[.I$4]" office:value-type="float" office:value="2160" calcext:value-type="float">
            <text:p>2160</text:p>
          </table:table-cell>
          <table:table-cell table:formula="of:=[.$H49]*[.J$4]" office:value-type="float" office:value="1620" calcext:value-type="float">
            <text:p>1620</text:p>
          </table:table-cell>
          <table:table-cell table:formula="of:=[.$H49]*[.K$4]" office:value-type="float" office:value="1350" calcext:value-type="float">
            <text:p>1350</text:p>
          </table:table-cell>
          <table:table-cell table:formula="of:=[.$H49]*[.L$4]" office:value-type="float" office:value="1080" calcext:value-type="float">
            <text:p>1080</text:p>
          </table:table-cell>
          <table:table-cell table:formula="of:=[.$H49]*[.M$4]" office:value-type="float" office:value="810" calcext:value-type="float">
            <text:p>81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6" calcext:value-type="float">
            <text:p>46</text:p>
          </table:table-cell>
          <table:table-cell table:formula="of:=[.$H50]*[.I$4]" office:value-type="float" office:value="2208" calcext:value-type="float">
            <text:p>2208</text:p>
          </table:table-cell>
          <table:table-cell table:formula="of:=[.$H50]*[.J$4]" office:value-type="float" office:value="1656" calcext:value-type="float">
            <text:p>1656</text:p>
          </table:table-cell>
          <table:table-cell table:formula="of:=[.$H50]*[.K$4]" office:value-type="float" office:value="1380" calcext:value-type="float">
            <text:p>1380</text:p>
          </table:table-cell>
          <table:table-cell table:formula="of:=[.$H50]*[.L$4]" office:value-type="float" office:value="1104" calcext:value-type="float">
            <text:p>1104</text:p>
          </table:table-cell>
          <table:table-cell table:formula="of:=[.$H50]*[.M$4]" office:value-type="float" office:value="828" calcext:value-type="float">
            <text:p>82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7" calcext:value-type="float">
            <text:p>47</text:p>
          </table:table-cell>
          <table:table-cell table:formula="of:=[.$H51]*[.I$4]" office:value-type="float" office:value="2256" calcext:value-type="float">
            <text:p>2256</text:p>
          </table:table-cell>
          <table:table-cell table:formula="of:=[.$H51]*[.J$4]" office:value-type="float" office:value="1692" calcext:value-type="float">
            <text:p>1692</text:p>
          </table:table-cell>
          <table:table-cell table:formula="of:=[.$H51]*[.K$4]" office:value-type="float" office:value="1410" calcext:value-type="float">
            <text:p>1410</text:p>
          </table:table-cell>
          <table:table-cell table:formula="of:=[.$H51]*[.L$4]" office:value-type="float" office:value="1128" calcext:value-type="float">
            <text:p>1128</text:p>
          </table:table-cell>
          <table:table-cell table:formula="of:=[.$H51]*[.M$4]" office:value-type="float" office:value="846" calcext:value-type="float">
            <text:p>84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8" calcext:value-type="float">
            <text:p>48</text:p>
          </table:table-cell>
          <table:table-cell table:formula="of:=[.$H52]*[.I$4]" office:value-type="float" office:value="2304" calcext:value-type="float">
            <text:p>2304</text:p>
          </table:table-cell>
          <table:table-cell table:formula="of:=[.$H52]*[.J$4]" office:value-type="float" office:value="1728" calcext:value-type="float">
            <text:p>1728</text:p>
          </table:table-cell>
          <table:table-cell table:formula="of:=[.$H52]*[.K$4]" office:value-type="float" office:value="1440" calcext:value-type="float">
            <text:p>1440</text:p>
          </table:table-cell>
          <table:table-cell table:formula="of:=[.$H52]*[.L$4]" office:value-type="float" office:value="1152" calcext:value-type="float">
            <text:p>1152</text:p>
          </table:table-cell>
          <table:table-cell table:formula="of:=[.$H52]*[.M$4]" office:value-type="float" office:value="864" calcext:value-type="float">
            <text:p>86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9" calcext:value-type="float">
            <text:p>49</text:p>
          </table:table-cell>
          <table:table-cell table:formula="of:=[.$H53]*[.I$4]" office:value-type="float" office:value="2352" calcext:value-type="float">
            <text:p>2352</text:p>
          </table:table-cell>
          <table:table-cell table:formula="of:=[.$H53]*[.J$4]" office:value-type="float" office:value="1764" calcext:value-type="float">
            <text:p>1764</text:p>
          </table:table-cell>
          <table:table-cell table:formula="of:=[.$H53]*[.K$4]" office:value-type="float" office:value="1470" calcext:value-type="float">
            <text:p>1470</text:p>
          </table:table-cell>
          <table:table-cell table:formula="of:=[.$H53]*[.L$4]" office:value-type="float" office:value="1176" calcext:value-type="float">
            <text:p>1176</text:p>
          </table:table-cell>
          <table:table-cell table:formula="of:=[.$H53]*[.M$4]" office:value-type="float" office:value="882" calcext:value-type="float">
            <text:p>88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0" calcext:value-type="float">
            <text:p>50</text:p>
          </table:table-cell>
          <table:table-cell table:formula="of:=[.$H54]*[.I$4]" office:value-type="float" office:value="2400" calcext:value-type="float">
            <text:p>2400</text:p>
          </table:table-cell>
          <table:table-cell table:formula="of:=[.$H54]*[.J$4]" office:value-type="float" office:value="1800" calcext:value-type="float">
            <text:p>1800</text:p>
          </table:table-cell>
          <table:table-cell table:formula="of:=[.$H54]*[.K$4]" office:value-type="float" office:value="1500" calcext:value-type="float">
            <text:p>1500</text:p>
          </table:table-cell>
          <table:table-cell table:formula="of:=[.$H54]*[.L$4]" office:value-type="float" office:value="1200" calcext:value-type="float">
            <text:p>1200</text:p>
          </table:table-cell>
          <table:table-cell table:formula="of:=[.$H54]*[.M$4]" office:value-type="float" office:value="900" calcext:value-type="float">
            <text:p>90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1" calcext:value-type="float">
            <text:p>51</text:p>
          </table:table-cell>
          <table:table-cell table:formula="of:=[.$H55]*[.I$4]" office:value-type="float" office:value="2448" calcext:value-type="float">
            <text:p>2448</text:p>
          </table:table-cell>
          <table:table-cell table:formula="of:=[.$H55]*[.J$4]" office:value-type="float" office:value="1836" calcext:value-type="float">
            <text:p>1836</text:p>
          </table:table-cell>
          <table:table-cell table:formula="of:=[.$H55]*[.K$4]" office:value-type="float" office:value="1530" calcext:value-type="float">
            <text:p>1530</text:p>
          </table:table-cell>
          <table:table-cell table:formula="of:=[.$H55]*[.L$4]" office:value-type="float" office:value="1224" calcext:value-type="float">
            <text:p>1224</text:p>
          </table:table-cell>
          <table:table-cell table:formula="of:=[.$H55]*[.M$4]" office:value-type="float" office:value="918" calcext:value-type="float">
            <text:p>91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2" calcext:value-type="float">
            <text:p>52</text:p>
          </table:table-cell>
          <table:table-cell table:formula="of:=[.$H56]*[.I$4]" office:value-type="float" office:value="2496" calcext:value-type="float">
            <text:p>2496</text:p>
          </table:table-cell>
          <table:table-cell table:formula="of:=[.$H56]*[.J$4]" office:value-type="float" office:value="1872" calcext:value-type="float">
            <text:p>1872</text:p>
          </table:table-cell>
          <table:table-cell table:formula="of:=[.$H56]*[.K$4]" office:value-type="float" office:value="1560" calcext:value-type="float">
            <text:p>1560</text:p>
          </table:table-cell>
          <table:table-cell table:formula="of:=[.$H56]*[.L$4]" office:value-type="float" office:value="1248" calcext:value-type="float">
            <text:p>1248</text:p>
          </table:table-cell>
          <table:table-cell table:formula="of:=[.$H56]*[.M$4]" office:value-type="float" office:value="936" calcext:value-type="float">
            <text:p>93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3" calcext:value-type="float">
            <text:p>53</text:p>
          </table:table-cell>
          <table:table-cell table:formula="of:=[.$H57]*[.I$4]" office:value-type="float" office:value="2544" calcext:value-type="float">
            <text:p>2544</text:p>
          </table:table-cell>
          <table:table-cell table:formula="of:=[.$H57]*[.J$4]" office:value-type="float" office:value="1908" calcext:value-type="float">
            <text:p>1908</text:p>
          </table:table-cell>
          <table:table-cell table:formula="of:=[.$H57]*[.K$4]" office:value-type="float" office:value="1590" calcext:value-type="float">
            <text:p>1590</text:p>
          </table:table-cell>
          <table:table-cell table:formula="of:=[.$H57]*[.L$4]" office:value-type="float" office:value="1272" calcext:value-type="float">
            <text:p>1272</text:p>
          </table:table-cell>
          <table:table-cell table:formula="of:=[.$H57]*[.M$4]" office:value-type="float" office:value="954" calcext:value-type="float">
            <text:p>95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4" calcext:value-type="float">
            <text:p>54</text:p>
          </table:table-cell>
          <table:table-cell table:formula="of:=[.$H58]*[.I$4]" office:value-type="float" office:value="2592" calcext:value-type="float">
            <text:p>2592</text:p>
          </table:table-cell>
          <table:table-cell table:formula="of:=[.$H58]*[.J$4]" office:value-type="float" office:value="1944" calcext:value-type="float">
            <text:p>1944</text:p>
          </table:table-cell>
          <table:table-cell table:formula="of:=[.$H58]*[.K$4]" office:value-type="float" office:value="1620" calcext:value-type="float">
            <text:p>1620</text:p>
          </table:table-cell>
          <table:table-cell table:formula="of:=[.$H58]*[.L$4]" office:value-type="float" office:value="1296" calcext:value-type="float">
            <text:p>1296</text:p>
          </table:table-cell>
          <table:table-cell table:formula="of:=[.$H58]*[.M$4]" office:value-type="float" office:value="972" calcext:value-type="float">
            <text:p>97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5" calcext:value-type="float">
            <text:p>55</text:p>
          </table:table-cell>
          <table:table-cell table:formula="of:=[.$H59]*[.I$4]" office:value-type="float" office:value="2640" calcext:value-type="float">
            <text:p>2640</text:p>
          </table:table-cell>
          <table:table-cell table:formula="of:=[.$H59]*[.J$4]" office:value-type="float" office:value="1980" calcext:value-type="float">
            <text:p>1980</text:p>
          </table:table-cell>
          <table:table-cell table:formula="of:=[.$H59]*[.K$4]" office:value-type="float" office:value="1650" calcext:value-type="float">
            <text:p>1650</text:p>
          </table:table-cell>
          <table:table-cell table:formula="of:=[.$H59]*[.L$4]" office:value-type="float" office:value="1320" calcext:value-type="float">
            <text:p>1320</text:p>
          </table:table-cell>
          <table:table-cell table:formula="of:=[.$H59]*[.M$4]" office:value-type="float" office:value="990" calcext:value-type="float">
            <text:p>99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6" calcext:value-type="float">
            <text:p>56</text:p>
          </table:table-cell>
          <table:table-cell table:formula="of:=[.$H60]*[.I$4]" office:value-type="float" office:value="2688" calcext:value-type="float">
            <text:p>2688</text:p>
          </table:table-cell>
          <table:table-cell table:formula="of:=[.$H60]*[.J$4]" office:value-type="float" office:value="2016" calcext:value-type="float">
            <text:p>2016</text:p>
          </table:table-cell>
          <table:table-cell table:formula="of:=[.$H60]*[.K$4]" office:value-type="float" office:value="1680" calcext:value-type="float">
            <text:p>1680</text:p>
          </table:table-cell>
          <table:table-cell table:formula="of:=[.$H60]*[.L$4]" office:value-type="float" office:value="1344" calcext:value-type="float">
            <text:p>1344</text:p>
          </table:table-cell>
          <table:table-cell table:formula="of:=[.$H60]*[.M$4]" office:value-type="float" office:value="1008" calcext:value-type="float">
            <text:p>1008</text:p>
          </table:table-cell>
          <table:table-cell table:number-columns-repeated="5"/>
        </table:table-row>
      </table:table>
      <table:table table:name="Costs" table:style-name="ta1">
        <table:table-column table:style-name="co2" table:number-columns-repeated="2" table:default-cell-style-name="Default"/>
        <table:table-column table:style-name="co2" table:default-cell-style-name="ce36"/>
        <table:table-column table:style-name="co2" table:default-cell-style-name="Default"/>
        <table:table-column table:style-name="co7" table:default-cell-style-name="ce36"/>
        <table:table-column table:style-name="co2" table:number-columns-repeated="3" table:default-cell-style-name="Default"/>
        <table:table-column table:style-name="co12" table:default-cell-style-name="Default"/>
        <table:table-column table:style-name="co2" table:number-columns-repeated="2" table:default-cell-style-name="ce36"/>
        <table:table-column table:style-name="co2" table:number-columns-repeated="2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Year 2020, with no train expiry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35" office:value-type="string" calcext:value-type="string" table:number-columns-spanned="4" table:number-rows-spanned="1">
            <text:p>JapanSet</text:p>
          </table:table-cell>
          <table:covered-table-cell table:number-columns-repeated="3" table:style-name="ce37"/>
          <table:table-cell/>
          <table:table-cell table:style-name="ce45" office:value-type="string" calcext:value-type="string">
            <text:p>JP+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5" office:value-type="string" calcext:value-type="string">
            <text:p>Shinkansen</text:p>
          </table:table-cell>
          <table:table-cell table:style-name="ce45" office:value-type="string" calcext:value-type="string">
            <text:p>Length</text:p>
          </table:table-cell>
          <table:table-cell table:style-name="ce45" office:value-type="string" calcext:value-type="string">
            <text:p>Cost</text:p>
          </table:table-cell>
          <table:table-cell/>
          <table:table-cell table:style-name="ce45" office:value-type="string" calcext:value-type="string">
            <text:p>Running Cost</text:p>
          </table:table-cell>
          <table:table-cell table:number-columns-repeated="2"/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Rounded</text:p>
          </table:table-cell>
          <table:table-cell table:style-name="ce45" office:value-type="string" calcext:value-type="string">
            <text:p>Cost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0 Series</text:p>
          </table:table-cell>
          <table:table-cell office:value-type="string" calcext:value-type="string">
            <text:p>12 tiles</text:p>
          </table:table-cell>
          <table:table-cell office:value-type="float" office:value="504779" calcext:value-type="float">
            <text:p>504,779</text:p>
          </table:table-cell>
          <table:table-cell table:formula="of:=[.C6]/[.$C$6]" office:value-type="float" office:value="1" calcext:value-type="float">
            <text:p>1</text:p>
          </table:table-cell>
          <table:table-cell office:value-type="float" office:value="270262" calcext:value-type="float">
            <text:p>270,262</text:p>
          </table:table-cell>
          <table:table-cell table:formula="of:=[.E6]/[.$E$6]" office:value-type="float" office:value="1" calcext:value-type="float">
            <text:p>1</text:p>
          </table:table-cell>
          <table:table-cell/>
          <table:table-cell table:number-columns-repeated="2" office:value-type="float" office:value="500" calcext:value-type="float">
            <text:p>500</text:p>
          </table:table-cell>
          <table:table-cell office:value-type="float" office:value="585937" calcext:value-type="float">
            <text:p>585,937</text:p>
          </table:table-cell>
          <table:table-cell office:value-type="float" office:value="336600" calcext:value-type="float">
            <text:p>336,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Series</text:p>
          </table:table-cell>
          <table:table-cell office:value-type="string" calcext:value-type="string">
            <text:p>12 tiles</text:p>
          </table:table-cell>
          <table:table-cell office:value-type="float" office:value="531732" calcext:value-type="float">
            <text:p>531,732</text:p>
          </table:table-cell>
          <table:table-cell table:formula="of:=[.C7]/[.$C$6]" office:value-type="float" office:value="1.05339564443053" calcext:value-type="float">
            <text:p>1.05339564443053</text:p>
          </table:table-cell>
          <table:table-cell office:value-type="float" office:value="270712" calcext:value-type="float">
            <text:p>270,712</text:p>
          </table:table-cell>
          <table:table-cell table:formula="of:=[.E7]/[.$E$6]" office:value-type="float" office:value="1.00166505095056" calcext:value-type="float">
            <text:p>1.00166505095056</text:p>
          </table:table-cell>
          <table:table-cell/>
          <table:table-cell table:formula="of:=[.$H$6]*[.D7]" office:value-type="float" office:value="526.697822215267" calcext:value-type="float">
            <text:p>526.697822215267</text:p>
          </table:table-cell>
          <table:table-cell office:value-type="float" office:value="526" calcext:value-type="float">
            <text:p>526</text:p>
          </table:table-cell>
          <table:table-cell table:formula="of:=[.$J$6]/[.$I$6]*[.I7]" office:value-type="float" office:value="616405.724" calcext:value-type="float">
            <text:p>616,4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 Series</text:p>
          </table:table-cell>
          <table:table-cell office:value-type="string" calcext:value-type="string">
            <text:p>12tiles</text:p>
          </table:table-cell>
          <table:table-cell office:value-type="float" office:value="512982" calcext:value-type="float">
            <text:p>512,982</text:p>
          </table:table-cell>
          <table:table-cell table:formula="of:=[.C8]/[.$C$6]" office:value-type="float" office:value="1.01625067603842" calcext:value-type="float">
            <text:p>1.01625067603842</text:p>
          </table:table-cell>
          <table:table-cell office:value-type="float" office:value="270375" calcext:value-type="float">
            <text:p>270,375</text:p>
          </table:table-cell>
          <table:table-cell table:formula="of:=[.E8]/[.$E$6]" office:value-type="float" office:value="1.00041811279425" calcext:value-type="float">
            <text:p>1.00041811279425</text:p>
          </table:table-cell>
          <table:table-cell/>
          <table:table-cell table:formula="of:=[.$H$6]*[.D8]" office:value-type="float" office:value="508.125338019212" calcext:value-type="float">
            <text:p>508.125338019212</text:p>
          </table:table-cell>
          <table:table-cell office:value-type="float" office:value="508" calcext:value-type="float">
            <text:p>508</text:p>
          </table:table-cell>
          <table:table-cell table:formula="of:=[.$J$6]/[.$I$6]*[.I8]" office:value-type="float" office:value="595311.992" calcext:value-type="float">
            <text:p>595,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 Series</text:p>
          </table:table-cell>
          <table:table-cell office:value-type="string" calcext:value-type="string">
            <text:p>12tiles</text:p>
          </table:table-cell>
          <table:table-cell office:value-type="float" office:value="552826" calcext:value-type="float">
            <text:p>552,826</text:p>
          </table:table-cell>
          <table:table-cell table:formula="of:=[.C9]/[.$C$6]" office:value-type="float" office:value="1.0951842291379" calcext:value-type="float">
            <text:p>1.0951842291379</text:p>
          </table:table-cell>
          <table:table-cell office:value-type="float" office:value="271837" calcext:value-type="float">
            <text:p>271,837</text:p>
          </table:table-cell>
          <table:table-cell table:formula="of:=[.E9]/[.$E$6]" office:value-type="float" office:value="1.00582767832696" calcext:value-type="float">
            <text:p>1.00582767832696</text:p>
          </table:table-cell>
          <table:table-cell/>
          <table:table-cell table:formula="of:=[.$H$6]*[.D9]" office:value-type="float" office:value="547.59211456895" calcext:value-type="float">
            <text:p>547.59211456895</text:p>
          </table:table-cell>
          <table:table-cell office:value-type="float" office:value="548" calcext:value-type="float">
            <text:p>548</text:p>
          </table:table-cell>
          <table:table-cell table:formula="of:=[.$J$6]/[.$I$6]*[.I9]" office:value-type="float" office:value="642186.952" calcext:value-type="float">
            <text:p>642,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0 Series</text:p>
          </table:table-cell>
          <table:table-cell office:value-type="string" calcext:value-type="string">
            <text:p>12tiles</text:p>
          </table:table-cell>
          <table:table-cell office:value-type="float" office:value="515326" calcext:value-type="float">
            <text:p>515,326</text:p>
          </table:table-cell>
          <table:table-cell table:formula="of:=[.C10]/[.$C$6]" office:value-type="float" office:value="1.02089429235368" calcext:value-type="float">
            <text:p>1.02089429235368</text:p>
          </table:table-cell>
          <table:table-cell office:value-type="float" office:value="269137" calcext:value-type="float">
            <text:p>269,137</text:p>
          </table:table-cell>
          <table:table-cell table:formula="of:=[.E10]/[.$E$6]" office:value-type="float" office:value="0.995837372623602" calcext:value-type="float">
            <text:p>0.995837372623602</text:p>
          </table:table-cell>
          <table:table-cell/>
          <table:table-cell table:formula="of:=[.$H$6]*[.D10]" office:value-type="float" office:value="510.447146176842" calcext:value-type="float">
            <text:p>510.447146176842</text:p>
          </table:table-cell>
          <table:table-cell office:value-type="string" calcext:value-type="string">
            <text:p>175(400) + 189(MU)</text:p>
          </table:table-cell>
          <table:table-cell table:style-name="Default" office:value-type="float" office:value="594874" calcext:value-type="float">
            <text:p>5948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0 Series</text:p>
          </table:table-cell>
          <table:table-cell office:value-type="string" calcext:value-type="string">
            <text:p>12tiles</text:p>
          </table:table-cell>
          <table:table-cell office:value-type="float" office:value="617279" calcext:value-type="float">
            <text:p>617,279</text:p>
          </table:table-cell>
          <table:table-cell table:formula="of:=[.C11]/[.$C$6]" office:value-type="float" office:value="1.22286981035265" calcext:value-type="float">
            <text:p>1.22286981035265</text:p>
          </table:table-cell>
          <table:table-cell office:value-type="float" office:value="272737" calcext:value-type="float">
            <text:p>272,737</text:p>
          </table:table-cell>
          <table:table-cell table:formula="of:=[.E11]/[.$E$6]" office:value-type="float" office:value="1.00915778022808" calcext:value-type="float">
            <text:p>1.00915778022808</text:p>
          </table:table-cell>
          <table:table-cell/>
          <table:table-cell table:formula="of:=[.$H$6]*[.D11]" office:value-type="float" office:value="611.434905176325" calcext:value-type="float">
            <text:p>611.434905176325</text:p>
          </table:table-cell>
          <table:table-cell office:value-type="float" office:value="612" calcext:value-type="float">
            <text:p>612</text:p>
          </table:table-cell>
          <table:table-cell table:formula="of:=[.$J$6]/[.$I$6]*[.I11]" office:value-type="float" office:value="717186.888" calcext:value-type="float">
            <text:p>717,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0 Series</text:p>
          </table:table-cell>
          <table:table-cell office:value-type="string" calcext:value-type="string">
            <text:p>12tiles</text:p>
          </table:table-cell>
          <table:table-cell office:value-type="float" office:value="543451" calcext:value-type="float">
            <text:p>543,451</text:p>
          </table:table-cell>
          <table:table-cell table:formula="of:=[.C12]/[.$C$6]" office:value-type="float" office:value="1.07661174494185" calcext:value-type="float">
            <text:p>1.07661174494185</text:p>
          </table:table-cell>
          <table:table-cell office:value-type="float" office:value="271950" calcext:value-type="float">
            <text:p>271,950</text:p>
          </table:table-cell>
          <table:table-cell table:formula="of:=[.E12]/[.$E$6]" office:value-type="float" office:value="1.00624579112121" calcext:value-type="float">
            <text:p>1.00624579112121</text:p>
          </table:table-cell>
          <table:table-cell/>
          <table:table-cell table:formula="of:=[.$H$6]*[.D12]" office:value-type="float" office:value="538.305872470923" calcext:value-type="float">
            <text:p>538.305872470923</text:p>
          </table:table-cell>
          <table:table-cell office:value-type="float" office:value="538" calcext:value-type="float">
            <text:p>538</text:p>
          </table:table-cell>
          <table:table-cell table:formula="of:=[.$J$6]/[.$I$6]*[.I12]" office:value-type="float" office:value="630468.212" calcext:value-type="float">
            <text:p>630,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700 Series</text:p>
          </table:table-cell>
          <table:table-cell office:value-type="string" calcext:value-type="string">
            <text:p>12tiles</text:p>
          </table:table-cell>
          <table:table-cell office:value-type="float" office:value="559857" calcext:value-type="float">
            <text:p>559,857</text:p>
          </table:table-cell>
          <table:table-cell table:formula="of:=[.C13]/[.$C$6]" office:value-type="float" office:value="1.1091130970187" calcext:value-type="float">
            <text:p>1.1091130970187</text:p>
          </table:table-cell>
          <table:table-cell office:value-type="float" office:value="272062" calcext:value-type="float">
            <text:p>272,062</text:p>
          </table:table-cell>
          <table:table-cell table:formula="of:=[.E13]/[.$E$6]" office:value-type="float" office:value="1.00666020380224" calcext:value-type="float">
            <text:p>1.00666020380224</text:p>
          </table:table-cell>
          <table:table-cell/>
          <table:table-cell table:formula="of:=[.$H$6]*[.D13]" office:value-type="float" office:value="554.556548509348" calcext:value-type="float">
            <text:p>554.556548509348</text:p>
          </table:table-cell>
          <table:table-cell office:value-type="float" office:value="554" calcext:value-type="float">
            <text:p>554</text:p>
          </table:table-cell>
          <table:table-cell table:formula="of:=[.$J$6]/[.$I$6]*[.I13]" office:value-type="float" office:value="649218.196" calcext:value-type="float">
            <text:p>649,218</text:p>
          </table:table-cell>
          <table:table-cell table:number-columns-repeated="2"/>
          <table:table-cell table:formula="of:=[.I13]/16*6" office:value-type="float" office:value="207.75" calcext:value-type="float">
            <text:p>207.75</text:p>
          </table:table-cell>
        </table:table-row>
        <table:table-row table:style-name="ro1">
          <table:table-cell office:value-type="string" calcext:value-type="string">
            <text:p>800 Series</text:p>
          </table:table-cell>
          <table:table-cell office:value-type="string" calcext:value-type="string">
            <text:p>12tiles</text:p>
          </table:table-cell>
          <table:table-cell office:value-type="float" office:value="511810" calcext:value-type="float">
            <text:p>511,810</text:p>
          </table:table-cell>
          <table:table-cell table:formula="of:=[.C14]/[.$C$6]" office:value-type="float" office:value="1.0139288678808" calcext:value-type="float">
            <text:p>1.0139288678808</text:p>
          </table:table-cell>
          <table:table-cell office:value-type="float" office:value="269362" calcext:value-type="float">
            <text:p>269,362</text:p>
          </table:table-cell>
          <table:table-cell table:formula="of:=[.E14]/[.$E$6]" office:value-type="float" office:value="0.996669898098882" calcext:value-type="float">
            <text:p>0.996669898098882</text:p>
          </table:table-cell>
          <table:table-cell/>
          <table:table-cell table:formula="of:=[.$H$6]*[.D14]" office:value-type="float" office:value="506.964433940398" calcext:value-type="float">
            <text:p>506.964433940398</text:p>
          </table:table-cell>
          <table:table-cell office:value-type="float" office:value="506" calcext:value-type="float">
            <text:p>506</text:p>
          </table:table-cell>
          <table:table-cell table:formula="of:=[.$J$6]/[.$I$6]*[.I14]" office:value-type="float" office:value="592968.244" calcext:value-type="float">
            <text:p>592,968</text:p>
          </table:table-cell>
          <table:table-cell table:number-columns-repeated="2"/>
          <table:table-cell table:formula="of:=[.I14]/16*6" office:value-type="float" office:value="189.75" calcext:value-type="float">
            <text:p>189.75</text:p>
          </table:table-cell>
        </table:table-row>
        <table:table-row table:style-name="ro1">
          <table:table-cell office:value-type="string" calcext:value-type="string">
            <text:p>E1 Series</text:p>
          </table:table-cell>
          <table:table-cell office:value-type="string" calcext:value-type="string">
            <text:p>12tiles</text:p>
          </table:table-cell>
          <table:table-cell office:value-type="float" office:value="534076" calcext:value-type="float">
            <text:p>534,076</text:p>
          </table:table-cell>
          <table:table-cell table:formula="of:=[.C15]/[.$C$6]" office:value-type="float" office:value="1.05803926074579" calcext:value-type="float">
            <text:p>1.05803926074579</text:p>
          </table:table-cell>
          <table:table-cell office:value-type="float" office:value="270262" calcext:value-type="float">
            <text:p>270,262</text:p>
          </table:table-cell>
          <table:table-cell table:formula="of:=[.E15]/[.$E$6]" office:value-type="float" office:value="1" calcext:value-type="float">
            <text:p>1</text:p>
          </table:table-cell>
          <table:table-cell/>
          <table:table-cell table:formula="of:=[.$H$6]*[.D15]" office:value-type="float" office:value="529.019630372896" calcext:value-type="float">
            <text:p>529.019630372896</text:p>
          </table:table-cell>
          <table:table-cell office:value-type="float" office:value="530" calcext:value-type="float">
            <text:p>530</text:p>
          </table:table-cell>
          <table:table-cell table:formula="of:=[.$J$6]/[.$I$6]*[.I15]" office:value-type="float" office:value="621093.22" calcext:value-type="float">
            <text:p>621,093</text:p>
          </table:table-cell>
          <table:table-cell table:number-columns-repeated="2"/>
          <table:table-cell table:formula="of:=530/16*12" office:value-type="float" office:value="397.5" calcext:value-type="float">
            <text:p>397.5</text:p>
          </table:table-cell>
        </table:table-row>
        <table:table-row table:style-name="ro1">
          <table:table-cell office:value-type="string" calcext:value-type="string">
            <text:p>E2 Series</text:p>
          </table:table-cell>
          <table:table-cell office:value-type="string" calcext:value-type="string">
            <text:p>12tiles</text:p>
          </table:table-cell>
          <table:table-cell office:value-type="float" office:value="520014" calcext:value-type="float">
            <text:p>520,014</text:p>
          </table:table-cell>
          <table:table-cell table:formula="of:=[.C16]/[.$C$6]" office:value-type="float" office:value="1.0301815249842" calcext:value-type="float">
            <text:p>1.0301815249842</text:p>
          </table:table-cell>
          <table:table-cell office:value-type="float" office:value="271387" calcext:value-type="float">
            <text:p>271,387</text:p>
          </table:table-cell>
          <table:table-cell table:formula="of:=[.E16]/[.$E$6]" office:value-type="float" office:value="1.0041626273764" calcext:value-type="float">
            <text:p>1.0041626273764</text:p>
          </table:table-cell>
          <table:table-cell/>
          <table:table-cell table:formula="of:=[.$H$6]*[.D16]" office:value-type="float" office:value="515.090762492101" calcext:value-type="float">
            <text:p>515.090762492101</text:p>
          </table:table-cell>
          <table:table-cell office:value-type="float" office:value="516" calcext:value-type="float">
            <text:p>516</text:p>
          </table:table-cell>
          <table:table-cell table:formula="of:=[.$J$6]/[.$I$6]*[.I16]" office:value-type="float" office:value="604686.984" calcext:value-type="float">
            <text:p>604,687</text:p>
          </table:table-cell>
          <table:table-cell table:number-columns-repeated="2"/>
          <table:table-cell table:formula="of:=[.I16]/16*8"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E3 Series</text:p>
          </table:table-cell>
          <table:table-cell office:value-type="string" calcext:value-type="string">
            <text:p>12tiles</text:p>
          </table:table-cell>
          <table:table-cell office:value-type="float" office:value="515326" calcext:value-type="float">
            <text:p>515,326</text:p>
          </table:table-cell>
          <table:table-cell table:formula="of:=[.C17]/[.$C$6]" office:value-type="float" office:value="1.02089429235368" calcext:value-type="float">
            <text:p>1.02089429235368</text:p>
          </table:table-cell>
          <table:table-cell office:value-type="float" office:value="270712" calcext:value-type="float">
            <text:p>270,712</text:p>
          </table:table-cell>
          <table:table-cell table:formula="of:=[.E17]/[.$E$6]" office:value-type="float" office:value="1.00166505095056" calcext:value-type="float">
            <text:p>1.00166505095056</text:p>
          </table:table-cell>
          <table:table-cell/>
          <table:table-cell table:formula="of:=[.$H$6]*[.D17]" office:value-type="float" office:value="510.447146176842" calcext:value-type="float">
            <text:p>510.4471461768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4 Series</text:p>
          </table:table-cell>
          <table:table-cell office:value-type="string" calcext:value-type="string">
            <text:p>12tiles</text:p>
          </table:table-cell>
          <table:table-cell office:value-type="float" office:value="532904" calcext:value-type="float">
            <text:p>532,904</text:p>
          </table:table-cell>
          <table:table-cell table:formula="of:=[.C18]/[.$C$6]" office:value-type="float" office:value="1.05571745258816" calcext:value-type="float">
            <text:p>1.05571745258816</text:p>
          </table:table-cell>
          <table:table-cell office:value-type="float" office:value="270262" calcext:value-type="float">
            <text:p>270,262</text:p>
          </table:table-cell>
          <table:table-cell table:formula="of:=[.E18]/[.$E$6]" office:value-type="float" office:value="1" calcext:value-type="float">
            <text:p>1</text:p>
          </table:table-cell>
          <table:table-cell/>
          <table:table-cell table:formula="of:=[.$H$6]*[.D18]" office:value-type="float" office:value="527.858726294081" calcext:value-type="float">
            <text:p>527.858726294081</text:p>
          </table:table-cell>
          <table:table-cell office:value-type="float" office:value="528" calcext:value-type="float">
            <text:p>528</text:p>
          </table:table-cell>
          <table:table-cell table:formula="of:=[.$J$6]/[.$I$6]*[.I18]" office:value-type="float" office:value="618749.472" calcext:value-type="float">
            <text:p>618,749</text:p>
          </table:table-cell>
          <table:table-cell table:number-columns-repeated="2"/>
          <table:table-cell table:formula="of:=[.I18]/16*8"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E5 Series</text:p>
          </table:table-cell>
          <table:table-cell office:value-type="string" calcext:value-type="string">
            <text:p>12tiles</text:p>
          </table:table-cell>
          <table:table-cell office:value-type="float" office:value="579779" calcext:value-type="float">
            <text:p>579,779</text:p>
          </table:table-cell>
          <table:table-cell table:formula="of:=[.C19]/[.$C$6]" office:value-type="float" office:value="1.14857987356843" calcext:value-type="float">
            <text:p>1.14857987356843</text:p>
          </table:table-cell>
          <table:table-cell office:value-type="float" office:value="272287" calcext:value-type="float">
            <text:p>272,287</text:p>
          </table:table-cell>
          <table:table-cell table:formula="of:=[.E19]/[.$E$6]" office:value-type="float" office:value="1.00749272927752" calcext:value-type="float">
            <text:p>1.00749272927752</text:p>
          </table:table-cell>
          <table:table-cell/>
          <table:table-cell table:formula="of:=[.$H$6]*[.D19]" office:value-type="float" office:value="574.289936784217" calcext:value-type="float">
            <text:p>574.289936784217</text:p>
          </table:table-cell>
          <table:table-cell office:value-type="float" office:value="574" calcext:value-type="float">
            <text:p>574</text:p>
          </table:table-cell>
          <table:table-cell table:formula="of:=[.$J$6]/[.$I$6]*[.I19]" office:value-type="float" office:value="672655.676" calcext:value-type="float">
            <text:p>672,656</text:p>
          </table:table-cell>
          <table:table-cell table:number-columns-repeated="2"/>
          <table:table-cell table:formula="of:=[.I19]/16*10" office:value-type="float" office:value="358.75" calcext:value-type="float">
            <text:p>358.75</text:p>
          </table:table-cell>
        </table:table-row>
        <table:table-row table:style-name="ro1">
          <table:table-cell office:value-type="string" calcext:value-type="string">
            <text:p>E6 Series</text:p>
          </table:table-cell>
          <table:table-cell office:value-type="string" calcext:value-type="string">
            <text:p>12tiles</text:p>
          </table:table-cell>
          <table:table-cell office:value-type="float" office:value="568060" calcext:value-type="float">
            <text:p>568,060</text:p>
          </table:table-cell>
          <table:table-cell table:formula="of:=[.C20]/[.$C$6]" office:value-type="float" office:value="1.12536377305712" calcext:value-type="float">
            <text:p>1.12536377305712</text:p>
          </table:table-cell>
          <table:table-cell office:value-type="float" office:value="271612" calcext:value-type="float">
            <text:p>271,612</text:p>
          </table:table-cell>
          <table:table-cell table:formula="of:=[.E20]/[.$E$6]" office:value-type="float" office:value="1.00499515285168" calcext:value-type="float">
            <text:p>1.00499515285168</text:p>
          </table:table-cell>
          <table:table-cell/>
          <table:table-cell table:formula="of:=[.$H$6]*[.D20]" office:value-type="float" office:value="562.68188652856" calcext:value-type="float">
            <text:p>562.681886528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7 Series</text:p>
          </table:table-cell>
          <table:table-cell office:value-type="string" calcext:value-type="string">
            <text:p>12tiles</text:p>
          </table:table-cell>
          <table:table-cell office:value-type="float" office:value="542279" calcext:value-type="float">
            <text:p>542,279</text:p>
          </table:table-cell>
          <table:table-cell table:formula="of:=[.C21]/[.$C$6]" office:value-type="float" office:value="1.07428993678422" calcext:value-type="float">
            <text:p>1.07428993678422</text:p>
          </table:table-cell>
          <table:table-cell office:value-type="float" office:value="269812" calcext:value-type="float">
            <text:p>269,812</text:p>
          </table:table-cell>
          <table:table-cell table:formula="of:=[.E21]/[.$E$6]" office:value-type="float" office:value="0.998334949049441" calcext:value-type="float">
            <text:p>0.998334949049441</text:p>
          </table:table-cell>
          <table:table-cell/>
          <table:table-cell table:formula="of:=[.$H$6]*[.D21]" office:value-type="float" office:value="537.144968392108" calcext:value-type="float">
            <text:p>537.144968392108</text:p>
          </table:table-cell>
          <table:table-cell office:value-type="float" office:value="536" calcext:value-type="float">
            <text:p>536</text:p>
          </table:table-cell>
          <table:table-cell table:formula="of:=[.$J$6]/[.$I$6]*[.I21]" office:value-type="float" office:value="628124.464" calcext:value-type="float">
            <text:p>628,124</text:p>
          </table:table-cell>
          <table:table-cell table:number-columns-repeated="2"/>
          <table:table-cell table:formula="of:=[.I21]/16*12" office:value-type="float" office:value="402" calcext:value-type="float">
            <text:p>402</text:p>
          </table:table-cell>
        </table:table-row>
      </table:table>
      <table:table table:name="id start &amp; end" table:style-name="ta2">
        <table:table-column table:style-name="co10" table:number-columns-repeated="16384" table:default-cell-style-name="Default"/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number-columns-repeated="16366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16346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635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6346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635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16346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16346"/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634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/>
          <table:table-cell office:value-type="float" office:value="12" calcext:value-type="float">
            <text:p>12</text:p>
          </table:table-cell>
          <table:table-cell table:number-columns-repeated="16346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48"/>
        </table:table-row>
      </table:table>
      <table:table table:name="Hello Kitty" table:style-name="ta2">
        <table:table-column table:style-name="co2" table:default-cell-style-name="Default"/>
        <table:table-column table:style-name="co13" table:number-columns-repeated="12" table:default-cell-style-name="Default"/>
        <table:table-column table:style-name="co14" table:number-columns-repeated="4" table:default-cell-style-name="ce42"/>
        <table:table-row table:style-name="ro1">
          <table:table-cell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>
            <draw:frame draw:z-index="0" draw:name="Image 1" draw:style-name="gr1" draw:text-style-name="P1" svg:width="1.321cm" svg:height="0.424cm" svg:x="0cm" svg:y="0cm">
              <draw:image xlink:href="Pictures/100000010000003000000010A7EEDE0A30DF7AB0.png" xlink:type="simple" xlink:show="embed" xlink:actuate="onLoad" draw:mime-type="image/png">
                <text:p/>
              </draw:image>
            </draw:frame>
          </table:table-cell>
          <table:table-cell>
            <draw:frame draw:z-index="1" draw:name="Image 2" draw:style-name="gr1" draw:text-style-name="P1" svg:width="1.321cm" svg:height="0.424cm" svg:x="0cm" svg:y="0cm">
              <draw:image xlink:href="Pictures/100000010000003000000010F46D2904A80BFCE5.png" xlink:type="simple" xlink:show="embed" xlink:actuate="onLoad" draw:mime-type="image/png">
                <text:p/>
              </draw:image>
            </draw:frame>
          </table:table-cell>
          <table:table-cell>
            <draw:frame draw:z-index="4" draw:name="Image 5" draw:style-name="gr1" draw:text-style-name="P1" svg:width="1.32cm" svg:height="0.424cm" svg:x="0cm" svg:y="0cm">
              <draw:image xlink:href="Pictures/100000010000003000000010AD5591CCBF8A782F.png" xlink:type="simple" xlink:show="embed" xlink:actuate="onLoad" draw:mime-type="image/png">
                <text:p/>
              </draw:image>
            </draw:frame>
          </table:table-cell>
          <table:table-cell>
            <draw:frame draw:z-index="5" draw:name="Image 6" draw:style-name="gr1" draw:text-style-name="P1" svg:width="1.32cm" svg:height="0.424cm" svg:x="0cm" svg:y="0cm">
              <draw:image xlink:href="Pictures/10000001000000300000001077B929A63807238C.png" xlink:type="simple" xlink:show="embed" xlink:actuate="onLoad" draw:mime-type="image/png">
                <text:p/>
              </draw:image>
            </draw:frame>
          </table:table-cell>
          <table:table-cell>
            <draw:frame draw:z-index="6" draw:name="Image 7" draw:style-name="gr1" draw:text-style-name="P1" svg:width="1.32cm" svg:height="0.424cm" svg:x="0cm" svg:y="0cm">
              <draw:image xlink:href="Pictures/100000010000003000000010A2E29FCE699451AD.png" xlink:type="simple" xlink:show="embed" xlink:actuate="onLoad" draw:mime-type="image/png">
                <text:p/>
              </draw:image>
            </draw:frame>
          </table:table-cell>
          <table:table-cell>
            <draw:frame draw:z-index="7" draw:name="Image 8" draw:style-name="gr1" draw:text-style-name="P1" svg:width="1.32cm" svg:height="0.424cm" svg:x="0cm" svg:y="0cm">
              <draw:image xlink:href="Pictures/1000000100000030000000103F784BCDBB448224.png" xlink:type="simple" xlink:show="embed" xlink:actuate="onLoad" draw:mime-type="image/png">
                <text:p/>
              </draw:image>
            </draw:frame>
          </table:table-cell>
          <table:table-cell>
            <draw:frame draw:z-index="2" draw:name="Image 3" draw:style-name="gr1" draw:text-style-name="P1" svg:width="1.32cm" svg:height="0.424cm" svg:x="0cm" svg:y="0cm">
              <draw:image xlink:href="Pictures/100000010000003000000010F690836CFAF23A79.png" xlink:type="simple" xlink:show="embed" xlink:actuate="onLoad" draw:mime-type="image/png">
                <text:p/>
              </draw:image>
            </draw:frame>
          </table:table-cell>
          <table:table-cell>
            <draw:frame draw:z-index="3" draw:name="Image 4" draw:style-name="gr1" draw:text-style-name="P1" svg:width="1.32cm" svg:height="0.424cm" svg:x="0cm" svg:y="0cm">
              <draw:image xlink:href="Pictures/1000000100000030000000106512381F7E38F6CC.png" xlink:type="simple" xlink:show="embed" xlink:actuate="onLoad" draw:mime-type="image/png">
                <text:p/>
              </draw:image>
            </draw:frame>
          </table:table-cell>
          <table:table-cell table:number-columns-repeated="8"/>
        </table:table-row>
        <table:table-row table:style-name="ro1">
          <table:table-cell/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pant7_rev</text:p>
          </table:table-cell>
          <table:table-cell table:style-name="ce27" office:value-type="string" calcext:value-type="string">
            <text:p>cab08_rev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27"/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>
            <draw:frame draw:z-index="8" draw:name="Image 1" draw:style-name="gr1" draw:text-style-name="P1" svg:width="1.321cm" svg:height="0.424cm" svg:x="0cm" svg:y="0cm">
              <draw:image xlink:href="Pictures/100000010000003000000010A7EEDE0A30DF7AB0.png" xlink:type="simple" xlink:show="embed" xlink:actuate="onLoad" draw:mime-type="image/png">
                <text:p/>
              </draw:image>
            </draw:frame>
          </table:table-cell>
          <table:table-cell>
            <draw:frame draw:z-index="45" draw:name="Image 2" draw:style-name="gr1" draw:text-style-name="P1" svg:width="1.321cm" svg:height="0.424cm" svg:x="0cm" svg:y="0cm">
              <draw:image xlink:href="Pictures/100000010000003000000010F46D2904A80BFCE5.png" xlink:type="simple" xlink:show="embed" xlink:actuate="onLoad" draw:mime-type="image/png">
                <text:p/>
              </draw:image>
            </draw:frame>
          </table:table-cell>
          <table:table-cell>
            <draw:frame draw:z-index="49" draw:name="Image 5" draw:style-name="gr1" draw:text-style-name="P1" svg:width="1.32cm" svg:height="0.424cm" svg:x="0cm" svg:y="0cm">
              <draw:image xlink:href="Pictures/100000010000003000000010AD5591CCBF8A782F.png" xlink:type="simple" xlink:show="embed" xlink:actuate="onLoad" draw:mime-type="image/png">
                <text:p/>
              </draw:image>
            </draw:frame>
          </table:table-cell>
          <table:table-cell>
            <draw:frame draw:z-index="21" draw:name="Image 4" draw:style-name="gr1" draw:text-style-name="P1" svg:width="1.32cm" svg:height="0.424cm" svg:x="0cm" svg:y="0cm">
              <draw:image xlink:href="Pictures/1000000100000030000000106512381F7E38F6CC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1">
          <table:table-cell/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ab08_rev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>
            <draw:frame draw:z-index="9" draw:name="Image 1" draw:style-name="gr1" draw:text-style-name="P1" svg:width="1.321cm" svg:height="0.424cm" svg:x="0cm" svg:y="0cm">
              <draw:image xlink:href="Pictures/100000010000003000000010A7EEDE0A30DF7AB0.png" xlink:type="simple" xlink:show="embed" xlink:actuate="onLoad" draw:mime-type="image/png">
                <text:p/>
              </draw:image>
            </draw:frame>
          </table:table-cell>
          <table:table-cell>
            <draw:frame draw:z-index="46" draw:name="Image 2" draw:style-name="gr1" draw:text-style-name="P1" svg:width="1.321cm" svg:height="0.424cm" svg:x="0cm" svg:y="0cm">
              <draw:image xlink:href="Pictures/100000010000003000000010F46D2904A80BFCE5.png" xlink:type="simple" xlink:show="embed" xlink:actuate="onLoad" draw:mime-type="image/png">
                <text:p/>
              </draw:image>
            </draw:frame>
          </table:table-cell>
          <table:table-cell>
            <draw:frame draw:z-index="48" draw:name="Image 5" draw:style-name="gr1" draw:text-style-name="P1" svg:width="1.32cm" svg:height="0.424cm" svg:x="0cm" svg:y="0cm">
              <draw:image xlink:href="Pictures/100000010000003000000010AD5591CCBF8A782F.png" xlink:type="simple" xlink:show="embed" xlink:actuate="onLoad" draw:mime-type="image/png">
                <text:p/>
              </draw:image>
            </draw:frame>
          </table:table-cell>
          <table:table-cell>
            <draw:frame draw:z-index="50" draw:name="Image 6" draw:style-name="gr1" draw:text-style-name="P1" svg:width="1.32cm" svg:height="0.424cm" svg:x="0cm" svg:y="0cm">
              <draw:image xlink:href="Pictures/10000001000000300000001077B929A63807238C.png" xlink:type="simple" xlink:show="embed" xlink:actuate="onLoad" draw:mime-type="image/png">
                <text:p/>
              </draw:image>
            </draw:frame>
          </table:table-cell>
          <table:table-cell>
            <draw:frame draw:z-index="20" draw:name="Image 4" draw:style-name="gr1" draw:text-style-name="P1" svg:width="1.32cm" svg:height="0.424cm" svg:x="0cm" svg:y="0cm">
              <draw:image xlink:href="Pictures/1000000100000030000000106512381F7E38F6CC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  <table:table-row table:style-name="ro1">
          <table:table-cell/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ab08_rev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>
            <draw:frame draw:z-index="10" draw:name="Image 1" draw:style-name="gr1" draw:text-style-name="P1" svg:width="1.321cm" svg:height="0.424cm" svg:x="0cm" svg:y="0cm">
              <draw:image xlink:href="Pictures/100000010000003000000010A7EEDE0A30DF7AB0.png" xlink:type="simple" xlink:show="embed" xlink:actuate="onLoad" draw:mime-type="image/png">
                <text:p/>
              </draw:image>
            </draw:frame>
          </table:table-cell>
          <table:table-cell>
            <draw:frame draw:z-index="42" draw:name="Image 2" draw:style-name="gr1" draw:text-style-name="P1" svg:width="1.321cm" svg:height="0.424cm" svg:x="0cm" svg:y="0cm">
              <draw:image xlink:href="Pictures/100000010000003000000010F46D2904A80BFCE5.png" xlink:type="simple" xlink:show="embed" xlink:actuate="onLoad" draw:mime-type="image/png">
                <text:p/>
              </draw:image>
            </draw:frame>
          </table:table-cell>
          <table:table-cell>
            <draw:frame draw:z-index="43" draw:name="Image 5" draw:style-name="gr1" draw:text-style-name="P1" svg:width="1.32cm" svg:height="0.424cm" svg:x="0cm" svg:y="0cm">
              <draw:image xlink:href="Pictures/100000010000003000000010AD5591CCBF8A782F.png" xlink:type="simple" xlink:show="embed" xlink:actuate="onLoad" draw:mime-type="image/png">
                <text:p/>
              </draw:image>
            </draw:frame>
          </table:table-cell>
          <table:table-cell>
            <draw:frame draw:z-index="44" draw:name="Image 6" draw:style-name="gr1" draw:text-style-name="P1" svg:width="1.32cm" svg:height="0.424cm" svg:x="0cm" svg:y="0cm">
              <draw:image xlink:href="Pictures/10000001000000300000001077B929A63807238C.png" xlink:type="simple" xlink:show="embed" xlink:actuate="onLoad" draw:mime-type="image/png">
                <text:p/>
              </draw:image>
            </draw:frame>
          </table:table-cell>
          <table:table-cell>
            <draw:frame draw:z-index="137" draw:name="Image 8" draw:style-name="gr1" draw:text-style-name="P1" svg:width="1.32cm" svg:height="0.424cm" svg:x="0cm" svg:y="0cm">
              <draw:image xlink:href="Pictures/1000000100000030000000103F784BCDBB448224.png" xlink:type="simple" xlink:show="embed" xlink:actuate="onLoad" draw:mime-type="image/png">
                <text:p/>
              </draw:image>
            </draw:frame>
          </table:table-cell>
          <table:table-cell>
            <draw:frame draw:z-index="19" draw:name="Image 4" draw:style-name="gr1" draw:text-style-name="P1" svg:width="1.32cm" svg:height="0.424cm" svg:x="0cm" svg:y="0cm">
              <draw:image xlink:href="Pictures/1000000100000030000000106512381F7E38F6CC.png" xlink:type="simple" xlink:show="embed" xlink:actuate="onLoad" draw:mime-type="image/png">
                <text:p/>
              </draw:image>
            </draw:frame>
          </table:table-cell>
          <table:table-cell table:number-columns-repeated="10"/>
        </table:table-row>
        <table:table-row table:style-name="ro1">
          <table:table-cell/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cab08_rev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>
            <draw:frame draw:z-index="11" draw:name="Image 1" draw:style-name="gr1" draw:text-style-name="P1" svg:width="1.321cm" svg:height="0.424cm" svg:x="0cm" svg:y="0cm">
              <draw:image xlink:href="Pictures/100000010000003000000010A7EEDE0A30DF7AB0.png" xlink:type="simple" xlink:show="embed" xlink:actuate="onLoad" draw:mime-type="image/png">
                <text:p/>
              </draw:image>
            </draw:frame>
          </table:table-cell>
          <table:table-cell>
            <draw:frame draw:z-index="47" draw:name="Image 2" draw:style-name="gr1" draw:text-style-name="P1" svg:width="1.321cm" svg:height="0.424cm" svg:x="0cm" svg:y="0cm">
              <draw:image xlink:href="Pictures/100000010000003000000010F46D2904A80BFCE5.png" xlink:type="simple" xlink:show="embed" xlink:actuate="onLoad" draw:mime-type="image/png">
                <text:p/>
              </draw:image>
            </draw:frame>
          </table:table-cell>
          <table:table-cell>
            <draw:frame draw:z-index="51" draw:name="Image 5" draw:style-name="gr1" draw:text-style-name="P1" svg:width="1.32cm" svg:height="0.424cm" svg:x="0cm" svg:y="0cm">
              <draw:image xlink:href="Pictures/100000010000003000000010AD5591CCBF8A782F.png" xlink:type="simple" xlink:show="embed" xlink:actuate="onLoad" draw:mime-type="image/png">
                <text:p/>
              </draw:image>
            </draw:frame>
          </table:table-cell>
          <table:table-cell>
            <draw:frame draw:z-index="52" draw:name="Image 6" draw:style-name="gr1" draw:text-style-name="P1" svg:width="1.32cm" svg:height="0.424cm" svg:x="0cm" svg:y="0cm">
              <draw:image xlink:href="Pictures/10000001000000300000001077B929A63807238C.png" xlink:type="simple" xlink:show="embed" xlink:actuate="onLoad" draw:mime-type="image/png">
                <text:p/>
              </draw:image>
            </draw:frame>
          </table:table-cell>
          <table:table-cell>
            <draw:frame draw:z-index="53" draw:name="Image 7" draw:style-name="gr1" draw:text-style-name="P1" svg:width="1.32cm" svg:height="0.424cm" svg:x="0cm" svg:y="0cm">
              <draw:image xlink:href="Pictures/100000010000003000000010A2E29FCE699451AD.png" xlink:type="simple" xlink:show="embed" xlink:actuate="onLoad" draw:mime-type="image/png">
                <text:p/>
              </draw:image>
            </draw:frame>
          </table:table-cell>
          <table:table-cell>
            <draw:frame draw:z-index="54" draw:name="Image 8" draw:style-name="gr1" draw:text-style-name="P1" svg:width="1.32cm" svg:height="0.424cm" svg:x="0cm" svg:y="0cm">
              <draw:image xlink:href="Pictures/1000000100000030000000103F784BCDBB448224.png" xlink:type="simple" xlink:show="embed" xlink:actuate="onLoad" draw:mime-type="image/png">
                <text:p/>
              </draw:image>
            </draw:frame>
          </table:table-cell>
          <table:table-cell>
            <draw:frame draw:z-index="18" draw:name="Image 4" draw:style-name="gr1" draw:text-style-name="P1" svg:width="1.32cm" svg:height="0.424cm" svg:x="0cm" svg:y="0cm">
              <draw:image xlink:href="Pictures/1000000100000030000000106512381F7E38F6CC.png" xlink:type="simple" xlink:show="embed" xlink:actuate="onLoad" draw:mime-type="image/png">
                <text:p/>
              </draw:image>
            </draw:frame>
          </table:table-cell>
          <table:table-cell table:number-columns-repeated="9"/>
        </table:table-row>
        <table:table-row table:style-name="ro1">
          <table:table-cell/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cab08_rev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>
            <draw:frame draw:z-index="12" draw:name="Image 1" draw:style-name="gr1" draw:text-style-name="P1" svg:width="1.321cm" svg:height="0.424cm" svg:x="0cm" svg:y="0cm">
              <draw:image xlink:href="Pictures/100000010000003000000010A7EEDE0A30DF7AB0.png" xlink:type="simple" xlink:show="embed" xlink:actuate="onLoad" draw:mime-type="image/png">
                <text:p/>
              </draw:image>
            </draw:frame>
          </table:table-cell>
          <table:table-cell>
            <draw:frame draw:z-index="36" draw:name="Image 2" draw:style-name="gr1" draw:text-style-name="P1" svg:width="1.321cm" svg:height="0.424cm" svg:x="0cm" svg:y="0cm">
              <draw:image xlink:href="Pictures/100000010000003000000010F46D2904A80BFCE5.png" xlink:type="simple" xlink:show="embed" xlink:actuate="onLoad" draw:mime-type="image/png">
                <text:p/>
              </draw:image>
            </draw:frame>
          </table:table-cell>
          <table:table-cell>
            <draw:frame draw:z-index="38" draw:name="Image 5" draw:style-name="gr1" draw:text-style-name="P1" svg:width="1.32cm" svg:height="0.424cm" svg:x="0cm" svg:y="0cm">
              <draw:image xlink:href="Pictures/100000010000003000000010AD5591CCBF8A782F.png" xlink:type="simple" xlink:show="embed" xlink:actuate="onLoad" draw:mime-type="image/png">
                <text:p/>
              </draw:image>
            </draw:frame>
          </table:table-cell>
          <table:table-cell>
            <draw:frame draw:z-index="39" draw:name="Image 6" draw:style-name="gr1" draw:text-style-name="P1" svg:width="1.32cm" svg:height="0.424cm" svg:x="0cm" svg:y="0cm">
              <draw:image xlink:href="Pictures/10000001000000300000001077B929A63807238C.png" xlink:type="simple" xlink:show="embed" xlink:actuate="onLoad" draw:mime-type="image/png">
                <text:p/>
              </draw:image>
            </draw:frame>
          </table:table-cell>
          <table:table-cell>
            <draw:frame draw:z-index="40" draw:name="Image 7" draw:style-name="gr1" draw:text-style-name="P1" svg:width="1.32cm" svg:height="0.424cm" svg:x="0cm" svg:y="0cm">
              <draw:image xlink:href="Pictures/100000010000003000000010A2E29FCE699451AD.png" xlink:type="simple" xlink:show="embed" xlink:actuate="onLoad" draw:mime-type="image/png">
                <text:p/>
              </draw:image>
            </draw:frame>
          </table:table-cell>
          <table:table-cell>
            <draw:frame draw:z-index="41" draw:name="Image 8" draw:style-name="gr1" draw:text-style-name="P1" svg:width="1.32cm" svg:height="0.424cm" svg:x="0cm" svg:y="0cm">
              <draw:image xlink:href="Pictures/1000000100000030000000103F784BCDBB448224.png" xlink:type="simple" xlink:show="embed" xlink:actuate="onLoad" draw:mime-type="image/png">
                <text:p/>
              </draw:image>
            </draw:frame>
          </table:table-cell>
          <table:table-cell>
            <draw:frame draw:z-index="37" draw:name="Image 3" draw:style-name="gr1" draw:text-style-name="P1" svg:width="1.32cm" svg:height="0.424cm" svg:x="0cm" svg:y="0cm">
              <draw:image xlink:href="Pictures/100000010000003000000010F690836CFAF23A79.png" xlink:type="simple" xlink:show="embed" xlink:actuate="onLoad" draw:mime-type="image/png">
                <text:p/>
              </draw:image>
            </draw:frame>
          </table:table-cell>
          <table:table-cell>
            <draw:frame draw:z-index="17" draw:name="Image 4" draw:style-name="gr1" draw:text-style-name="P1" svg:width="1.32cm" svg:height="0.424cm" svg:x="0cm" svg:y="0cm">
              <draw:image xlink:href="Pictures/1000000100000030000000106512381F7E38F6CC.png" xlink:type="simple" xlink:show="embed" xlink:actuate="onLoad" draw:mime-type="image/png">
                <text:p/>
              </draw:image>
            </draw:frame>
          </table:table-cell>
          <table:table-cell table:number-columns-repeated="8"/>
        </table:table-row>
        <table:table-row table:style-name="ro1">
          <table:table-cell/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pant7_rev</text:p>
          </table:table-cell>
          <table:table-cell table:style-name="ce27" office:value-type="string" calcext:value-type="string">
            <text:p>cab08_rev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>
            <draw:frame draw:z-index="13" draw:name="Image 1" draw:style-name="gr1" draw:text-style-name="P1" svg:width="1.321cm" svg:height="0.424cm" svg:x="0cm" svg:y="0cm">
              <draw:image xlink:href="Pictures/100000010000003000000010A7EEDE0A30DF7AB0.png" xlink:type="simple" xlink:show="embed" xlink:actuate="onLoad" draw:mime-type="image/png">
                <text:p/>
              </draw:image>
            </draw:frame>
          </table:table-cell>
          <table:table-cell>
            <draw:frame draw:z-index="57" draw:name="Image 2" draw:style-name="gr1" draw:text-style-name="P1" svg:width="1.321cm" svg:height="0.424cm" svg:x="0cm" svg:y="0cm">
              <draw:image xlink:href="Pictures/100000010000003000000010F46D2904A80BFCE5.png" xlink:type="simple" xlink:show="embed" xlink:actuate="onLoad" draw:mime-type="image/png">
                <text:p/>
              </draw:image>
            </draw:frame>
          </table:table-cell>
          <table:table-cell>
            <draw:frame draw:z-index="63" draw:name="Image 5" draw:style-name="gr1" draw:text-style-name="P1" svg:width="1.32cm" svg:height="0.424cm" svg:x="0cm" svg:y="0cm">
              <draw:image xlink:href="Pictures/100000010000003000000010AD5591CCBF8A782F.png" xlink:type="simple" xlink:show="embed" xlink:actuate="onLoad" draw:mime-type="image/png">
                <text:p/>
              </draw:image>
            </draw:frame>
          </table:table-cell>
          <table:table-cell>
            <draw:frame draw:z-index="64" draw:name="Image 6" draw:style-name="gr1" draw:text-style-name="P1" svg:width="1.32cm" svg:height="0.424cm" svg:x="0cm" svg:y="0cm">
              <draw:image xlink:href="Pictures/10000001000000300000001077B929A63807238C.png" xlink:type="simple" xlink:show="embed" xlink:actuate="onLoad" draw:mime-type="image/png">
                <text:p/>
              </draw:image>
            </draw:frame>
          </table:table-cell>
          <table:table-cell>
            <draw:frame draw:z-index="65" draw:name="Image 7" draw:style-name="gr1" draw:text-style-name="P1" svg:width="1.32cm" svg:height="0.424cm" svg:x="0cm" svg:y="0cm">
              <draw:image xlink:href="Pictures/100000010000003000000010A2E29FCE699451AD.png" xlink:type="simple" xlink:show="embed" xlink:actuate="onLoad" draw:mime-type="image/png">
                <text:p/>
              </draw:image>
            </draw:frame>
          </table:table-cell>
          <table:table-cell>
            <draw:frame draw:z-index="66" draw:name="Image 8" draw:style-name="gr1" draw:text-style-name="P1" svg:width="1.32cm" svg:height="0.424cm" svg:x="0cm" svg:y="0cm">
              <draw:image xlink:href="Pictures/1000000100000030000000103F784BCDBB448224.png" xlink:type="simple" xlink:show="embed" xlink:actuate="onLoad" draw:mime-type="image/png">
                <text:p/>
              </draw:image>
            </draw:frame>
          </table:table-cell>
          <table:table-cell>
            <draw:frame draw:z-index="68" draw:name="Image 5" draw:style-name="gr1" draw:text-style-name="P1" svg:width="1.32cm" svg:height="0.424cm" svg:x="0cm" svg:y="0cm">
              <draw:image xlink:href="Pictures/100000010000003000000010AD5591CCBF8A782F.png" xlink:type="simple" xlink:show="embed" xlink:actuate="onLoad" draw:mime-type="image/png">
                <text:p/>
              </draw:image>
            </draw:frame>
          </table:table-cell>
          <table:table-cell>
            <draw:frame draw:z-index="67" draw:name="Image 3" draw:style-name="gr1" draw:text-style-name="P1" svg:width="1.32cm" svg:height="0.424cm" svg:x="0cm" svg:y="0cm">
              <draw:image xlink:href="Pictures/100000010000003000000010F690836CFAF23A79.png" xlink:type="simple" xlink:show="embed" xlink:actuate="onLoad" draw:mime-type="image/png">
                <text:p/>
              </draw:image>
            </draw:frame>
          </table:table-cell>
          <table:table-cell>
            <draw:frame draw:z-index="22" draw:name="Image 4" draw:style-name="gr1" draw:text-style-name="P1" svg:width="1.32cm" svg:height="0.424cm" svg:x="0cm" svg:y="0cm">
              <draw:image xlink:href="Pictures/1000000100000030000000106512381F7E38F6CC.png" xlink:type="simple" xlink:show="embed" xlink:actuate="onLoad" draw:mime-type="image/png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/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pant7_rev</text:p>
          </table:table-cell>
          <table:table-cell table:style-name="ce27" office:value-type="string" calcext:value-type="string">
            <text:p>cab08_rev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>
            <draw:frame draw:z-index="14" draw:name="Image 1" draw:style-name="gr1" draw:text-style-name="P1" svg:width="1.321cm" svg:height="0.424cm" svg:x="0cm" svg:y="0cm">
              <draw:image xlink:href="Pictures/100000010000003000000010A7EEDE0A30DF7AB0.png" xlink:type="simple" xlink:show="embed" xlink:actuate="onLoad" draw:mime-type="image/png">
                <text:p/>
              </draw:image>
            </draw:frame>
          </table:table-cell>
          <table:table-cell>
            <draw:frame draw:z-index="58" draw:name="Image 2" draw:style-name="gr1" draw:text-style-name="P1" svg:width="1.321cm" svg:height="0.424cm" svg:x="0cm" svg:y="0cm">
              <draw:image xlink:href="Pictures/100000010000003000000010F46D2904A80BFCE5.png" xlink:type="simple" xlink:show="embed" xlink:actuate="onLoad" draw:mime-type="image/png">
                <text:p/>
              </draw:image>
            </draw:frame>
          </table:table-cell>
          <table:table-cell>
            <draw:frame draw:z-index="69" draw:name="Image 5" draw:style-name="gr1" draw:text-style-name="P1" svg:width="1.32cm" svg:height="0.424cm" svg:x="0cm" svg:y="0cm">
              <draw:image xlink:href="Pictures/100000010000003000000010AD5591CCBF8A782F.png" xlink:type="simple" xlink:show="embed" xlink:actuate="onLoad" draw:mime-type="image/png">
                <text:p/>
              </draw:image>
            </draw:frame>
          </table:table-cell>
          <table:table-cell>
            <draw:frame draw:z-index="70" draw:name="Image 6" draw:style-name="gr1" draw:text-style-name="P1" svg:width="1.32cm" svg:height="0.424cm" svg:x="0cm" svg:y="0cm">
              <draw:image xlink:href="Pictures/10000001000000300000001077B929A63807238C.png" xlink:type="simple" xlink:show="embed" xlink:actuate="onLoad" draw:mime-type="image/png">
                <text:p/>
              </draw:image>
            </draw:frame>
          </table:table-cell>
          <table:table-cell>
            <draw:frame draw:z-index="71" draw:name="Image 7" draw:style-name="gr1" draw:text-style-name="P1" svg:width="1.32cm" svg:height="0.424cm" svg:x="0cm" svg:y="0cm">
              <draw:image xlink:href="Pictures/100000010000003000000010A2E29FCE699451AD.png" xlink:type="simple" xlink:show="embed" xlink:actuate="onLoad" draw:mime-type="image/png">
                <text:p/>
              </draw:image>
            </draw:frame>
          </table:table-cell>
          <table:table-cell>
            <draw:frame draw:z-index="72" draw:name="Image 8" draw:style-name="gr1" draw:text-style-name="P1" svg:width="1.32cm" svg:height="0.424cm" svg:x="0cm" svg:y="0cm">
              <draw:image xlink:href="Pictures/1000000100000030000000103F784BCDBB448224.png" xlink:type="simple" xlink:show="embed" xlink:actuate="onLoad" draw:mime-type="image/png">
                <text:p/>
              </draw:image>
            </draw:frame>
          </table:table-cell>
          <table:table-cell>
            <draw:frame draw:z-index="73" draw:name="Image 5" draw:style-name="gr1" draw:text-style-name="P1" svg:width="1.32cm" svg:height="0.424cm" svg:x="0cm" svg:y="0cm">
              <draw:image xlink:href="Pictures/100000010000003000000010AD5591CCBF8A782F.png" xlink:type="simple" xlink:show="embed" xlink:actuate="onLoad" draw:mime-type="image/png">
                <text:p/>
              </draw:image>
            </draw:frame>
          </table:table-cell>
          <table:table-cell>
            <draw:frame draw:z-index="81" draw:name="Image 6" draw:style-name="gr1" draw:text-style-name="P1" svg:width="1.32cm" svg:height="0.424cm" svg:x="0cm" svg:y="0cm">
              <draw:image xlink:href="Pictures/10000001000000300000001077B929A63807238C.png" xlink:type="simple" xlink:show="embed" xlink:actuate="onLoad" draw:mime-type="image/png">
                <text:p/>
              </draw:image>
            </draw:frame>
          </table:table-cell>
          <table:table-cell>
            <draw:frame draw:z-index="74" draw:name="Image 3" draw:style-name="gr1" draw:text-style-name="P1" svg:width="1.32cm" svg:height="0.424cm" svg:x="0cm" svg:y="0cm">
              <draw:image xlink:href="Pictures/100000010000003000000010F690836CFAF23A79.png" xlink:type="simple" xlink:show="embed" xlink:actuate="onLoad" draw:mime-type="image/png">
                <text:p/>
              </draw:image>
            </draw:frame>
          </table:table-cell>
          <table:table-cell>
            <draw:frame draw:z-index="23" draw:name="Image 4" draw:style-name="gr1" draw:text-style-name="P1" svg:width="1.32cm" svg:height="0.424cm" svg:x="0cm" svg:y="0cm">
              <draw:image xlink:href="Pictures/1000000100000030000000106512381F7E38F6CC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1">
          <table:table-cell/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pant7_rev</text:p>
          </table:table-cell>
          <table:table-cell table:style-name="ce27" office:value-type="string" calcext:value-type="string">
            <text:p>cab08_rev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>
            <draw:frame draw:z-index="15" draw:name="Image 1" draw:style-name="gr1" draw:text-style-name="P1" svg:width="1.321cm" svg:height="0.424cm" svg:x="0cm" svg:y="0cm">
              <draw:image xlink:href="Pictures/100000010000003000000010A7EEDE0A30DF7AB0.png" xlink:type="simple" xlink:show="embed" xlink:actuate="onLoad" draw:mime-type="image/png">
                <text:p/>
              </draw:image>
            </draw:frame>
          </table:table-cell>
          <table:table-cell>
            <draw:frame draw:z-index="56" draw:name="Image 2" draw:style-name="gr1" draw:text-style-name="P1" svg:width="1.321cm" svg:height="0.424cm" svg:x="0cm" svg:y="0cm">
              <draw:image xlink:href="Pictures/100000010000003000000010F46D2904A80BFCE5.png" xlink:type="simple" xlink:show="embed" xlink:actuate="onLoad" draw:mime-type="image/png">
                <text:p/>
              </draw:image>
            </draw:frame>
          </table:table-cell>
          <table:table-cell>
            <draw:frame draw:z-index="82" draw:name="Image 5" draw:style-name="gr1" draw:text-style-name="P1" svg:width="1.32cm" svg:height="0.424cm" svg:x="0cm" svg:y="0cm">
              <draw:image xlink:href="Pictures/100000010000003000000010AD5591CCBF8A782F.png" xlink:type="simple" xlink:show="embed" xlink:actuate="onLoad" draw:mime-type="image/png">
                <text:p/>
              </draw:image>
            </draw:frame>
          </table:table-cell>
          <table:table-cell>
            <draw:frame draw:z-index="83" draw:name="Image 6" draw:style-name="gr1" draw:text-style-name="P1" svg:width="1.32cm" svg:height="0.424cm" svg:x="0cm" svg:y="0cm">
              <draw:image xlink:href="Pictures/10000001000000300000001077B929A63807238C.png" xlink:type="simple" xlink:show="embed" xlink:actuate="onLoad" draw:mime-type="image/png">
                <text:p/>
              </draw:image>
            </draw:frame>
          </table:table-cell>
          <table:table-cell>
            <draw:frame draw:z-index="84" draw:name="Image 7" draw:style-name="gr1" draw:text-style-name="P1" svg:width="1.32cm" svg:height="0.424cm" svg:x="0cm" svg:y="0cm">
              <draw:image xlink:href="Pictures/100000010000003000000010A2E29FCE699451AD.png" xlink:type="simple" xlink:show="embed" xlink:actuate="onLoad" draw:mime-type="image/png">
                <text:p/>
              </draw:image>
            </draw:frame>
          </table:table-cell>
          <table:table-cell>
            <draw:frame draw:z-index="85" draw:name="Image 8" draw:style-name="gr1" draw:text-style-name="P1" svg:width="1.32cm" svg:height="0.424cm" svg:x="0cm" svg:y="0cm">
              <draw:image xlink:href="Pictures/1000000100000030000000103F784BCDBB448224.png" xlink:type="simple" xlink:show="embed" xlink:actuate="onLoad" draw:mime-type="image/png">
                <text:p/>
              </draw:image>
            </draw:frame>
          </table:table-cell>
          <table:table-cell>
            <draw:frame draw:z-index="86" draw:name="Image 5" draw:style-name="gr1" draw:text-style-name="P1" svg:width="1.32cm" svg:height="0.424cm" svg:x="0cm" svg:y="0cm">
              <draw:image xlink:href="Pictures/100000010000003000000010AD5591CCBF8A782F.png" xlink:type="simple" xlink:show="embed" xlink:actuate="onLoad" draw:mime-type="image/png">
                <text:p/>
              </draw:image>
            </draw:frame>
          </table:table-cell>
          <table:table-cell>
            <draw:frame draw:z-index="87" draw:name="Image 6" draw:style-name="gr1" draw:text-style-name="P1" svg:width="1.32cm" svg:height="0.424cm" svg:x="0cm" svg:y="0cm">
              <draw:image xlink:href="Pictures/10000001000000300000001077B929A63807238C.png" xlink:type="simple" xlink:show="embed" xlink:actuate="onLoad" draw:mime-type="image/png">
                <text:p/>
              </draw:image>
            </draw:frame>
          </table:table-cell>
          <table:table-cell>
            <draw:frame draw:z-index="122" draw:name="Image 7" draw:style-name="gr1" draw:text-style-name="P1" svg:width="1.32cm" svg:height="0.424cm" svg:x="0cm" svg:y="0cm">
              <draw:image xlink:href="Pictures/100000010000003000000010A2E29FCE699451AD.png" xlink:type="simple" xlink:show="embed" xlink:actuate="onLoad" draw:mime-type="image/png">
                <text:p/>
              </draw:image>
            </draw:frame>
          </table:table-cell>
          <table:table-cell>
            <draw:frame draw:z-index="75" draw:name="Image 3" draw:style-name="gr1" draw:text-style-name="P1" svg:width="1.32cm" svg:height="0.424cm" svg:x="0cm" svg:y="0cm">
              <draw:image xlink:href="Pictures/100000010000003000000010F690836CFAF23A79.png" xlink:type="simple" xlink:show="embed" xlink:actuate="onLoad" draw:mime-type="image/png">
                <text:p/>
              </draw:image>
            </draw:frame>
          </table:table-cell>
          <table:table-cell>
            <draw:frame draw:z-index="24" draw:name="Image 4" draw:style-name="gr1" draw:text-style-name="P1" svg:width="1.32cm" svg:height="0.424cm" svg:x="0cm" svg:y="0cm">
              <draw:image xlink:href="Pictures/1000000100000030000000106512381F7E38F6CC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/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pant7_rev</text:p>
          </table:table-cell>
          <table:table-cell table:style-name="ce27" office:value-type="string" calcext:value-type="string">
            <text:p>cab08_rev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>
            <draw:frame draw:z-index="16" draw:name="Image 1" draw:style-name="gr1" draw:text-style-name="P1" svg:width="1.321cm" svg:height="0.424cm" svg:x="0cm" svg:y="0cm">
              <draw:image xlink:href="Pictures/100000010000003000000010A7EEDE0A30DF7AB0.png" xlink:type="simple" xlink:show="embed" xlink:actuate="onLoad" draw:mime-type="image/png">
                <text:p/>
              </draw:image>
            </draw:frame>
          </table:table-cell>
          <table:table-cell>
            <draw:frame draw:z-index="59" draw:name="Image 2" draw:style-name="gr1" draw:text-style-name="P1" svg:width="1.321cm" svg:height="0.424cm" svg:x="0cm" svg:y="0.001cm">
              <draw:image xlink:href="Pictures/100000010000003000000010F46D2904A80BFCE5.png" xlink:type="simple" xlink:show="embed" xlink:actuate="onLoad" draw:mime-type="image/png">
                <text:p/>
              </draw:image>
            </draw:frame>
          </table:table-cell>
          <table:table-cell>
            <draw:frame draw:z-index="88" draw:name="Image 5" draw:style-name="gr1" draw:text-style-name="P1" svg:width="1.32cm" svg:height="0.424cm" svg:x="0cm" svg:y="0cm">
              <draw:image xlink:href="Pictures/100000010000003000000010AD5591CCBF8A782F.png" xlink:type="simple" xlink:show="embed" xlink:actuate="onLoad" draw:mime-type="image/png">
                <text:p/>
              </draw:image>
            </draw:frame>
          </table:table-cell>
          <table:table-cell>
            <draw:frame draw:z-index="89" draw:name="Image 6" draw:style-name="gr1" draw:text-style-name="P1" svg:width="1.32cm" svg:height="0.424cm" svg:x="0cm" svg:y="0cm">
              <draw:image xlink:href="Pictures/10000001000000300000001077B929A63807238C.png" xlink:type="simple" xlink:show="embed" xlink:actuate="onLoad" draw:mime-type="image/png">
                <text:p/>
              </draw:image>
            </draw:frame>
          </table:table-cell>
          <table:table-cell>
            <draw:frame draw:z-index="90" draw:name="Image 7" draw:style-name="gr1" draw:text-style-name="P1" svg:width="1.32cm" svg:height="0.424cm" svg:x="0cm" svg:y="0cm">
              <draw:image xlink:href="Pictures/100000010000003000000010A2E29FCE699451AD.png" xlink:type="simple" xlink:show="embed" xlink:actuate="onLoad" draw:mime-type="image/png">
                <text:p/>
              </draw:image>
            </draw:frame>
          </table:table-cell>
          <table:table-cell>
            <draw:frame draw:z-index="91" draw:name="Image 8" draw:style-name="gr1" draw:text-style-name="P1" svg:width="1.32cm" svg:height="0.424cm" svg:x="0cm" svg:y="0cm">
              <draw:image xlink:href="Pictures/1000000100000030000000103F784BCDBB448224.png" xlink:type="simple" xlink:show="embed" xlink:actuate="onLoad" draw:mime-type="image/png">
                <text:p/>
              </draw:image>
            </draw:frame>
          </table:table-cell>
          <table:table-cell>
            <draw:frame draw:z-index="92" draw:name="Image 5" draw:style-name="gr1" draw:text-style-name="P1" svg:width="1.32cm" svg:height="0.424cm" svg:x="0cm" svg:y="0cm">
              <draw:image xlink:href="Pictures/100000010000003000000010AD5591CCBF8A782F.png" xlink:type="simple" xlink:show="embed" xlink:actuate="onLoad" draw:mime-type="image/png">
                <text:p/>
              </draw:image>
            </draw:frame>
          </table:table-cell>
          <table:table-cell>
            <draw:frame draw:z-index="93" draw:name="Image 6" draw:style-name="gr1" draw:text-style-name="P1" svg:width="1.32cm" svg:height="0.424cm" svg:x="0cm" svg:y="0cm">
              <draw:image xlink:href="Pictures/10000001000000300000001077B929A63807238C.png" xlink:type="simple" xlink:show="embed" xlink:actuate="onLoad" draw:mime-type="image/png">
                <text:p/>
              </draw:image>
            </draw:frame>
          </table:table-cell>
          <table:table-cell>
            <draw:frame draw:z-index="123" draw:name="Image 7" draw:style-name="gr1" draw:text-style-name="P1" svg:width="1.32cm" svg:height="0.424cm" svg:x="0cm" svg:y="0cm">
              <draw:image xlink:href="Pictures/100000010000003000000010A2E29FCE699451AD.png" xlink:type="simple" xlink:show="embed" xlink:actuate="onLoad" draw:mime-type="image/png">
                <text:p/>
              </draw:image>
            </draw:frame>
          </table:table-cell>
          <table:table-cell>
            <draw:frame draw:z-index="127" draw:name="Image 8" draw:style-name="gr1" draw:text-style-name="P1" svg:width="1.32cm" svg:height="0.424cm" svg:x="0cm" svg:y="0cm">
              <draw:image xlink:href="Pictures/1000000100000030000000103F784BCDBB448224.png" xlink:type="simple" xlink:show="embed" xlink:actuate="onLoad" draw:mime-type="image/png">
                <text:p/>
              </draw:image>
            </draw:frame>
          </table:table-cell>
          <table:table-cell>
            <draw:frame draw:z-index="76" draw:name="Image 3" draw:style-name="gr1" draw:text-style-name="P1" svg:width="1.32cm" svg:height="0.424cm" svg:x="0cm" svg:y="0cm">
              <draw:image xlink:href="Pictures/100000010000003000000010F690836CFAF23A79.png" xlink:type="simple" xlink:show="embed" xlink:actuate="onLoad" draw:mime-type="image/png">
                <text:p/>
              </draw:image>
            </draw:frame>
          </table:table-cell>
          <table:table-cell>
            <draw:frame draw:z-index="25" draw:name="Image 4" draw:style-name="gr1" draw:text-style-name="P1" svg:width="1.32cm" svg:height="0.424cm" svg:x="0cm" svg:y="0cm">
              <draw:image xlink:href="Pictures/1000000100000030000000106512381F7E38F6CC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/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pant7_rev</text:p>
          </table:table-cell>
          <table:table-cell table:style-name="ce27" office:value-type="string" calcext:value-type="string">
            <text:p>cab08_rev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>
            <draw:frame draw:z-index="26" draw:name="Image 1" draw:style-name="gr1" draw:text-style-name="P1" svg:width="1.321cm" svg:height="0.424cm" svg:x="0cm" svg:y="0cm">
              <draw:image xlink:href="Pictures/100000010000003000000010A7EEDE0A30DF7AB0.png" xlink:type="simple" xlink:show="embed" xlink:actuate="onLoad" draw:mime-type="image/png">
                <text:p/>
              </draw:image>
            </draw:frame>
          </table:table-cell>
          <table:table-cell>
            <draw:frame draw:z-index="55" draw:name="Image 2" draw:style-name="gr1" draw:text-style-name="P1" svg:width="1.321cm" svg:height="0.424cm" svg:x="0cm" svg:y="0.001cm">
              <draw:image xlink:href="Pictures/100000010000003000000010F46D2904A80BFCE5.png" xlink:type="simple" xlink:show="embed" xlink:actuate="onLoad" draw:mime-type="image/png">
                <text:p/>
              </draw:image>
            </draw:frame>
          </table:table-cell>
          <table:table-cell>
            <draw:frame draw:z-index="94" draw:name="Image 5" draw:style-name="gr1" draw:text-style-name="P1" svg:width="1.32cm" svg:height="0.424cm" svg:x="0cm" svg:y="0cm">
              <draw:image xlink:href="Pictures/100000010000003000000010AD5591CCBF8A782F.png" xlink:type="simple" xlink:show="embed" xlink:actuate="onLoad" draw:mime-type="image/png">
                <text:p/>
              </draw:image>
            </draw:frame>
          </table:table-cell>
          <table:table-cell>
            <draw:frame draw:z-index="95" draw:name="Image 6" draw:style-name="gr1" draw:text-style-name="P1" svg:width="1.32cm" svg:height="0.424cm" svg:x="0cm" svg:y="0cm">
              <draw:image xlink:href="Pictures/10000001000000300000001077B929A63807238C.png" xlink:type="simple" xlink:show="embed" xlink:actuate="onLoad" draw:mime-type="image/png">
                <text:p/>
              </draw:image>
            </draw:frame>
          </table:table-cell>
          <table:table-cell>
            <draw:frame draw:z-index="96" draw:name="Image 7" draw:style-name="gr1" draw:text-style-name="P1" svg:width="1.32cm" svg:height="0.424cm" svg:x="0cm" svg:y="0cm">
              <draw:image xlink:href="Pictures/100000010000003000000010A2E29FCE699451AD.png" xlink:type="simple" xlink:show="embed" xlink:actuate="onLoad" draw:mime-type="image/png">
                <text:p/>
              </draw:image>
            </draw:frame>
          </table:table-cell>
          <table:table-cell>
            <draw:frame draw:z-index="97" draw:name="Image 8" draw:style-name="gr1" draw:text-style-name="P1" svg:width="1.32cm" svg:height="0.424cm" svg:x="0cm" svg:y="0cm">
              <draw:image xlink:href="Pictures/1000000100000030000000103F784BCDBB448224.png" xlink:type="simple" xlink:show="embed" xlink:actuate="onLoad" draw:mime-type="image/png">
                <text:p/>
              </draw:image>
            </draw:frame>
          </table:table-cell>
          <table:table-cell>
            <draw:frame draw:z-index="98" draw:name="Image 5" draw:style-name="gr1" draw:text-style-name="P1" svg:width="1.32cm" svg:height="0.424cm" svg:x="0cm" svg:y="0cm">
              <draw:image xlink:href="Pictures/100000010000003000000010AD5591CCBF8A782F.png" xlink:type="simple" xlink:show="embed" xlink:actuate="onLoad" draw:mime-type="image/png">
                <text:p/>
              </draw:image>
            </draw:frame>
          </table:table-cell>
          <table:table-cell>
            <draw:frame draw:z-index="99" draw:name="Image 6" draw:style-name="gr1" draw:text-style-name="P1" svg:width="1.32cm" svg:height="0.424cm" svg:x="0cm" svg:y="0cm">
              <draw:image xlink:href="Pictures/10000001000000300000001077B929A63807238C.png" xlink:type="simple" xlink:show="embed" xlink:actuate="onLoad" draw:mime-type="image/png">
                <text:p/>
              </draw:image>
            </draw:frame>
          </table:table-cell>
          <table:table-cell>
            <draw:frame draw:z-index="124" draw:name="Image 7" draw:style-name="gr1" draw:text-style-name="P1" svg:width="1.32cm" svg:height="0.424cm" svg:x="0cm" svg:y="0cm">
              <draw:image xlink:href="Pictures/100000010000003000000010A2E29FCE699451AD.png" xlink:type="simple" xlink:show="embed" xlink:actuate="onLoad" draw:mime-type="image/png">
                <text:p/>
              </draw:image>
            </draw:frame>
          </table:table-cell>
          <table:table-cell>
            <draw:frame draw:z-index="128" draw:name="Image 8" draw:style-name="gr1" draw:text-style-name="P1" svg:width="1.32cm" svg:height="0.424cm" svg:x="0cm" svg:y="0cm">
              <draw:image xlink:href="Pictures/1000000100000030000000103F784BCDBB448224.png" xlink:type="simple" xlink:show="embed" xlink:actuate="onLoad" draw:mime-type="image/png">
                <text:p/>
              </draw:image>
            </draw:frame>
          </table:table-cell>
          <table:table-cell>
            <draw:frame draw:z-index="131" draw:name="Image 5" draw:style-name="gr1" draw:text-style-name="P1" svg:width="1.32cm" svg:height="0.424cm" svg:x="0cm" svg:y="0cm">
              <draw:image xlink:href="Pictures/100000010000003000000010AD5591CCBF8A782F.png" xlink:type="simple" xlink:show="embed" xlink:actuate="onLoad" draw:mime-type="image/png">
                <text:p/>
              </draw:image>
            </draw:frame>
          </table:table-cell>
          <table:table-cell>
            <draw:frame draw:z-index="77" draw:name="Image 3" draw:style-name="gr1" draw:text-style-name="P1" svg:width="1.32cm" svg:height="0.424cm" svg:x="0cm" svg:y="0cm">
              <draw:image xlink:href="Pictures/100000010000003000000010F690836CFAF23A79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30" draw:name="Image 4" draw:style-name="gr1" draw:text-style-name="P1" svg:width="1.32cm" svg:height="0.424cm" svg:x="0cm" svg:y="0cm">
              <draw:image xlink:href="Pictures/1000000100000030000000106512381F7E38F6CC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  <table:table-row table:style-name="ro1">
          <table:table-cell/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pant7_rev</text:p>
          </table:table-cell>
          <table:table-cell table:style-name="ce27" office:value-type="string" calcext:value-type="string">
            <text:p>cab08_rev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>
            <draw:frame draw:z-index="27" draw:name="Image 1" draw:style-name="gr1" draw:text-style-name="P1" svg:width="1.321cm" svg:height="0.424cm" svg:x="0cm" svg:y="0cm">
              <draw:image xlink:href="Pictures/100000010000003000000010A7EEDE0A30DF7AB0.png" xlink:type="simple" xlink:show="embed" xlink:actuate="onLoad" draw:mime-type="image/png">
                <text:p/>
              </draw:image>
            </draw:frame>
          </table:table-cell>
          <table:table-cell>
            <draw:frame draw:z-index="61" draw:name="Image 2" draw:style-name="gr1" draw:text-style-name="P1" svg:width="1.321cm" svg:height="0.424cm" svg:x="0cm" svg:y="0cm">
              <draw:image xlink:href="Pictures/100000010000003000000010F46D2904A80BFCE5.png" xlink:type="simple" xlink:show="embed" xlink:actuate="onLoad" draw:mime-type="image/png">
                <text:p/>
              </draw:image>
            </draw:frame>
          </table:table-cell>
          <table:table-cell>
            <draw:frame draw:z-index="100" draw:name="Image 5" draw:style-name="gr1" draw:text-style-name="P1" svg:width="1.32cm" svg:height="0.424cm" svg:x="0cm" svg:y="0cm">
              <draw:image xlink:href="Pictures/100000010000003000000010AD5591CCBF8A782F.png" xlink:type="simple" xlink:show="embed" xlink:actuate="onLoad" draw:mime-type="image/png">
                <text:p/>
              </draw:image>
            </draw:frame>
          </table:table-cell>
          <table:table-cell>
            <draw:frame draw:z-index="101" draw:name="Image 6" draw:style-name="gr1" draw:text-style-name="P1" svg:width="1.32cm" svg:height="0.424cm" svg:x="0cm" svg:y="0cm">
              <draw:image xlink:href="Pictures/10000001000000300000001077B929A63807238C.png" xlink:type="simple" xlink:show="embed" xlink:actuate="onLoad" draw:mime-type="image/png">
                <text:p/>
              </draw:image>
            </draw:frame>
          </table:table-cell>
          <table:table-cell>
            <draw:frame draw:z-index="102" draw:name="Image 7" draw:style-name="gr1" draw:text-style-name="P1" svg:width="1.32cm" svg:height="0.424cm" svg:x="0cm" svg:y="0cm">
              <draw:image xlink:href="Pictures/100000010000003000000010A2E29FCE699451AD.png" xlink:type="simple" xlink:show="embed" xlink:actuate="onLoad" draw:mime-type="image/png">
                <text:p/>
              </draw:image>
            </draw:frame>
          </table:table-cell>
          <table:table-cell>
            <draw:frame draw:z-index="103" draw:name="Image 8" draw:style-name="gr1" draw:text-style-name="P1" svg:width="1.32cm" svg:height="0.424cm" svg:x="0cm" svg:y="0cm">
              <draw:image xlink:href="Pictures/1000000100000030000000103F784BCDBB448224.png" xlink:type="simple" xlink:show="embed" xlink:actuate="onLoad" draw:mime-type="image/png">
                <text:p/>
              </draw:image>
            </draw:frame>
          </table:table-cell>
          <table:table-cell>
            <draw:frame draw:z-index="104" draw:name="Image 5" draw:style-name="gr1" draw:text-style-name="P1" svg:width="1.32cm" svg:height="0.424cm" svg:x="0cm" svg:y="0cm">
              <draw:image xlink:href="Pictures/100000010000003000000010AD5591CCBF8A782F.png" xlink:type="simple" xlink:show="embed" xlink:actuate="onLoad" draw:mime-type="image/png">
                <text:p/>
              </draw:image>
            </draw:frame>
          </table:table-cell>
          <table:table-cell>
            <draw:frame draw:z-index="105" draw:name="Image 6" draw:style-name="gr1" draw:text-style-name="P1" svg:width="1.32cm" svg:height="0.424cm" svg:x="0cm" svg:y="0cm">
              <draw:image xlink:href="Pictures/10000001000000300000001077B929A63807238C.png" xlink:type="simple" xlink:show="embed" xlink:actuate="onLoad" draw:mime-type="image/png">
                <text:p/>
              </draw:image>
            </draw:frame>
          </table:table-cell>
          <table:table-cell>
            <draw:frame draw:z-index="125" draw:name="Image 7" draw:style-name="gr1" draw:text-style-name="P1" svg:width="1.32cm" svg:height="0.424cm" svg:x="0cm" svg:y="0cm">
              <draw:image xlink:href="Pictures/100000010000003000000010A2E29FCE699451AD.png" xlink:type="simple" xlink:show="embed" xlink:actuate="onLoad" draw:mime-type="image/png">
                <text:p/>
              </draw:image>
            </draw:frame>
          </table:table-cell>
          <table:table-cell>
            <draw:frame draw:z-index="129" draw:name="Image 8" draw:style-name="gr1" draw:text-style-name="P1" svg:width="1.32cm" svg:height="0.424cm" svg:x="0cm" svg:y="0cm">
              <draw:image xlink:href="Pictures/1000000100000030000000103F784BCDBB448224.png" xlink:type="simple" xlink:show="embed" xlink:actuate="onLoad" draw:mime-type="image/png">
                <text:p/>
              </draw:image>
            </draw:frame>
          </table:table-cell>
          <table:table-cell>
            <draw:frame draw:z-index="132" draw:name="Image 5" draw:style-name="gr1" draw:text-style-name="P1" svg:width="1.32cm" svg:height="0.424cm" svg:x="0cm" svg:y="0cm">
              <draw:image xlink:href="Pictures/100000010000003000000010AD5591CCBF8A782F.png" xlink:type="simple" xlink:show="embed" xlink:actuate="onLoad" draw:mime-type="image/png">
                <text:p/>
              </draw:image>
            </draw:frame>
          </table:table-cell>
          <table:table-cell>
            <draw:frame draw:z-index="134" draw:name="Image 6" draw:style-name="gr1" draw:text-style-name="P1" svg:width="1.32cm" svg:height="0.424cm" svg:x="0cm" svg:y="0cm">
              <draw:image xlink:href="Pictures/10000001000000300000001077B929A63807238C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78" draw:name="Image 3" draw:style-name="gr1" draw:text-style-name="P1" svg:width="1.318cm" svg:height="0.424cm" svg:x="0cm" svg:y="0cm">
              <draw:image xlink:href="Pictures/100000010000003000000010F690836CFAF23A79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31" draw:name="Image 4" draw:style-name="gr1" draw:text-style-name="P1" svg:width="1.32cm" svg:height="0.424cm" svg:x="0cm" svg:y="0cm">
              <draw:image xlink:href="Pictures/1000000100000030000000106512381F7E38F6CC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pant7_rev</text:p>
          </table:table-cell>
          <table:table-cell table:style-name="ce27" office:value-type="string" calcext:value-type="string">
            <text:p>cab08_rev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>
            <draw:frame draw:z-index="28" draw:name="Image 1" draw:style-name="gr1" draw:text-style-name="P1" svg:width="1.321cm" svg:height="0.424cm" svg:x="0cm" svg:y="0cm">
              <draw:image xlink:href="Pictures/100000010000003000000010A7EEDE0A30DF7AB0.png" xlink:type="simple" xlink:show="embed" xlink:actuate="onLoad" draw:mime-type="image/png">
                <text:p/>
              </draw:image>
            </draw:frame>
          </table:table-cell>
          <table:table-cell>
            <draw:frame draw:z-index="62" draw:name="Image 2" draw:style-name="gr1" draw:text-style-name="P1" svg:width="1.321cm" svg:height="0.424cm" svg:x="0cm" svg:y="0.001cm">
              <draw:image xlink:href="Pictures/100000010000003000000010F46D2904A80BFCE5.png" xlink:type="simple" xlink:show="embed" xlink:actuate="onLoad" draw:mime-type="image/png">
                <text:p/>
              </draw:image>
            </draw:frame>
          </table:table-cell>
          <table:table-cell>
            <draw:frame draw:z-index="106" draw:name="Image 5" draw:style-name="gr1" draw:text-style-name="P1" svg:width="1.32cm" svg:height="0.424cm" svg:x="0cm" svg:y="0cm">
              <draw:image xlink:href="Pictures/100000010000003000000010AD5591CCBF8A782F.png" xlink:type="simple" xlink:show="embed" xlink:actuate="onLoad" draw:mime-type="image/png">
                <text:p/>
              </draw:image>
            </draw:frame>
          </table:table-cell>
          <table:table-cell>
            <draw:frame draw:z-index="107" draw:name="Image 6" draw:style-name="gr1" draw:text-style-name="P1" svg:width="1.32cm" svg:height="0.424cm" svg:x="0cm" svg:y="0cm">
              <draw:image xlink:href="Pictures/10000001000000300000001077B929A63807238C.png" xlink:type="simple" xlink:show="embed" xlink:actuate="onLoad" draw:mime-type="image/png">
                <text:p/>
              </draw:image>
            </draw:frame>
          </table:table-cell>
          <table:table-cell>
            <draw:frame draw:z-index="108" draw:name="Image 7" draw:style-name="gr1" draw:text-style-name="P1" svg:width="1.32cm" svg:height="0.424cm" svg:x="0cm" svg:y="0cm">
              <draw:image xlink:href="Pictures/100000010000003000000010A2E29FCE699451AD.png" xlink:type="simple" xlink:show="embed" xlink:actuate="onLoad" draw:mime-type="image/png">
                <text:p/>
              </draw:image>
            </draw:frame>
          </table:table-cell>
          <table:table-cell>
            <draw:frame draw:z-index="109" draw:name="Image 8" draw:style-name="gr1" draw:text-style-name="P1" svg:width="1.32cm" svg:height="0.424cm" svg:x="0cm" svg:y="0cm">
              <draw:image xlink:href="Pictures/1000000100000030000000103F784BCDBB448224.png" xlink:type="simple" xlink:show="embed" xlink:actuate="onLoad" draw:mime-type="image/png">
                <text:p/>
              </draw:image>
            </draw:frame>
          </table:table-cell>
          <table:table-cell>
            <draw:frame draw:z-index="110" draw:name="Image 5" draw:style-name="gr1" draw:text-style-name="P1" svg:width="1.32cm" svg:height="0.424cm" svg:x="0cm" svg:y="0cm">
              <draw:image xlink:href="Pictures/100000010000003000000010AD5591CCBF8A782F.png" xlink:type="simple" xlink:show="embed" xlink:actuate="onLoad" draw:mime-type="image/png">
                <text:p/>
              </draw:image>
            </draw:frame>
          </table:table-cell>
          <table:table-cell>
            <draw:frame draw:z-index="111" draw:name="Image 6" draw:style-name="gr1" draw:text-style-name="P1" svg:width="1.32cm" svg:height="0.424cm" svg:x="0cm" svg:y="0cm">
              <draw:image xlink:href="Pictures/10000001000000300000001077B929A63807238C.png" xlink:type="simple" xlink:show="embed" xlink:actuate="onLoad" draw:mime-type="image/png">
                <text:p/>
              </draw:image>
            </draw:frame>
          </table:table-cell>
          <table:table-cell>
            <draw:frame draw:z-index="126" draw:name="Image 7" draw:style-name="gr1" draw:text-style-name="P1" svg:width="1.32cm" svg:height="0.424cm" svg:x="0cm" svg:y="0cm">
              <draw:image xlink:href="Pictures/100000010000003000000010A2E29FCE699451AD.png" xlink:type="simple" xlink:show="embed" xlink:actuate="onLoad" draw:mime-type="image/png">
                <text:p/>
              </draw:image>
            </draw:frame>
          </table:table-cell>
          <table:table-cell>
            <draw:frame draw:z-index="130" draw:name="Image 8" draw:style-name="gr1" draw:text-style-name="P1" svg:width="1.32cm" svg:height="0.424cm" svg:x="0cm" svg:y="0cm">
              <draw:image xlink:href="Pictures/1000000100000030000000103F784BCDBB448224.png" xlink:type="simple" xlink:show="embed" xlink:actuate="onLoad" draw:mime-type="image/png">
                <text:p/>
              </draw:image>
            </draw:frame>
          </table:table-cell>
          <table:table-cell>
            <draw:frame draw:z-index="133" draw:name="Image 5" draw:style-name="gr1" draw:text-style-name="P1" svg:width="1.32cm" svg:height="0.424cm" svg:x="0cm" svg:y="0cm">
              <draw:image xlink:href="Pictures/100000010000003000000010AD5591CCBF8A782F.png" xlink:type="simple" xlink:show="embed" xlink:actuate="onLoad" draw:mime-type="image/png">
                <text:p/>
              </draw:image>
            </draw:frame>
          </table:table-cell>
          <table:table-cell>
            <draw:frame draw:z-index="135" draw:name="Image 6" draw:style-name="gr1" draw:text-style-name="P1" svg:width="1.32cm" svg:height="0.424cm" svg:x="0cm" svg:y="0cm">
              <draw:image xlink:href="Pictures/10000001000000300000001077B929A63807238C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136" draw:name="Image 7" draw:style-name="gr1" draw:text-style-name="P1" svg:width="1.32cm" svg:height="0.424cm" svg:x="0cm" svg:y="0cm">
              <draw:image xlink:href="Pictures/100000010000003000000010A2E29FCE699451AD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79" draw:name="Image 3" draw:style-name="gr1" draw:text-style-name="P1" svg:width="1.318cm" svg:height="0.424cm" svg:x="0cm" svg:y="0cm">
              <draw:image xlink:href="Pictures/100000010000003000000010F690836CFAF23A79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32" draw:name="Image 4" draw:style-name="gr1" draw:text-style-name="P1" svg:width="1.32cm" svg:height="0.424cm" svg:x="0cm" svg:y="0cm">
              <draw:image xlink:href="Pictures/1000000100000030000000106512381F7E38F6CC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1">
          <table:table-cell/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pant7_rev</text:p>
          </table:table-cell>
          <table:table-cell table:style-name="ce27" office:value-type="string" calcext:value-type="string">
            <text:p>cab08_rev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>
            <draw:frame draw:z-index="29" draw:name="Image 1" draw:style-name="gr1" draw:text-style-name="P1" svg:width="1.321cm" svg:height="0.424cm" svg:x="0cm" svg:y="0cm">
              <draw:image xlink:href="Pictures/100000010000003000000010A7EEDE0A30DF7AB0.png" xlink:type="simple" xlink:show="embed" xlink:actuate="onLoad" draw:mime-type="image/png">
                <text:p/>
              </draw:image>
            </draw:frame>
          </table:table-cell>
          <table:table-cell>
            <draw:frame draw:z-index="60" draw:name="Image 2" draw:style-name="gr1" draw:text-style-name="P1" svg:width="1.321cm" svg:height="0.424cm" svg:x="0cm" svg:y="0cm">
              <draw:image xlink:href="Pictures/100000010000003000000010F46D2904A80BFCE5.png" xlink:type="simple" xlink:show="embed" xlink:actuate="onLoad" draw:mime-type="image/png">
                <text:p/>
              </draw:image>
            </draw:frame>
          </table:table-cell>
          <table:table-cell>
            <draw:frame draw:z-index="113" draw:name="Image 5" draw:style-name="gr1" draw:text-style-name="P1" svg:width="1.32cm" svg:height="0.424cm" svg:x="0cm" svg:y="0cm">
              <draw:image xlink:href="Pictures/100000010000003000000010AD5591CCBF8A782F.png" xlink:type="simple" xlink:show="embed" xlink:actuate="onLoad" draw:mime-type="image/png">
                <text:p/>
              </draw:image>
            </draw:frame>
          </table:table-cell>
          <table:table-cell>
            <draw:frame draw:z-index="114" draw:name="Image 6" draw:style-name="gr1" draw:text-style-name="P1" svg:width="1.32cm" svg:height="0.424cm" svg:x="0cm" svg:y="0cm">
              <draw:image xlink:href="Pictures/10000001000000300000001077B929A63807238C.png" xlink:type="simple" xlink:show="embed" xlink:actuate="onLoad" draw:mime-type="image/png">
                <text:p/>
              </draw:image>
            </draw:frame>
          </table:table-cell>
          <table:table-cell>
            <draw:frame draw:z-index="115" draw:name="Image 7" draw:style-name="gr1" draw:text-style-name="P1" svg:width="1.32cm" svg:height="0.424cm" svg:x="0cm" svg:y="0cm">
              <draw:image xlink:href="Pictures/100000010000003000000010A2E29FCE699451AD.png" xlink:type="simple" xlink:show="embed" xlink:actuate="onLoad" draw:mime-type="image/png">
                <text:p/>
              </draw:image>
            </draw:frame>
          </table:table-cell>
          <table:table-cell>
            <draw:frame draw:z-index="116" draw:name="Image 8" draw:style-name="gr1" draw:text-style-name="P1" svg:width="1.32cm" svg:height="0.424cm" svg:x="0cm" svg:y="0cm">
              <draw:image xlink:href="Pictures/1000000100000030000000103F784BCDBB448224.png" xlink:type="simple" xlink:show="embed" xlink:actuate="onLoad" draw:mime-type="image/png">
                <text:p/>
              </draw:image>
            </draw:frame>
          </table:table-cell>
          <table:table-cell>
            <draw:frame draw:z-index="112" draw:name="Image 3" draw:style-name="gr1" draw:text-style-name="P1" svg:width="1.32cm" svg:height="0.424cm" svg:x="0cm" svg:y="0cm">
              <draw:image xlink:href="Pictures/100000010000003000000010F690836CFAF23A79.png" xlink:type="simple" xlink:show="embed" xlink:actuate="onLoad" draw:mime-type="image/png">
                <text:p/>
              </draw:image>
            </draw:frame>
          </table:table-cell>
          <table:table-cell>
            <draw:frame draw:z-index="34" draw:name="Image 4" draw:style-name="gr1" draw:text-style-name="P1" svg:width="1.32cm" svg:height="0.424cm" svg:x="0cm" svg:y="0cm">
              <draw:image xlink:href="Pictures/1000000100000030000000106512381F7E38F6CC.png" xlink:type="simple" xlink:show="embed" xlink:actuate="onLoad" draw:mime-type="image/png">
                <text:p/>
              </draw:image>
            </draw:frame>
          </table:table-cell>
          <table:table-cell>
            <draw:frame draw:z-index="35" draw:name="Image 1" draw:style-name="gr1" draw:text-style-name="P1" svg:width="1.321cm" svg:height="0.424cm" svg:x="0cm" svg:y="0cm">
              <draw:image xlink:href="Pictures/100000010000003000000010A7EEDE0A30DF7AB0.png" xlink:type="simple" xlink:show="embed" xlink:actuate="onLoad" draw:mime-type="image/png">
                <text:p/>
              </draw:image>
            </draw:frame>
          </table:table-cell>
          <table:table-cell>
            <draw:frame draw:z-index="121" draw:name="Image 2" draw:style-name="gr1" draw:text-style-name="P1" svg:width="1.321cm" svg:height="0.424cm" svg:x="0cm" svg:y="0cm">
              <draw:image xlink:href="Pictures/100000010000003000000010F46D2904A80BFCE5.png" xlink:type="simple" xlink:show="embed" xlink:actuate="onLoad" draw:mime-type="image/png">
                <text:p/>
              </draw:image>
            </draw:frame>
          </table:table-cell>
          <table:table-cell>
            <draw:frame draw:z-index="117" draw:name="Image 5" draw:style-name="gr1" draw:text-style-name="P1" svg:width="1.32cm" svg:height="0.424cm" svg:x="0cm" svg:y="0cm">
              <draw:image xlink:href="Pictures/100000010000003000000010AD5591CCBF8A782F.png" xlink:type="simple" xlink:show="embed" xlink:actuate="onLoad" draw:mime-type="image/png">
                <text:p/>
              </draw:image>
            </draw:frame>
          </table:table-cell>
          <table:table-cell>
            <draw:frame draw:z-index="118" draw:name="Image 6" draw:style-name="gr1" draw:text-style-name="P1" svg:width="1.32cm" svg:height="0.424cm" svg:x="-0.001cm" svg:y="0cm">
              <draw:image xlink:href="Pictures/10000001000000300000001077B929A63807238C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119" draw:name="Image 7" draw:style-name="gr1" draw:text-style-name="P1" svg:width="1.32cm" svg:height="0.424cm" svg:x="-0.001cm" svg:y="0cm">
              <draw:image xlink:href="Pictures/100000010000003000000010A2E29FCE699451AD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120" draw:name="Image 8" draw:style-name="gr1" draw:text-style-name="P1" svg:width="1.32cm" svg:height="0.424cm" svg:x="0cm" svg:y="0cm">
              <draw:image xlink:href="Pictures/1000000100000030000000103F784BCDBB448224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80" draw:name="Image 3" draw:style-name="gr1" draw:text-style-name="P1" svg:width="1.318cm" svg:height="0.424cm" svg:x="0cm" svg:y="0cm">
              <draw:image xlink:href="Pictures/100000010000003000000010F690836CFAF23A79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33" draw:name="Image 4" draw:style-name="gr1" draw:text-style-name="P1" svg:width="1.32cm" svg:height="0.424cm" svg:x="0cm" svg:y="0cm">
              <draw:image xlink:href="Pictures/1000000100000030000000106512381F7E38F6CC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/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pant7_rev</text:p>
          </table:table-cell>
          <table:table-cell table:style-name="ce27" office:value-type="string" calcext:value-type="string">
            <text:p>cab08_rev</text:p>
          </table:table-cell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pant7_rev</text:p>
          </table:table-cell>
          <table:table-cell table:style-name="ce27" office:value-type="string" calcext:value-type="string">
            <text:p>cab08_rev</text:p>
          </table:table-cell>
        </table:table-row>
        <table:table-row table:style-name="ro1" table:number-rows-repeated="1048545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E5 + E6" table:style-name="ta2">
        <table:table-column table:style-name="co15" table:default-cell-style-name="Default"/>
        <table:table-column table:style-name="co15" table:number-columns-repeated="50" table:default-cell-style-name="ce29"/>
        <table:table-column table:style-name="co15" table:number-columns-repeated="13" table:default-cell-style-name="Default"/>
        <table:table-column table:style-name="co16" table:number-columns-repeated="16" table:default-cell-style-name="Default"/>
        <table:table-column table:style-name="co2" table:number-columns-repeated="16304" table:default-cell-style-name="Default"/>
        <table:table-row table:style-name="ro1" table:number-rows-repeated="2">
          <table:table-cell/>
          <table:table-cell table:style-name="Default" table:number-columns-repeated="50"/>
          <table:table-cell table:number-columns-repeated="16333"/>
        </table:table-row>
        <table:table-row table:style-name="ro1">
          <table:table-cell/>
          <table:table-cell table:style-name="ce30" office:value-type="string" calcext:value-type="string" table:number-columns-spanned="5" table:number-rows-spanned="1">
            <text:p>CABYL</text:p>
          </table:table-cell>
          <table:covered-table-cell table:number-columns-repeated="4" table:style-name="ce32"/>
          <table:table-cell table:style-name="ce30" office:value-type="string" calcext:value-type="string" table:number-columns-spanned="5" table:number-rows-spanned="1">
            <text:p>COACH</text:p>
          </table:table-cell>
          <table:covered-table-cell table:number-columns-repeated="4" table:style-name="ce32"/>
          <table:table-cell table:style-name="ce30" office:value-type="string" calcext:value-type="string" table:number-columns-spanned="5" table:number-rows-spanned="1">
            <text:p>COACH</text:p>
          </table:table-cell>
          <table:covered-table-cell table:number-columns-repeated="4" table:style-name="ce32"/>
          <table:table-cell table:style-name="ce30" office:value-type="string" calcext:value-type="string" table:number-columns-spanned="5" table:number-rows-spanned="1">
            <text:p>COACH</text:p>
          </table:table-cell>
          <table:covered-table-cell table:number-columns-repeated="4" table:style-name="ce32"/>
          <table:table-cell table:style-name="ce30" office:value-type="string" calcext:value-type="string" table:number-columns-spanned="5" table:number-rows-spanned="1">
            <text:p>COACH</text:p>
          </table:table-cell>
          <table:covered-table-cell table:number-columns-repeated="4" table:style-name="ce32"/>
          <table:table-cell table:style-name="ce30" office:value-type="string" calcext:value-type="string" table:number-columns-spanned="5" table:number-rows-spanned="1">
            <text:p>COACH</text:p>
          </table:table-cell>
          <table:covered-table-cell table:number-columns-repeated="4" table:style-name="ce32"/>
          <table:table-cell table:style-name="ce30" office:value-type="string" calcext:value-type="string" table:number-columns-spanned="5" table:number-rows-spanned="1">
            <text:p>COACH</text:p>
          </table:table-cell>
          <table:covered-table-cell table:number-columns-repeated="4" table:style-name="ce32"/>
          <table:table-cell table:style-name="ce30" office:value-type="string" calcext:value-type="string" table:number-columns-spanned="5" table:number-rows-spanned="1">
            <text:p>COACH</text:p>
          </table:table-cell>
          <table:covered-table-cell table:number-columns-repeated="4" table:style-name="ce32"/>
          <table:table-cell table:style-name="ce30" office:value-type="string" calcext:value-type="string" table:number-columns-spanned="5" table:number-rows-spanned="1">
            <text:p>COACH</text:p>
          </table:table-cell>
          <table:covered-table-cell table:number-columns-repeated="4" table:style-name="ce32"/>
          <table:table-cell table:style-name="ce30" office:value-type="string" calcext:value-type="string" table:number-columns-spanned="5" table:number-rows-spanned="1">
            <text:p>CABRL</text:p>
          </table:table-cell>
          <table:covered-table-cell table:number-columns-repeated="4" table:style-name="ce32"/>
          <table:table-cell table:style-name="ce31" office:value-type="string" calcext:value-type="string" table:number-columns-spanned="4" table:number-rows-spanned="1">
            <text:p>CABYL</text:p>
          </table:table-cell>
          <table:covered-table-cell table:number-columns-repeated="3"/>
          <table:table-cell table:style-name="ce31" office:value-type="string" calcext:value-type="string" table:number-columns-spanned="4" table:number-rows-spanned="1">
            <text:p>COACH</text:p>
          </table:table-cell>
          <table:covered-table-cell table:number-columns-repeated="3"/>
          <table:table-cell table:style-name="ce31" office:value-type="string" calcext:value-type="string" table:number-columns-spanned="4" table:number-rows-spanned="1">
            <text:p>COACH</text:p>
          </table:table-cell>
          <table:covered-table-cell table:number-columns-repeated="3"/>
          <table:table-cell table:style-name="ce31" office:value-type="string" calcext:value-type="string" table:number-columns-spanned="4" table:number-rows-spanned="1">
            <text:p>COACH</text:p>
          </table:table-cell>
          <table:covered-table-cell table:number-columns-repeated="3"/>
          <table:table-cell table:style-name="ce31" office:value-type="string" calcext:value-type="string" table:number-columns-spanned="4" table:number-rows-spanned="1">
            <text:p>COACH</text:p>
          </table:table-cell>
          <table:covered-table-cell table:number-columns-repeated="3"/>
          <table:table-cell table:style-name="ce31" office:value-type="string" calcext:value-type="string" table:number-columns-spanned="4" table:number-rows-spanned="1">
            <text:p>COACH</text:p>
          </table:table-cell>
          <table:covered-table-cell table:number-columns-repeated="3"/>
          <table:table-cell table:style-name="ce31" office:value-type="string" calcext:value-type="string" table:number-columns-spanned="4" table:number-rows-spanned="1">
            <text:p>CABRL</text:p>
          </table:table-cell>
          <table:covered-table-cell table:number-columns-repeated="3"/>
          <table:table-cell table:number-columns-repeated="1630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number-columns-repeated="1630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77" calcext:value-type="float">
            <text:p>77</text:p>
          </table:table-cell>
          <table:table-cell table:number-columns-repeated="16305"/>
        </table:table-row>
        <table:table-row table:style-name="ro1">
          <table:table-cell table:style-name="ce29"/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16305"/>
        </table:table-row>
        <table:table-row table:style-name="ro1">
          <table:table-cell/>
          <table:table-cell table:style-name="Default" table:number-columns-repeated="50"/>
          <table:table-cell table:number-columns-repeated="16333"/>
        </table:table-row>
        <table:table-row table:style-name="ro1">
          <table:table-cell/>
          <table:table-cell table:style-name="ce31" office:value-type="string" calcext:value-type="string" table:number-columns-spanned="4" table:number-rows-spanned="1">
            <text:p>CABYL</text:p>
          </table:table-cell>
          <table:covered-table-cell table:number-columns-repeated="3" table:style-name="Default"/>
          <table:table-cell table:style-name="ce31" office:value-type="string" calcext:value-type="string" table:number-columns-spanned="4" table:number-rows-spanned="1">
            <text:p>COACH</text:p>
          </table:table-cell>
          <table:covered-table-cell table:number-columns-repeated="3" table:style-name="Default"/>
          <table:table-cell table:style-name="ce31" office:value-type="string" calcext:value-type="string" table:number-columns-spanned="4" table:number-rows-spanned="1">
            <text:p>COACH</text:p>
          </table:table-cell>
          <table:covered-table-cell table:number-columns-repeated="3" table:style-name="Default"/>
          <table:table-cell table:style-name="ce31" office:value-type="string" calcext:value-type="string" table:number-columns-spanned="4" table:number-rows-spanned="1">
            <text:p>COACH</text:p>
          </table:table-cell>
          <table:covered-table-cell table:number-columns-repeated="3" table:style-name="Default"/>
          <table:table-cell table:style-name="ce31" office:value-type="string" calcext:value-type="string" table:number-columns-spanned="4" table:number-rows-spanned="1">
            <text:p>COACH</text:p>
          </table:table-cell>
          <table:covered-table-cell table:number-columns-repeated="3" table:style-name="Default"/>
          <table:table-cell table:style-name="ce31" office:value-type="string" calcext:value-type="string" table:number-columns-spanned="4" table:number-rows-spanned="1">
            <text:p>COACH</text:p>
          </table:table-cell>
          <table:covered-table-cell table:number-columns-repeated="3" table:style-name="Default"/>
          <table:table-cell table:style-name="ce31" office:value-type="string" calcext:value-type="string" table:number-columns-spanned="4" table:number-rows-spanned="1">
            <text:p>CABRL</text:p>
          </table:table-cell>
          <table:covered-table-cell table:number-columns-repeated="3" table:style-name="Default"/>
          <table:table-cell table:style-name="ce30" office:value-type="string" calcext:value-type="string" table:number-columns-spanned="5" table:number-rows-spanned="1">
            <text:p>CABYL</text:p>
          </table:table-cell>
          <table:covered-table-cell table:number-columns-repeated="4" table:style-name="ce32"/>
          <table:table-cell table:style-name="ce30" office:value-type="string" calcext:value-type="string" table:number-columns-spanned="5" table:number-rows-spanned="1">
            <text:p>COACH</text:p>
          </table:table-cell>
          <table:covered-table-cell table:number-columns-repeated="4" table:style-name="ce32"/>
          <table:table-cell table:style-name="ce30" office:value-type="string" calcext:value-type="string" table:number-columns-spanned="5" table:number-rows-spanned="1">
            <text:p>COACH</text:p>
          </table:table-cell>
          <table:covered-table-cell table:number-columns-repeated="4" table:style-name="ce32"/>
          <table:table-cell table:style-name="ce30" office:value-type="string" calcext:value-type="string" table:number-columns-spanned="5" table:number-rows-spanned="1">
            <text:p>COACH</text:p>
          </table:table-cell>
          <table:covered-table-cell table:number-columns-repeated="4" table:style-name="ce32"/>
          <table:table-cell table:style-name="ce30" office:value-type="string" calcext:value-type="string" table:number-columns-spanned="5" table:number-rows-spanned="1">
            <text:p>COACH</text:p>
          </table:table-cell>
          <table:covered-table-cell table:number-columns-repeated="4" table:style-name="ce32"/>
          <table:table-cell table:style-name="ce30" office:value-type="string" calcext:value-type="string" table:number-columns-spanned="5" table:number-rows-spanned="1">
            <text:p>COACH</text:p>
          </table:table-cell>
          <table:covered-table-cell table:number-columns-repeated="4" table:style-name="ce32"/>
          <table:table-cell table:style-name="ce30" office:value-type="string" calcext:value-type="string" table:number-columns-spanned="5" table:number-rows-spanned="1">
            <text:p>COACH</text:p>
          </table:table-cell>
          <table:covered-table-cell table:number-columns-repeated="4" table:style-name="ce32"/>
          <table:table-cell table:style-name="ce30" office:value-type="string" calcext:value-type="string" table:number-columns-spanned="5" table:number-rows-spanned="1">
            <text:p>COACH</text:p>
          </table:table-cell>
          <table:covered-table-cell table:number-columns-repeated="4" table:style-name="ce32"/>
          <table:table-cell table:style-name="ce30" office:value-type="string" calcext:value-type="string" table:number-columns-spanned="5" table:number-rows-spanned="1">
            <text:p>COACH</text:p>
          </table:table-cell>
          <table:covered-table-cell table:number-columns-repeated="4" table:style-name="ce32"/>
          <table:table-cell table:style-name="ce30" office:value-type="string" calcext:value-type="string" table:number-columns-spanned="5" table:number-rows-spanned="1">
            <text:p>CABRL</text:p>
          </table:table-cell>
          <table:covered-table-cell table:number-columns-repeated="4" table:style-name="ce32"/>
          <table:table-cell table:number-columns-repeated="1630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6">00/00/0000</text:date>, <text:time style:data-style-name="N2" text:time-value="14:28:46.127391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22:08:33.941257664</meta:creation-date>
    <dc:date>2023-11-24T14:43:17.403465672</dc:date>
    <meta:editing-duration>P17DT8H10M53S</meta:editing-duration>
    <meta:editing-cycles>81</meta:editing-cycles>
    <meta:generator>LibreOffice/7.6.2.1$Linux_X86_64 LibreOffice_project/60$Build-1</meta:generator>
    <meta:document-statistic meta:table-count="8" meta:cell-count="2465" meta:object-count="138"/>
  </office:meta>
</office:document-meta>
</file>